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45in"/>
    </style:style>
    <style:style style:name="co4" style:family="table-column">
      <style:table-column-properties fo:break-before="auto" style:column-width="1.4752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5.2646in"/>
    </style:style>
    <style:style style:name="co8" style:family="table-column">
      <style:table-column-properties fo:break-before="auto" style:column-width="0.411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2.1362in"/>
    </style:style>
    <style:style style:name="co11" style:family="table-column">
      <style:table-column-properties fo:break-before="auto" style:column-width="1.3626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772in"/>
    </style:style>
    <style:style style:name="co15" style:family="table-column">
      <style:table-column-properties fo:break-before="auto" style:column-width="4.8693in"/>
    </style:style>
    <style:style style:name="co16" style:family="table-column">
      <style:table-column-properties fo:break-before="auto" style:column-width="0.8055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2.1984in"/>
    </style:style>
    <style:style style:name="co19" style:family="table-column">
      <style:table-column-properties fo:break-before="auto" style:column-width="0.9811in"/>
    </style:style>
    <style:style style:name="co20" style:family="table-column">
      <style:table-column-properties fo:break-before="auto" style:column-width="0.8508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2.5598in"/>
    </style:style>
    <style:style style:name="co23" style:family="table-column">
      <style:table-column-properties fo:break-before="auto" style:column-width="4.3555in"/>
    </style:style>
    <style:style style:name="co24" style:family="table-column">
      <style:table-column-properties fo:break-before="auto" style:column-width="3.96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299in" fo:break-before="auto" style:use-optimal-row-height="true"/>
    </style:style>
    <style:style style:name="ro9" style:family="table-row">
      <style:table-row-properties style:row-height="0.1689in" fo:break-before="auto" style:use-optimal-row-height="true"/>
    </style:style>
    <style:style style:name="ro10" style:family="table-row">
      <style:table-row-properties style:row-height="0.4835in" fo:break-before="auto" style:use-optimal-row-height="true"/>
    </style:style>
    <style:style style:name="ro11" style:family="table-row">
      <style:table-row-properties style:row-height="0.322in" fo:break-before="auto" style:use-optimal-row-height="true"/>
    </style:style>
    <style:style style:name="ro12" style:family="table-row">
      <style:table-row-properties style:row-height="0.3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Res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4bd5e"/>
      <style:text-properties style:use-window-font-color="true"/>
    </style:style>
    <style:style style:name="ce6" style:family="table-cell" style:parent-style-name="Default">
      <style:table-cell-properties fo:background-color="#94bd5e"/>
      <style:text-properties style:use-window-font-color="true" style:font-name="Liberation Sans" style:font-name-asian="Droid Sans Fallback" style:font-name-complex="Droid Sans Devanagari"/>
    </style:style>
    <style:style style:name="ce7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ug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  <table:table-cell table:style-name="ce3" office:value-type="string" calcext:value-type="string">
            <text:p>Changed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721389" xlink:type="simple">721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721389" xlink:type="simple">Text is unlocalised in the Software Management window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12681" xlink:type="simple">812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12681" xlink:type="simple">xorriso not available using grub2-mkrescue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37978" xlink:type="simple">837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rah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7978" xlink:type="simple">AUDIT-0: neard: NFC userspace daemon (neard)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39692" xlink:type="simple">839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9692" xlink:type="simple">"openSUSE 12.3 Start-Up" document: outdated info about "Software Updater" -icon and term "patch" isn't defined precisely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1434" xlink:type="simple">84143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41434" xlink:type="simple">btrfs subvolume for directories on other partitions </text:a> </text:p>
          </table:table-cell>
          <table:table-cell table:style-name="ce3" office:value-type="string" calcext:value-type="string">
            <text:p>2013-09-20 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41446" xlink:type="simple">841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1446" xlink:type="simple">Empathy (chat client) gives no way to edit parameters like server and port number </text:a> </text:p>
          </table:table-cell>
          <table:table-cell table:style-name="ce3" office:value-type="string" calcext:value-type="string">
            <text:p>2014-01-10 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1584" xlink:type="simple">841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41584" xlink:type="simple">Cannot deal with freezer failure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6352" xlink:type="simple">846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6352" xlink:type="simple">DRI_PRIME with anything but 0 or 1 crashes X if rendering is offloaded </text:a> </text:p>
          </table:table-cell>
          <table:table-cell table:style-name="ce3" office:value-type="string" calcext:value-type="string">
            <text:p>2014-04-25 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0461" xlink:type="simple">8504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50461" xlink:type="simple">Regression: No PolKit GUI Available Anymore </text:a> </text:p>
          </table:table-cell>
          <table:table-cell table:style-name="ce3" office:value-type="string" calcext:value-type="string">
            <text:p>2014-08-20 </text:p>
          </table:table-cell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2391" xlink:type="simple">8523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Java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391" xlink:type="simple">No support for LPSS devices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2581" xlink:type="simple">8525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581" xlink:type="simple">USB sound devices on a WUSB hub don't work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495" xlink:type="simple">8544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5" xlink:type="simple">'can't modify frozen String' popup + no user creation panel </text:a> </text:p>
          </table:table-cell>
          <table:table-cell table:style-name="ce3" office:value-type="string" calcext:value-type="string">
            <text:p>2013-12-09 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496" xlink:type="simple">8544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6" xlink:type="simple">"Hooks results" when no hook is run </text:a> </text:p>
          </table:table-cell>
          <table:table-cell table:style-name="ce3" office:value-type="string" calcext:value-type="string">
            <text:p>2013-12-10 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500" xlink:type="simple">8545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500" xlink:type="simple">NetworkManager isn't configured to be used for network handling </text:a> </text:p>
          </table:table-cell>
          <table:table-cell table:style-name="ce3" office:value-type="string" calcext:value-type="string">
            <text:p>2014-01-27 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941" xlink:type="simple">8549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ried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54941" xlink:type="simple">Application Guide: Firefox&amp;mdash;Disabling Features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692" xlink:type="simple">858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chub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692" xlink:type="simple">SUSEConnect shouldn't require dmidecode on all platforms </text:a> </text:p>
          </table:table-cell>
          <table:table-cell table:style-name="ce3" office:value-type="string" calcext:value-type="string">
            <text:p>2014-01-15 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53" xlink:type="simple">8588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3" xlink:type="simple">pre-alpha2 dracut doesn't mount root fs </text:a> </text:p>
          </table:table-cell>
          <table:table-cell table:style-name="ce3" office:value-type="string" calcext:value-type="string">
            <text:p>2014-06-20 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59" xlink:type="simple">858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9" xlink:type="simple">no autocompletion for systemd tools under bash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62" xlink:type="simple">8588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2" xlink:type="simple">invalid resume udev rule in dracut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393" calcext:value-type="float">
            <text:p>3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63" xlink:type="simple">8588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3" xlink:type="simple">openobex udev rules refers to unexisting group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8864" xlink:type="simple">8588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4" xlink:type="simple">LSB "+" dependencies aren't handled properly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047" xlink:type="simple">8590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047" xlink:type="simple">missing dependency on gsettings-backend-dconf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9466" xlink:type="simple">8594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66" xlink:type="simple">cheese cannot record video except as root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81" xlink:type="simple">85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81" xlink:type="simple">xf86-video-nouveau is missing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94" xlink:type="simple">859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4" xlink:type="simple">gnome-tweak-tool is missing </text:a> </text:p>
          </table:table-cell>
          <table:table-cell table:style-name="ce3" office:value-type="string" calcext:value-type="string">
            <text:p>2014-01-29 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97" xlink:type="simple">859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7" xlink:type="simple">EFI installer shows still "openSUSE 13.1"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360" xlink:type="simple">861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360" xlink:type="simple">GNOME crashes always with activated onscreen keyboard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363" calcext:value-type="float">
            <text:p>3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465" xlink:type="simple">861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465" xlink:type="simple">searching for system files: undefined method: 'downcase' for nil: NilClas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742" calcext:value-type="float">
            <text:p>7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467" xlink:type="simple">8614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1467" xlink:type="simple">Upgrade option is missing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33" xlink:type="simple">8615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533" xlink:type="simple">libreoffice can not be installed </text:a> </text:p>
          </table:table-cell>
          <table:table-cell table:style-name="ce3" office:value-type="string" calcext:value-type="string">
            <text:p>2014-02-17 </text:p>
          </table:table-cell>
          <table:table-cell office:value-type="float" office:value="457" calcext:value-type="float">
            <text:p>4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36" xlink:type="simple">8615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36" xlink:type="simple">nothing provides libmwaw-0.1.so.1()(64bit) needed by libreoffice-writer-4.1.3.2-1.32.x86_64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1540" xlink:type="simple">861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0" xlink:type="simple">nothing provides libboost_date_time.so.1.53.0()(64bit) needed by libreoffice-4.1.3.2-1.32.x86_64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1541" xlink:type="simple">8615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1" xlink:type="simple">libreoffice-help-en-US-4.1.3.2-1.44.noarch requires libreoffice = 4.1.3.2, but this requirement cannot be provided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43" xlink:type="simple">8615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3" xlink:type="simple">ICAClient not installable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807" xlink:type="simple">8618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07" xlink:type="simple">GTK GUI wanted but not found, falling back to Qt.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1846" xlink:type="simple">8618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46" xlink:type="simple">Installer stucks while installing PackageKit-0.8.15-1.23.x86_64.rpm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255" xlink:type="simple">8622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5" xlink:type="simple">Battery information missing from unified menu </text:a> </text:p>
          </table:table-cell>
          <table:table-cell table:style-name="ce3" office:value-type="string" calcext:value-type="string">
            <text:p>2014-02-10 </text:p>
          </table:table-cell>
          <table:table-cell office:value-type="float" office:value="364" calcext:value-type="float">
            <text:p>36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259" xlink:type="simple">862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9" xlink:type="simple">Missing video driver (nouveau). Max resolution of 640 x 480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389" xlink:type="simple">862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89" xlink:type="simple">Writing with an to big block size crashes the kernel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397" xlink:type="simple">862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97" xlink:type="simple">UAS Kernel modul does't load automatical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400" xlink:type="simple">862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00" xlink:type="simple">UAS Device probe fails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276" calcext:value-type="float">
            <text:p>27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415" xlink:type="simple">8624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15" xlink:type="simple">Setting timezone does (and should not) require root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416" xlink:type="simple">8624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416" xlink:type="simple">Seeing times in other timezones degraded significant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89" xlink:type="simple">862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89" xlink:type="simple">No input method is installed for CJK as default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2" xlink:type="simple">862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92" xlink:type="simple">GNOME doesn't honor the system keyboard layou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3" xlink:type="simple">8625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2593" xlink:type="simple">powersave doesn't work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32" calcext:value-type="float">
            <text:p>4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6" xlink:type="simple">862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596" xlink:type="simple">Slow installation due to update-mime-database execution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03" xlink:type="simple">862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03" xlink:type="simple">gnome-power-manager misdetects battery/AC status after S3 resume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2" xlink:type="simple">8626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2" xlink:type="simple">Inconsistent mic LED on some HP laptops </text:a> </text:p>
          </table:table-cell>
          <table:table-cell table:style-name="ce3" office:value-type="string" calcext:value-type="string">
            <text:p>2014-02-07 </text:p>
          </table:table-cell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5" xlink:type="simple">8626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5" xlink:type="simple">Inconsistencies in GNOME "SLED" Classic mode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6" xlink:type="simple">8626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2616" xlink:type="simple">autologin is disabled even if you chose during installation </text:a> </text:p>
          </table:table-cell>
          <table:table-cell table:style-name="ce3" office:value-type="string" calcext:value-type="string">
            <text:p>2014-02-17 </text:p>
          </table:table-cell>
          <table:table-cell office:value-type="float" office:value="481" calcext:value-type="float">
            <text:p>48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927" xlink:type="simple">86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27" xlink:type="simple">bugzilla testbug for xorg-enterprise-bugs mailing list - just ignore - currently still needed!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996" xlink:type="simple">8629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96" xlink:type="simple">FATE 316958 Intel Bluetooth device [8087:0a2a] for SLE12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266" xlink:type="simple">8632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266" xlink:type="simple">SLED 12 documentation packages (drop reqs)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461" calcext:value-type="float">
            <text:p>4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436" xlink:type="simple">863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436" xlink:type="simple">Automatic login setting in the installation UI have no effect after system been installed.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604" calcext:value-type="float">
            <text:p>6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446" xlink:type="simple">863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plac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446" xlink:type="simple">nothing provides kdebase4-runtime and python-kde4 needed by FATE client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709" xlink:type="simple">8637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09" xlink:type="simple">Desktop style will change from Gnome Classic to Gnome when enable "automatically remember running app when logging out" in gnome-session-preperties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18" calcext:value-type="float">
            <text:p>31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750" xlink:type="simple">8637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50" xlink:type="simple">vmmouse driver isn't used on QEMU/KVM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399" calcext:value-type="float">
            <text:p>39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929" xlink:type="simple">8639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929" xlink:type="simple">Password policy not same between installation and after installation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947" xlink:type="simple">8639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47" xlink:type="simple">Failed to grant access of windows domain user from regular user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950" xlink:type="simple">863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0" xlink:type="simple">"Tab" key will open the first component when searching in YaST2 Administrator Settings interface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952" xlink:type="simple">8639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2" xlink:type="simple">yast2 network module crash, when select 'ISDN Card', 'Modem' or 'DSL Connection' module in the list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831" calcext:value-type="float">
            <text:p>8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425" xlink:type="simple">8644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425" xlink:type="simple">"openSUSE" is written in GRUB_DISTRIBUTOR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619" xlink:type="simple">8646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619" xlink:type="simple">Wicked is enabled on SLED 12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4832" xlink:type="simple">8648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32" xlink:type="simple">can't register SLED to SCC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872" xlink:type="simple">8648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72" xlink:type="simple">gnome-shell lock-screen should react on simple click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645" calcext:value-type="float">
            <text:p>6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943" xlink:type="simple">8649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943" xlink:type="simple">Mesa has incorrect software rendering for blits to the front buffer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31" calcext:value-type="float">
            <text:p>3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020" xlink:type="simple">8650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20" xlink:type="simple">Some character of language will show like black square in installer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26" xlink:type="simple">8650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reOffice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26" xlink:type="simple">The first line of lists in SLED12 installer was partly covered by table header </text:a> </text:p>
          </table:table-cell>
          <table:table-cell table:style-name="ce3" office:value-type="string" calcext:value-type="string">
            <text:p>2014-02-21 </text:p>
          </table:table-cell>
          <table:table-cell office:value-type="float" office:value="507" calcext:value-type="float">
            <text:p>50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44" xlink:type="simple">8650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44" xlink:type="simple">Error message show "Details: undefined method `downcase' for nil:NilClass" when upgrade via hard disk </text:a> </text:p>
          </table:table-cell>
          <table:table-cell table:style-name="ce3" office:value-type="string" calcext:value-type="string">
            <text:p>2014-03-13 </text:p>
          </table:table-cell>
          <table:table-cell office:value-type="float" office:value="743" calcext:value-type="float">
            <text:p>7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051" xlink:type="simple">865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51" xlink:type="simple">Installer hang up durning upgrade from SLED11 SP3 to SLED12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605" calcext:value-type="float">
            <text:p>60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62" xlink:type="simple">8650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62" xlink:type="simple">System will not boot up with some grub2 menu items after SLED12 installed with Xen selected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166" xlink:type="simple">865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166" xlink:type="simple">mlocate missing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09" calcext:value-type="float">
            <text:p>2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42" xlink:type="simple">865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42" xlink:type="simple">ISO not recognized as UEFI bootable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57" xlink:type="simple">86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7" xlink:type="simple">Firefox about menu has parameter "%{sle_version}"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41" calcext:value-type="float">
            <text:p>5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58" xlink:type="simple">8652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advorni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8" xlink:type="simple">RPM verify package "wodim" failed--not list in /etc/permission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422" calcext:value-type="float">
            <text:p>4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67" xlink:type="simple">86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67" xlink:type="simple">Failed to use samba install SLED12 beta1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622" calcext:value-type="float">
            <text:p>6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99" xlink:type="simple">8652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99" xlink:type="simple">File dialog can't show the first line properly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97" calcext:value-type="float">
            <text:p>3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00" xlink:type="simple">865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0" xlink:type="simple">No bootsplash after a fresh installation </text:a> </text:p>
          </table:table-cell>
          <table:table-cell table:style-name="ce1" office:value-type="string" calcext:value-type="string">
            <text:p>2014-03-24 </text:p>
          </table:table-cell>
          <table:table-cell office:value-type="float" office:value="337" calcext:value-type="float">
            <text:p>3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03" xlink:type="simple">8653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3" xlink:type="simple">Rhyrthmbox cannot play MP3 files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50" xlink:type="simple">865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0" xlink:type="simple">Remove joystick module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342" calcext:value-type="float">
            <text:p>3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56" xlink:type="simple">865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6" xlink:type="simple">Missing entries in /etc/sysconfig/sound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499" calcext:value-type="float">
            <text:p>4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84" xlink:type="simple">865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84" xlink:type="simple">Drop old Japanese font package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471" xlink:type="simple">8654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471" xlink:type="simple">Installer: the "Subvolume Handling" is empty when editing partition manual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13" calcext:value-type="float">
            <text:p>31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5499" xlink:type="simple">8654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499" xlink:type="simple">zypper verify complains about appdata incorrect dependencies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311" calcext:value-type="float">
            <text:p>3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01" xlink:type="simple">8655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1" xlink:type="simple">SDK media don't have yast2-* creator modules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507" xlink:type="simple">8655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7" xlink:type="simple">Package dhcpcd isn't droped in SLE12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796" calcext:value-type="float">
            <text:p>7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40" xlink:type="simple">865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40" xlink:type="simple">Partitioning config missing from Installation Settin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547" xlink:type="simple">8655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547" xlink:type="simple">Installer crashes when cancelling systemd target configuration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508" calcext:value-type="float">
            <text:p>5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53" xlink:type="simple">865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53" xlink:type="simple">dracut error installing kernel-default-extra with BIOS RAID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677" xlink:type="simple">8656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5677" xlink:type="simple">Installation on Oracle VirtualBox will only display in 640x480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705" xlink:type="simple">865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05" xlink:type="simple">Some packages installation failed when installing SLED with SDK media as add-on product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768" calcext:value-type="float">
            <text:p>7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713" xlink:type="simple">865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rmilasa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13" xlink:type="simple">systemd fails to restore backlight state upon boot </text:a> </text:p>
          </table:table-cell>
          <table:table-cell table:style-name="ce3" office:value-type="string" calcext:value-type="string">
            <text:p>2014-03-13 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720" xlink:type="simple">865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20" xlink:type="simple">xdg-user-dir and xdg-user-dirs-update should be installed by default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462" calcext:value-type="float">
            <text:p>4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819" xlink:type="simple">8658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819" xlink:type="simple">Installer should favor ISO over download when both availabl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956" xlink:type="simple">8659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56" xlink:type="simple">The shell of installer: no echo'd back of typed commands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794" calcext:value-type="float">
            <text:p>7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977" xlink:type="simple">8659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77" xlink:type="simple">Poweroff icon should not there on the integrated system status area in the lock screen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643" calcext:value-type="float">
            <text:p>6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22" xlink:type="simple">866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66022" xlink:type="simple">SLE-12 installer layout/theme problems </text:a> </text:p>
          </table:table-cell>
          <table:table-cell table:style-name="ce3" office:value-type="string" calcext:value-type="string">
            <text:p>2014-11-10 </text:p>
          </table:table-cell>
          <table:table-cell office:value-type="float" office:value="314" calcext:value-type="float">
            <text:p>3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23" xlink:type="simple">866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23" xlink:type="simple">SLE-12 installer theme colour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98" calcext:value-type="float">
            <text:p>3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51" xlink:type="simple">866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1" xlink:type="simple">keyboard mapping not applied anymore </text:a> </text:p>
          </table:table-cell>
          <table:table-cell table:style-name="ce3" office:value-type="string" calcext:value-type="string">
            <text:p>2014-04-10 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55" xlink:type="simple">8660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5" xlink:type="simple">gdm doesn't terminate Xorg properl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100" xlink:type="simple">866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100" xlink:type="simple">No automatic mic selection on HP laptops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197" xlink:type="simple">8661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ptesari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197" xlink:type="simple">Network: name of network interfaces are irregular (enp2s0)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833" calcext:value-type="float">
            <text:p>8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00" xlink:type="simple">8662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ptesari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6200" xlink:type="simple">Get 2 ip addresses if setting ip address manually during installation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487" calcext:value-type="float">
            <text:p>4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11" xlink:type="simple">866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211" xlink:type="simple">Snapper: snapperd exited after created a snapshot manually </text:a> </text:p>
          </table:table-cell>
          <table:table-cell table:style-name="ce3" office:value-type="string" calcext:value-type="string">
            <text:p>2014-03-03 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225" xlink:type="simple">866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25" xlink:type="simple">TGCS: [SLED12BETA1] 6410-A30 (Ichigan) Unable to proceed to stage 1 installation. In SLED11SP3, it has at least proceed up to stage 2 of DVD installation as in SLED11SP3..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45" calcext:value-type="float">
            <text:p>7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35" xlink:type="simple">866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35" xlink:type="simple">tracker preferences and tweak-ui should be accessible from GNOME control center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333" calcext:value-type="float">
            <text:p>333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6346" xlink:type="simple">8663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346" xlink:type="simple">SUSEConnect not installed by default and fails to ru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23" calcext:value-type="float">
            <text:p>4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5" xlink:type="simple">8664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5" xlink:type="simple">Pidgin will be crashed in the first run after installation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319" calcext:value-type="float">
            <text:p>3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6" xlink:type="simple">8664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6" xlink:type="simple">CRITICAL-No warning dialog when files were moved from /tmp to trash in Nautilus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627" calcext:value-type="float">
            <text:p>6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8" xlink:type="simple">8664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6458" xlink:type="simple">evolution: server type could not be edited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416" calcext:value-type="float">
            <text:p>4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4" xlink:type="simple">8665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4" xlink:type="simple">Unreadable texts in release notes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504" calcext:value-type="float">
            <text:p>5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5" xlink:type="simple">866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5" xlink:type="simple">Unreadable head strings in password expert settings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2" calcext:value-type="float">
            <text:p>3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6" xlink:type="simple">866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6" xlink:type="simple">Unreadable head string in firewall/SSH config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6575" xlink:type="simple">8665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75" xlink:type="simple">Checkboxes clipped in some dialog in Japanese locale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73" calcext:value-type="float">
            <text:p>3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83" xlink:type="simple">8665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83" xlink:type="simple">[doc] SLED 12 isn't available on i586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696" xlink:type="simple">8666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696" xlink:type="simple">virt-manager.desktop references non-existing icon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396" calcext:value-type="float">
            <text:p>3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705" xlink:type="simple">866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705" xlink:type="simple">Japanese glyphs corrupted randomly at instal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826" xlink:type="simple">8668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26" xlink:type="simple">yast sw_single won't load because it is missing libyui-ncurses-pk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641" calcext:value-type="float">
            <text:p>64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856" xlink:type="simple">8668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56" xlink:type="simple">Gnote: There is no UI entrance to set preferences </text:a> </text:p>
          </table:table-cell>
          <table:table-cell table:style-name="ce3" office:value-type="string" calcext:value-type="string">
            <text:p>2014-05-07 </text:p>
          </table:table-cell>
          <table:table-cell office:value-type="float" office:value="638" calcext:value-type="float">
            <text:p>6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937" xlink:type="simple">866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937" xlink:type="simple">AMD HDMI/DP audio doesn't work properly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6941" xlink:type="simple">8669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941" xlink:type="simple">Installer freezes if an FAT formatted disk is plugged in the VM </text:a> </text:p>
          </table:table-cell>
          <table:table-cell table:style-name="ce3" office:value-type="string" calcext:value-type="string">
            <text:p>2014-03-05 </text:p>
          </table:table-cell>
          <table:table-cell office:value-type="float" office:value="509" calcext:value-type="float">
            <text:p>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035" xlink:type="simple">867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035" xlink:type="simple">[SLED12 Beta1 ] UEFI installation failed on all platforms.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077" xlink:type="simple">8670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077" xlink:type="simple">Login action does not available without mouse after gdm restored from dimmed screen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554" calcext:value-type="float">
            <text:p>5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120" xlink:type="simple">8671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120" xlink:type="simple">registratin is broken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273" xlink:type="simple">867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73" xlink:type="simple">[Test Case 1369975] Install OS with vnc--http vnc is not accessabl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296" xlink:type="simple">8672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6" xlink:type="simple">Error message "segmentation fault" show when closing yast2 lan "Network settings"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7298" xlink:type="simple">8672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8" xlink:type="simple">Table can not be changed in Yast2 -&gt; Network settings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7309" xlink:type="simple">86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09" xlink:type="simple">After installation, icons are not show in desktop in the first run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644" calcext:value-type="float">
            <text:p>64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13" xlink:type="simple">867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313" xlink:type="simple">System won't boot after install--grub2 didn't install to mbr by default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93" calcext:value-type="float">
            <text:p>49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25" xlink:type="simple">8673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7325" xlink:type="simple">[Test Case 1369943] Using DVD media, upgrade from SLED10 SP4 (full)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510" calcext:value-type="float">
            <text:p>5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44" xlink:type="simple">86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44" xlink:type="simple">disable journal support in gdm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555" calcext:value-type="float">
            <text:p>55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56" xlink:type="simple">867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7356" xlink:type="simple">choosing "use the password for root" in installer causes polkit to not work properly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58" xlink:type="simple">86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58" xlink:type="simple">white fonts with white background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403" calcext:value-type="float">
            <text:p>4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84" xlink:type="simple">867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4" xlink:type="simple">Cannot change tabs in installation and YaST2 dialogs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272" calcext:value-type="float">
            <text:p>2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89" xlink:type="simple">867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9" xlink:type="simple">Relese Note button disappear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72" calcext:value-type="float">
            <text:p>47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02" xlink:type="simple">8674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402" xlink:type="simple">Rhythmbox stalls when playing radio after MP3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0" xlink:type="simple">8674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0" xlink:type="simple">Fonts in SLE-12 installer too big, causes layout issue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3" xlink:type="simple">8674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433" xlink:type="simple">systemctl not working in SLE-12 installer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494" calcext:value-type="float">
            <text:p>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5" xlink:type="simple">8674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5" xlink:type="simple">unable to install bootloader in SLE12 Beta2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52" xlink:type="simple">8674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52" xlink:type="simple">hplip installed by default results hp-systray icon in message tray by default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326" calcext:value-type="float">
            <text:p>3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54" xlink:type="simple">8674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454" xlink:type="simple">grub boot entries cut off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52" calcext:value-type="float">
            <text:p>352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38" xlink:type="simple">8675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38" xlink:type="simple">[Test Case 1376224] Gnote: When gnote already running, launch gnote will create a new window.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50" xlink:type="simple">8675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50" xlink:type="simple">SCC registration return un-correct repo address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797" calcext:value-type="float">
            <text:p>7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556" xlink:type="simple">86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56" xlink:type="simple">Gnote: The default hot key invalid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7569" xlink:type="simple">8675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69" xlink:type="simple">System installed as UEFI w/o SecureBoot not able to boot after installation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75" xlink:type="simple">8675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75" xlink:type="simple">Right pulldown menu disappears after re-login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37" calcext:value-type="float">
            <text:p>4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974" xlink:type="simple">867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974" xlink:type="simple">shim with Microsoft certificate is refused to boot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976" xlink:type="simple">8679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7976" xlink:type="simple">SUSE Linux Enterprise Server 12 still displayed in various locations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8019" xlink:type="simple">868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68019" xlink:type="simple">systemd doesn't allow login with the closed lid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050" xlink:type="simple">868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chvata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8050" xlink:type="simple">Missing packages vsftp (replacing pure-ftpd) and nfsserver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429" calcext:value-type="float">
            <text:p>42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088" xlink:type="simple">868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088" xlink:type="simple">Regression case 1369683: "warn me when closing multiple tabs" doesn't work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101" xlink:type="simple">8681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101" xlink:type="simple">[libyui-qt-pkg] changelog, filelist, versions of package are blank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615" calcext:value-type="float">
            <text:p>6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149" xlink:type="simple">8681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149" xlink:type="simple">Some shortcut keys does not exist when setting UI languages as CJK in the installer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318" xlink:type="simple">8683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18" xlink:type="simple">gnome3 - wipe screen key stroke to get past? </text:a> </text:p>
          </table:table-cell>
          <table:table-cell table:style-name="ce3" office:value-type="string" calcext:value-type="string">
            <text:p>2014-03-17 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323" xlink:type="simple">8683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323" xlink:type="simple">WiFI connection internet access limited SLED12beta2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399" xlink:type="simple">868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99" xlink:type="simple">[Test Case 1376237] Gnote: Unmodified note of the day is not removed in the next da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589" xlink:type="simple">868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589" xlink:type="simple">Providing passphrase for encrypted partition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649" xlink:type="simple">868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8649" xlink:type="simple">Beta2 - Not able to create an encrypted btrfs partition on installation </text:a> </text:p>
          </table:table-cell>
          <table:table-cell table:style-name="ce3" office:value-type="string" calcext:value-type="string">
            <text:p>2014-03-17 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803" xlink:type="simple">868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03" xlink:type="simple">Got weird character/font when "zypper if sled-release"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821" xlink:type="simple">8688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kosin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8821" xlink:type="simple">TGCS: SLED12 Beta2 elographics module does not exist for Elo serial touch screen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655" calcext:value-type="float">
            <text:p>655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829" xlink:type="simple">8688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29" xlink:type="simple">[SLED12BETA1] 4852-566 (Denali) Unable to proceed to stage 1 installation. need Set BIOS-Integrated Peripherals-Operating System to 'Windows 7'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746" calcext:value-type="float">
            <text:p>746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836" xlink:type="simple">8688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8836" xlink:type="simple">Cannot switch tabs in some yast modules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513" calcext:value-type="float">
            <text:p>5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911" xlink:type="simple">8689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911" xlink:type="simple">kernel-syms is requiring kernel-trace-devel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367" calcext:value-type="float">
            <text:p>367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051" xlink:type="simple">869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51" xlink:type="simple">Unchecked "enable firewall" and checked "open ssh port and enable ssh service" during installation will not enable ssh servic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088" xlink:type="simple">869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88" xlink:type="simple">SCC registration: deselected repo is also enabled </text:a> </text:p>
          </table:table-cell>
          <table:table-cell table:style-name="ce3" office:value-type="string" calcext:value-type="string">
            <text:p>2014-04-04 </text:p>
          </table:table-cell>
          <table:table-cell office:value-type="float" office:value="606" calcext:value-type="float">
            <text:p>606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091" xlink:type="simple">8690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91" xlink:type="simple">migration: Using DVD media upgrade from SLED11 SP3 (full), sp3 system not listed in [system for update] table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9093" xlink:type="simple">8690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093" xlink:type="simple">[Migration test] No installed product (SLED11 SP3) can be found during the SLED12 Beta3 migration.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836" calcext:value-type="float">
            <text:p>83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13" xlink:type="simple">8691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13" xlink:type="simple">dhcp always failed when boot from Build0141-Media1 DVD to install sled12 via network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19" xlink:type="simple">8691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119" xlink:type="simple">Broken dependencies in kernel-syms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128" xlink:type="simple">8691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28" xlink:type="simple">Limited Graphics Support on IBM SurePOS 700 4800-7X3 during Installation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343" calcext:value-type="float">
            <text:p>3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57" xlink:type="simple">8691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57" xlink:type="simple">TIPC kernel module not avaiable in SLE12 </text:a> </text:p>
          </table:table-cell>
          <table:table-cell table:style-name="ce3" office:value-type="string" calcext:value-type="string">
            <text:p>2014-04-07 </text:p>
          </table:table-cell>
          <table:table-cell office:value-type="float" office:value="368" calcext:value-type="float">
            <text:p>36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348" xlink:type="simple">8693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48" xlink:type="simple">Shotwell: Remove a picture on show, this picture will not be removed. Then delete again, shotwell going crash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13" calcext:value-type="float">
            <text:p>6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353" xlink:type="simple">8693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53" xlink:type="simple">Can't go back to language / keyboard selection dialog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354" calcext:value-type="float">
            <text:p>354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363" xlink:type="simple">869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363" xlink:type="simple">SLED12-Build0149: partitioner cannot change FS for /home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514" calcext:value-type="float">
            <text:p>514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403" xlink:type="simple">8694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3" xlink:type="simple">The default values in comment in /etc/sysconfig/sound don't match with the actual values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91" calcext:value-type="float">
            <text:p>3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408" xlink:type="simple">8694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8" xlink:type="simple">sysconfig editor mentions about the obsoleted SuSEconfig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48" calcext:value-type="float">
            <text:p>3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414" xlink:type="simple">8694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14" xlink:type="simple">Fix Oops in cirrus, mgag200 and ast KMS drivers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461" xlink:type="simple">8694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461" xlink:type="simple">Ekiga "mute button" does not work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540" xlink:type="simple">869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40" xlink:type="simple">[Test Case 1376234] Gnote: Automatic links in notes will not create, if the name is not defaul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56" xlink:type="simple">869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56" xlink:type="simple">Time Zone picker in "Yast2 - Date and Time" is missing the map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560" calcext:value-type="float">
            <text:p>56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62" xlink:type="simple">869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62" xlink:type="simple">[Test Case 1369803] Cannot drag text from firefox to evolution compose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572" xlink:type="simple">869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2" xlink:type="simple">yast2-printer: automatic printer configuration not working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607" calcext:value-type="float">
            <text:p>6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73" xlink:type="simple">8695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3" xlink:type="simple">SLED12 Beta 3 - Backlight and Wireless control not working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92" calcext:value-type="float">
            <text:p>39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89" xlink:type="simple">869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ecurity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89" xlink:type="simple">Failed to send file to paired device via bluetooth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628" calcext:value-type="float">
            <text:p>6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98" xlink:type="simple">869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98" xlink:type="simple">Some GnuGP keys can not be shown in PGP keys table of seahors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24" xlink:type="simple">8696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624" xlink:type="simple">Cannot select either multi-user or graphic login in Services Manager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835" calcext:value-type="float">
            <text:p>8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27" xlink:type="simple">869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27" xlink:type="simple">Japanese texts totally broken on YaST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2" xlink:type="simple">869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2" xlink:type="simple">Machine hangs during suspend with kernel 3.12.14-1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564" calcext:value-type="float">
            <text:p>56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6" xlink:type="simple">8696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6" xlink:type="simple">After selecting none US Keymap in Installer System has two keymap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9" xlink:type="simple">8696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9639" xlink:type="simple">Selecting Add-On in installer always results in an error </text:a> </text:p>
          </table:table-cell>
          <table:table-cell table:style-name="ce3" office:value-type="string" calcext:value-type="string">
            <text:p>2014-04-01 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1" xlink:type="simple">869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641" xlink:type="simple">Installation from DVD also uses pool channel for some packages after registration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49" calcext:value-type="float">
            <text:p>3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3" xlink:type="simple">8696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9643" xlink:type="simple">Network timeout for package installation is to long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350" calcext:value-type="float">
            <text:p>3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4" xlink:type="simple">8696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4" xlink:type="simple">Remove lftp menu item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5" xlink:type="simple">8696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645" xlink:type="simple">Do not install Java Policy by default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6" xlink:type="simple">8696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6" xlink:type="simple">Do not install Pulseaudio settings by default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328" calcext:value-type="float">
            <text:p>3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8" xlink:type="simple">869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8" xlink:type="simple">Move LibreOffice Math Menu Item to Office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29" calcext:value-type="float">
            <text:p>3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9" xlink:type="simple">869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9" xlink:type="simple">Do not install dasher by default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30" calcext:value-type="float">
            <text:p>3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85" xlink:type="simple">869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85" xlink:type="simple">screensaver switch to power off screen after 5s in gdm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711" xlink:type="simple">8697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711" xlink:type="simple">GRUB menu cannot be recovered after broken S4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748" xlink:type="simple">8697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48" xlink:type="simple">grub2 "randomly" fails to read initrd from btrfs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60" calcext:value-type="float">
            <text:p>16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764" xlink:type="simple">8697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64" xlink:type="simple">SLED12 Beta 3 - Boot failure due to what appears to be missing mount points.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953" xlink:type="simple">869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953" xlink:type="simple">"systemctl hibernate" hangs up with Intel machines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298" calcext:value-type="float">
            <text:p>29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981" xlink:type="simple">8699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eff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981" xlink:type="simple">Kernel-syms depends on an rpm only provided on SDK disk #1.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467" calcext:value-type="float">
            <text:p>46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047" xlink:type="simple">8700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047" xlink:type="simple">System could not resume from suspend.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74" calcext:value-type="float">
            <text:p>47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048" xlink:type="simple">870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0048" xlink:type="simple">Airplane mode turned ON after turned OFF Wi-Fi in Network Manager setting.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427" calcext:value-type="float">
            <text:p>4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172" xlink:type="simple">870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172" xlink:type="simple">grub should not be proposed in installer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287" calcext:value-type="float">
            <text:p>2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213" xlink:type="simple">870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213" xlink:type="simple">Mismatching parentheses for "English (US)" and "English (UK)" in Arabic installatio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217" xlink:type="simple">8702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217" xlink:type="simple">gdm login disappears after failing multiple times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56" calcext:value-type="float">
            <text:p>556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223" xlink:type="simple">8702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223" xlink:type="simple">No action via power button on Linux console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322" xlink:type="simple">8703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322" xlink:type="simple">Wireless access point cannot be listed on Network Manager sometimes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384" xlink:type="simple">870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384" xlink:type="simple">trash / home icons are not translated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764" calcext:value-type="float">
            <text:p>7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2" xlink:type="simple">870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2" xlink:type="simple">No option to select a secondary language during installation in SLE-12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654" calcext:value-type="float">
            <text:p>6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8" xlink:type="simple">8704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8" xlink:type="simple">grub2 won't boot after installation - enters grub rescue mode on SLED12 beta3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9" xlink:type="simple">870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sch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489" xlink:type="simple">Installer boot loader for SLE12-Desktop shows text "SUSE Linux Enterprise Server 12"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25" xlink:type="simple">8705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25" xlink:type="simple">Failed with libxenlight error when creating virtual machine in SLED1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558" xlink:type="simple">8705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558" xlink:type="simple">GDM Login screen translation is not complet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60" xlink:type="simple">8705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60" xlink:type="simple">Session choice gets reset to previous session after password erro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413" calcext:value-type="float">
            <text:p>4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80" xlink:type="simple">870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80" xlink:type="simple">can't drag menu item from "Applications" to Desktop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646" calcext:value-type="float">
            <text:p>646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603" xlink:type="simple">870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603" xlink:type="simple">SLED12 Beta 3 - Incorrect lsblk output returned with btrfs volumes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0677" xlink:type="simple">8706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677" xlink:type="simple">[libyui-qt-pkg][libqdialogsolver] in dependency graph popup, libqdialogsolver should be replaced by libqdialogsolver1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683" xlink:type="simple">8706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683" xlink:type="simple">package manager crashes when libqdialogsolver1 is installed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795" xlink:type="simple">8707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795" xlink:type="simple">Network Manager - Mobile Broadband: The created connection can't show in the network lis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961" xlink:type="simple">8709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961" xlink:type="simple">nautilus-open-terminal should not modify $PATH </text:a> </text:p>
          </table:table-cell>
          <table:table-cell table:style-name="ce3" office:value-type="string" calcext:value-type="string">
            <text:p>2014-04-22 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989" xlink:type="simple">87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989" xlink:type="simple">systray minimizes when certain icons like HP-Tray are right-clicked on in SLE-12 beta 3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1125" xlink:type="simple">8711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125" xlink:type="simple">installation images not detected in SLED 12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1584" xlink:type="simple">871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84" xlink:type="simple">TGCS: GNOME desktop suppresses the audible bell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63" calcext:value-type="float">
            <text:p>763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585" xlink:type="simple">8715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1585" xlink:type="simple">AD: Dependency happened during install packages when join a windows domain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756" calcext:value-type="float">
            <text:p>756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590" xlink:type="simple">8715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90" xlink:type="simple">AD: When join a windows domain membership, some options can't be marked </text:a> </text:p>
          </table:table-cell>
          <table:table-cell table:style-name="ce3" office:value-type="string" calcext:value-type="string">
            <text:p>2014-05-11 </text:p>
          </table:table-cell>
          <table:table-cell office:value-type="float" office:value="757" calcext:value-type="float">
            <text:p>75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628" xlink:type="simple">871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628" xlink:type="simple">switch user doesn't work anymore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761" xlink:type="simple">871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761" xlink:type="simple">[openSUSE goes SLE12]: xrdp: Change and/or patches may have been lost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865" xlink:type="simple">8718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865" xlink:type="simple">During login username is not replaced by password field - SLED 12 beta3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557" calcext:value-type="float">
            <text:p>557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958" xlink:type="simple">871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1958" xlink:type="simple">session preferences stored in ~/,dmrc now stored in /var/lib/AccountService/users/$USER in SLED12 beta3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965" xlink:type="simple">871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65" xlink:type="simple">SIGFPE, Arithmetic exception in Mesa.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286" calcext:value-type="float">
            <text:p>28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980" xlink:type="simple">8719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ambo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80" xlink:type="simple">SLED listed itself as an extension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036" xlink:type="simple">8720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6" xlink:type="simple">Unsatisfied dependencies occurred after clean full installation from x86_64 DVD media + SDK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612" calcext:value-type="float">
            <text:p>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039" xlink:type="simple">872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9" xlink:type="simple">SLED12 X server will not start after upgrading from SLED11 SP3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534" calcext:value-type="float">
            <text:p>534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173" xlink:type="simple">8721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2173" xlink:type="simple">GNOME hangs after opening a terminal and entering a command. </text:a> </text:p>
          </table:table-cell>
          <table:table-cell table:style-name="ce3" office:value-type="string" calcext:value-type="string">
            <text:p>2014-04-15 </text:p>
          </table:table-cell>
          <table:table-cell office:value-type="float" office:value="400" calcext:value-type="float">
            <text:p>400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336" xlink:type="simple">872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36" xlink:type="simple">Unable to setup network during installation because ifplugd couldn't be installed </text:a> </text:p>
          </table:table-cell>
          <table:table-cell table:style-name="ce3" office:value-type="string" calcext:value-type="string">
            <text:p>2014-04-23 </text:p>
          </table:table-cell>
          <table:table-cell office:value-type="float" office:value="515" calcext:value-type="float">
            <text:p>515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72399" xlink:type="simple">872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99" xlink:type="simple">SLED cannot authenticate a Windows Domain use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491" xlink:type="simple">8724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2491" xlink:type="simple">dual boot with windows XP: failed to install grub2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503" xlink:type="simple">872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03" xlink:type="simple">Optical Disk Drive(UEFI) boot fail under UEFI secure boot enabled on HP firmware.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568" xlink:type="simple">8725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68" xlink:type="simple">Incorrect hint on gdm for ActiveDirectory login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647" calcext:value-type="float">
            <text:p>64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08" xlink:type="simple">8727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2708" xlink:type="simple">Set network to static ip address with wicked not working without system rebooted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740" xlink:type="simple">8727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0" xlink:type="simple">Drawing remains after moving window on icewm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44" xlink:type="simple">872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4" xlink:type="simple">Unreadable gnome-terminal on icewm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86" xlink:type="simple">872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86" xlink:type="simple">Broken graphics output with qxl driver on QEMU/KVM </text:a> </text:p>
          </table:table-cell>
          <table:table-cell table:style-name="ce3" office:value-type="string" calcext:value-type="string">
            <text:p>2014-05-09 </text:p>
          </table:table-cell>
          <table:table-cell office:value-type="float" office:value="370" calcext:value-type="float">
            <text:p>37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820" xlink:type="simple">8728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20" xlink:type="simple">SLED 12 Beta 4 - Nautilus windows lack minimize and maximize buttons </text:a> </text:p>
          </table:table-cell>
          <table:table-cell table:style-name="ce3" office:value-type="string" calcext:value-type="string">
            <text:p>2014-09-26 </text:p>
          </table:table-cell>
          <table:table-cell office:value-type="float" office:value="332" calcext:value-type="float">
            <text:p>3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844" xlink:type="simple">8728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44" xlink:type="simple">The ftp client returns unknown command `open` when trying to connect to ftp server. </text:a> </text:p>
          </table:table-cell>
          <table:table-cell table:style-name="ce3" office:value-type="string" calcext:value-type="string">
            <text:p>2014-05-30 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10" xlink:type="simple">8729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2910" xlink:type="simple">libguess could be dropped from repository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25" xlink:type="simple">8729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5" xlink:type="simple">feature 316326 - Failed to deploy OEMboot-type images with SLE12 installer </text:a> </text:p>
          </table:table-cell>
          <table:table-cell table:style-name="ce3" office:value-type="string" calcext:value-type="string">
            <text:p>2014-05-04 </text:p>
          </table:table-cell>
          <table:table-cell office:value-type="float" office:value="724" calcext:value-type="float">
            <text:p>7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27" xlink:type="simple">87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7" xlink:type="simple">USB Autosuspend is activated by default in battery mode and interrupts input devices </text:a> </text:p>
          </table:table-cell>
          <table:table-cell table:style-name="ce3" office:value-type="string" calcext:value-type="string">
            <text:p>2014-04-11 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2945" xlink:type="simple">8729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hpj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2945" xlink:type="simple">Restart DBUS Daemon leads to X fail to login again.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88" xlink:type="simple">8729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88" xlink:type="simple">Invalid shutdown and reboot commands in /etc/icewm/preferences </text:a> </text:p>
          </table:table-cell>
          <table:table-cell table:style-name="ce3" office:value-type="string" calcext:value-type="string">
            <text:p>2014-06-07 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016" xlink:type="simple">8730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016" xlink:type="simple">restart of gnome-shell causes keymap reset if ibus is install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07" xlink:type="simple">8732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07" xlink:type="simple">Unable install gstreamer-devel from SLE SDK 12 Beta 4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10" xlink:type="simple">8732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210" xlink:type="simple">SLED 12 Beta 4 - sftp bookmarks in Nautilus does not work properly.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11" calcext:value-type="float">
            <text:p>11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11" xlink:type="simple">873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11" xlink:type="simple">Unable to install subversion from SLE SDK 12 Beta 4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56" calcext:value-type="float">
            <text:p>35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25" xlink:type="simple">873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25" xlink:type="simple">dconf-editor Default values are wrong in certain circumstance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65" calcext:value-type="float">
            <text:p>3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345" xlink:type="simple">8733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3345" xlink:type="simple">lftp does not link to gnutls library.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395" calcext:value-type="float">
            <text:p>39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376" xlink:type="simple">8733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meix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376" xlink:type="simple">CUPS banners and test page no longer supported since CUPS &gt;= 1.6 (cups-filters must be used)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723" calcext:value-type="float">
            <text:p>72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404" xlink:type="simple">8734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404" xlink:type="simple">Empty options in Rhythmbox Tools list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567" xlink:type="simple">8735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uze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3567" xlink:type="simple">parted show incompatible info when there is more than one disk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26" calcext:value-type="float">
            <text:p>4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572" xlink:type="simple">873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572" xlink:type="simple">sled12 could not boot up after installed on system with legacy BIOS and GPT disk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609" xlink:type="simple">8736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3609" xlink:type="simple">removal of rdesktop affects default tsclient functionality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34" calcext:value-type="float">
            <text:p>3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702" xlink:type="simple">8737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702" xlink:type="simple">SLED 12 Beta 4 - IceWM configuration calls non-existant Netscape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765" calcext:value-type="float">
            <text:p>76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706" xlink:type="simple">8737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706" xlink:type="simple">The Windows Domain Accounts once created once, it was not possible to delete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284" calcext:value-type="float">
            <text:p>28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16" xlink:type="simple">8738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16" xlink:type="simple">rpm-build package missing from SLED media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464" calcext:value-type="float">
            <text:p>464</text:p>
          </table:table-cell>
          <table:table-cell office:value-type="float" office:value="246" calcext:value-type="float">
            <text:p>246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73848" xlink:type="simple">8738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8" xlink:type="simple">[SLED12 Beta4] /sbin and /usr/sbin are not in terminal path, can't find ifconfig and other commands.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375" calcext:value-type="float">
            <text:p>37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49" xlink:type="simple">8738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9" xlink:type="simple">Default software patterns are empty when installing system from SLED12 media. </text:a> </text:p>
          </table:table-cell>
          <table:table-cell table:style-name="ce3" office:value-type="string" calcext:value-type="string">
            <text:p>2014-04-16 </text:p>
          </table:table-cell>
          <table:table-cell office:value-type="float" office:value="532" calcext:value-type="float">
            <text:p>53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70" xlink:type="simple">8738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0" xlink:type="simple">[Test Case 1369985] Hang happened during clean installing from SMB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834" calcext:value-type="float">
            <text:p>83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77" xlink:type="simple">8738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7" xlink:type="simple">after sled installation, grub2 show the boot menu as sles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3882" xlink:type="simple">873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2" xlink:type="simple">Launch 2nd SCC Configuration in Yast2 causes "undefined method '[]' for nil:NilClass" erro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744" calcext:value-type="float">
            <text:p>7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85" xlink:type="simple">873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5" xlink:type="simple">There is a warning when running zypper command on a fresh installed SLED12 system </text:a> </text:p>
          </table:table-cell>
          <table:table-cell table:style-name="ce1" office:value-type="string" calcext:value-type="string">
            <text:p>2014-05-16 </text:p>
          </table:table-cell>
          <table:table-cell office:value-type="float" office:value="608" calcext:value-type="float">
            <text:p>608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900" xlink:type="simple">8739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900" xlink:type="simple">[Test Case 1369925] Upgrading from SLED11 SP3 (Gnome) does not lead a bootable system. </text:a> </text:p>
          </table:table-cell>
          <table:table-cell table:style-name="ce1" office:value-type="string" calcext:value-type="string">
            <text:p>2014-05-22 </text:p>
          </table:table-cell>
          <table:table-cell office:value-type="float" office:value="624" calcext:value-type="float">
            <text:p>6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084" xlink:type="simple">8740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4084" xlink:type="simple">modprobe list is not available after module-init-tools is replaced by kmod </text:a> </text:p>
          </table:table-cell>
          <table:table-cell table:style-name="ce1" office:value-type="string" calcext:value-type="string">
            <text:p>2014-08-14 </text:p>
          </table:table-cell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090" xlink:type="simple">8740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4090" xlink:type="simple">Install OS with LVM partition(x86_64) failed </text:a> </text:p>
          </table:table-cell>
          <table:table-cell table:style-name="ce1" office:value-type="string" calcext:value-type="string">
            <text:p>2014-06-16 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115" xlink:type="simple">8741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4115" xlink:type="simple">Register SCC again causes "undefined method '[]' for nil:NilClass" error if SLED registered durning installation </text:a> </text:p>
          </table:table-cell>
          <table:table-cell table:style-name="ce1" office:value-type="string" calcext:value-type="string">
            <text:p>2014-05-08 </text:p>
          </table:table-cell>
          <table:table-cell office:value-type="float" office:value="837" calcext:value-type="float">
            <text:p>8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116" xlink:type="simple">8741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116" xlink:type="simple">Pattern seems not fullly selected when upgrading from SLED11 SP3 (Gnome default). </text:a> </text:p>
          </table:table-cell>
          <table:table-cell table:style-name="ce1" office:value-type="string" calcext:value-type="string">
            <text:p>2014-05-15 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284" xlink:type="simple">874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284" xlink:type="simple">osc package refuses to install in SLED 12 + SDK 12 environment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400" xlink:type="simple">874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0" xlink:type="simple">neard missing from SLED media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407" xlink:type="simple">8744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7" xlink:type="simple">tsclient included without rdesktop, freerdp included without remmina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426" xlink:type="simple">8744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426" xlink:type="simple">One of the notice window is empty after launching "Install Hypervisor and Tools" in Yast2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26" calcext:value-type="float">
            <text:p>12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539" xlink:type="simple">8745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539" xlink:type="simple">Machine cannot hang with Automatic Suspened enabl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711" xlink:type="simple">8747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4711" xlink:type="simple">Environment : </text:a> </text:p>
          </table:table-cell>
          <table:table-cell table:style-name="ce3" office:value-type="string" calcext:value-type="string">
            <text:p>2014-04-23 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712" xlink:type="simple">8747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712" xlink:type="simple">SLED12 Beta 5 : Battery Power Icon Status Not Updating.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4713" xlink:type="simple">874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713" xlink:type="simple">SLED12 Beta 5 : '/etc/resolv.conf' not populated with custom DNS entries from NetworkManager.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4756" xlink:type="simple">874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4756" xlink:type="simple">Help content in Rhythmbox is outdated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945" xlink:type="simple">8749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945" xlink:type="simple">Build0218: "pattern desktop-base does not exist" then stuck in evaluation </text:a> </text:p>
          </table:table-cell>
          <table:table-cell table:style-name="ce3" office:value-type="string" calcext:value-type="string">
            <text:p>2014-04-24 </text:p>
          </table:table-cell>
          <table:table-cell office:value-type="float" office:value="135" calcext:value-type="float">
            <text:p>13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45" xlink:type="simple">875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45" xlink:type="simple">rfcomm: sleeping function called from invalid context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77" calcext:value-type="float">
            <text:p>17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71" xlink:type="simple">875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5171" xlink:type="simple">Pattern's inconsistency between DVD installation and kiwi appliance instance.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791" calcext:value-type="float">
            <text:p>79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72" xlink:type="simple">875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72" xlink:type="simple">nothing provides /usr/bin/tack needed by ncurses-devel-5.9-40.16.x86_64 (SDK package)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790" calcext:value-type="float">
            <text:p>7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00" xlink:type="simple">875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5400" xlink:type="simple">With language set to 'English (United Kingdom)' Application menu spelt as favorit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428" calcext:value-type="float">
            <text:p>42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36" xlink:type="simple">875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36" xlink:type="simple">Fail to import audio via Http remote location in Rhythmbox mediaplayer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6" calcext:value-type="float">
            <text:p>4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81" xlink:type="simple">875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81" xlink:type="simple">GDM - can't use banner message without user list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63" calcext:value-type="float">
            <text:p>6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94" xlink:type="simple">875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94" xlink:type="simple">Remote Access (VPN) through IP tunnelling is not working in SLED 12 Beta 4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5592" xlink:type="simple">875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592" xlink:type="simple">installation splash screen shows ?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37" xlink:type="simple">8756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5637" xlink:type="simple">supportconfig does not finish X server data collection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468" calcext:value-type="float">
            <text:p>46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41" xlink:type="simple">875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5641" xlink:type="simple">supportconfig generates overly large supportconfig with root fa on btrfs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469" calcext:value-type="float">
            <text:p>4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44" xlink:type="simple">8756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5644" xlink:type="simple">supportconfig is not ready to handle default route through a point-to-point link </text:a> </text:p>
          </table:table-cell>
          <table:table-cell table:style-name="ce3" office:value-type="string" calcext:value-type="string">
            <text:p>2014-05-02 </text:p>
          </table:table-cell>
          <table:table-cell office:value-type="float" office:value="829" calcext:value-type="float">
            <text:p>82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890" xlink:type="simple">8758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890" xlink:type="simple">fcitx leaks the preedit letters in password dialog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558" calcext:value-type="float">
            <text:p>558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5985" xlink:type="simple">875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985" xlink:type="simple">Windows Domain Accounts created once, but coulde not be deleted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5990" xlink:type="simple">8759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ecurity </text:p>
          </table:table-cell>
          <table:table-cell table:style-name="ce1" office:value-type="string" calcext:value-type="string">
            <text:p>vcize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5990" xlink:type="simple">SLED12 [Beta5] - Enabling insults on sudo creates politically incorrect insult. </text:a> </text:p>
          </table:table-cell>
          <table:table-cell table:style-name="ce3" office:value-type="string" calcext:value-type="string">
            <text:p>2014-05-07 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089" xlink:type="simple">8760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gdsouza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089" xlink:type="simple">TGCS: [SLE12 Beta 5] Elo USB touch no longer accurate in SLE12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68" calcext:value-type="float">
            <text:p>6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272" xlink:type="simple">876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272" xlink:type="simple">Empathy crashes after adding Google Talk account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453" xlink:type="simple">8764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453" xlink:type="simple">udev-configure-printer should no longer recommend system-config-printer-applet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53" calcext:value-type="float">
            <text:p>53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526" xlink:type="simple">876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26" xlink:type="simple">libreoffice-4.2.3.3-2.7.x86_64 requires libreoffice-l10n-en = 4.2.3.3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448" calcext:value-type="float">
            <text:p>44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52" xlink:type="simple">8765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52" xlink:type="simple">RFCOMM connection silently disappea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83" calcext:value-type="float">
            <text:p>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71" xlink:type="simple">8765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71" xlink:type="simple">internal error when installing in french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232" calcext:value-type="float">
            <text:p>23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93" xlink:type="simple">8765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93" xlink:type="simple">Can't install some devel packages from SDK disks - SLED12 Beta 5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127" calcext:value-type="float">
            <text:p>12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685" xlink:type="simple">876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85" xlink:type="simple">gnome-session shouldn't log to systemd-journal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6694" xlink:type="simple">8766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94" xlink:type="simple">systemd user journal isn't accessible by use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88" calcext:value-type="float">
            <text:p>38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820" xlink:type="simple">8768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rmilasa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820" xlink:type="simple">migration: Using DVD media upgrade from sled11 SP3(KDE) did not lead bootable system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619" calcext:value-type="float">
            <text:p>619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838" xlink:type="simple">8768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6838" xlink:type="simple">'installation of package filesystem failed' warning show up during install system in several different file systems </text:a> </text:p>
          </table:table-cell>
          <table:table-cell table:style-name="ce3" office:value-type="string" calcext:value-type="string">
            <text:p>2014-05-12 </text:p>
          </table:table-cell>
          <table:table-cell office:value-type="float" office:value="516" calcext:value-type="float">
            <text:p>516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840" xlink:type="simple">8768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6840" xlink:type="simple">Migration: Using NFS, upgrade from SLED11 SP3 (default KDE) in Text Mode, unable to create repository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517" calcext:value-type="float">
            <text:p>51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863" xlink:type="simple">8768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863" xlink:type="simple">Dazzling icons in installer slide show.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67" xlink:type="simple">8769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67" xlink:type="simple">System boot hanged after migrating from SLED11SP3 to SLED12 with hard disk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551" calcext:value-type="float">
            <text:p>551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74" xlink:type="simple">876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974" xlink:type="simple">vesa driver conflicts with KMS after miigration to sle12 </text:a> </text:p>
          </table:table-cell>
          <table:table-cell table:style-name="ce3" office:value-type="string" calcext:value-type="string">
            <text:p>2014-05-12 </text:p>
          </table:table-cell>
          <table:table-cell office:value-type="float" office:value="434" calcext:value-type="float">
            <text:p>43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985" xlink:type="simple">876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85" xlink:type="simple">Migration from sled11sp3: both sled11sp3 and sled12 become update targets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609" calcext:value-type="float">
            <text:p>609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92" xlink:type="simple">8769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92" xlink:type="simple">XDM used after upgrading SLED11 SP3 (default KDE)+(all update applied) to SLED12 through FTP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47" calcext:value-type="float">
            <text:p>54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007" xlink:type="simple">8770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007" xlink:type="simple">Take several shots in evince fullscreen mode will always save the first screen imag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417" calcext:value-type="float">
            <text:p>41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155" xlink:type="simple">8771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155" xlink:type="simple">[scatool] Missing SCA Tool packages on SLED12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254" xlink:type="simple">8772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254" xlink:type="simple">Progress bar stop at 7% even all packages installation nearly finished during SLE12 installing.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267" xlink:type="simple">877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267" xlink:type="simple">Oversized beta 6 SLED Media1 iso imag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274" xlink:type="simple">8772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274" xlink:type="simple">During installation, no 'slide show' and '...release note' tab exist, only show 'Details' tab info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404" calcext:value-type="float">
            <text:p>40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0" xlink:type="simple">877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0" xlink:type="simple">SLED/SLES12_LOC : ALL_LANGS:Untranslated text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760" calcext:value-type="float">
            <text:p>76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01" xlink:type="simple">8773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1" xlink:type="simple">SLED/SLES12_LOC : ALL_LANGS:Untranslated text in F3 menu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761" calcext:value-type="float">
            <text:p>7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4" xlink:type="simple">8773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4" xlink:type="simple">SLED/SLES12_LOC :ALL_LANGS:Untranslated EULA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306" xlink:type="simple">8773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6" xlink:type="simple">SLED/SLES12_LOC : ALL_LANGS:Untranslated text in 'System Probing' screen in install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91" calcext:value-type="float">
            <text:p>5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9" xlink:type="simple">87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9" xlink:type="simple">SLED/SLES12_LOC : ALL_LANGS: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1" calcext:value-type="float">
            <text:p>651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13" xlink:type="simple">877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13" xlink:type="simple">SLED/SLES12_LOC : JA:Inconsistent Font size in 'Language, Keyboard and License Agreement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6" calcext:value-type="float">
            <text:p>786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25" xlink:type="simple">8773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25" xlink:type="simple">SLED/SLES12_LOC : ALL_LANGS:Untranslated text in 'Suggested Partitioning' screen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28" xlink:type="simple">8773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328" xlink:type="simple">SLED/SLES12_LOC : JA:Inconsistent Font size in 'Suggested Partitioning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7" calcext:value-type="float">
            <text:p>787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31" xlink:type="simple">8773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31" xlink:type="simple">SLED/SLES12_LOC : ALL_LANGS:Untranslated text in 'Clock and Time Zone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8" calcext:value-type="float">
            <text:p>65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33" xlink:type="simple">8773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333" xlink:type="simple">SLED/SLES12_LOC : JA:Inconsistent Font size in ''Clock and Time Zone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8" calcext:value-type="float">
            <text:p>78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36" xlink:type="simple">877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36" xlink:type="simple">SLED/SLES12_LOC : ALL_LANGS:Untranslated text in 'Installation Settings'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2" xlink:type="simple">877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2" xlink:type="simple">SLED/SLES12_LOC : ALL_LANGS:Untranslated text in Installation Settings/Firewall and SSH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4" xlink:type="simple">87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44" xlink:type="simple">SLED/SLES12_LOC : ALL_LANGS:Untranslated text in Installation Settings/Set Default Systemd Target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7" xlink:type="simple">8773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7" xlink:type="simple">SLED/SLES12_LOC : ALL_LANGS:Untranslated tab headings in Installation Settings/Boot Loader Settings screen in instal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21" calcext:value-type="float">
            <text:p>72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50" xlink:type="simple">877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0" xlink:type="simple">SLED/SLES12_LOC : ALL_LANGS:Untranslated text in Installation Settings/Hardware Detection dialogs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55" xlink:type="simple">8773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5" xlink:type="simple">SLED/SLES12_LOC : ALL_LANGS:Untranslated text in Installation Settings/Hardware Detection/Kernel Settings dialogs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725" calcext:value-type="float">
            <text:p>725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58" xlink:type="simple">87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muell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58" xlink:type="simple">SLED/SLES12_LOC : ALL_LANGS:Untranslated text in Installation settings/Export Configuration/Save to File dialo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86" calcext:value-type="float">
            <text:p>86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60" xlink:type="simple">877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60" xlink:type="simple">SLED/SLES12_LOC : ALL_LANGS:Untranslated text in 'Performing Installation' dialog and Slide Show in Install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369" xlink:type="simple">877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69" xlink:type="simple">SLED/SLES12_LOC : ALL_LANGS:Untranslated section headings in YaST2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66" calcext:value-type="float">
            <text:p>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449" xlink:type="simple">877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delvar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449" xlink:type="simple">NFC kernel drivers aren't marked as support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526" xlink:type="simple">877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526" xlink:type="simple">Installer process is often taking 100% cpu while rpm is removing packag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639" xlink:type="simple">8776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er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639" xlink:type="simple">Bash does not abbreviate $HOME in prompt when $HOME ends in slash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74" xlink:type="simple">8776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74" xlink:type="simple">pam-config is not properly updating /etc/pam.d/common-session to add pam_systemd lines when upgrading from SLED11SP3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80" xlink:type="simple">8776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0" xlink:type="simple">/var/run and /var/lock are not properly upgraded to symlink when upgrading from SLED11 SP3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1" calcext:value-type="float">
            <text:p>171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681" xlink:type="simple">877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1" xlink:type="simple">SLED/SLES12_LOC : ES: "Slide Show" strings truncation in 'Performing Installation' dialog in Install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88" xlink:type="simple">8776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8" xlink:type="simple">SLED/SLES12_LOC : ALL_LANGS: 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60" calcext:value-type="float">
            <text:p>660</text:p>
          </table:table-cell>
          <table:table-cell office:value-type="float" office:value="306" calcext:value-type="float">
            <text:p>306</text:p>
          </table:table-cell>
        </table:table-row>
        <table:table-row table:style-name="ro4">
          <table:table-cell table:style-name="ce1" office:value-type="string" calcext:value-type="string">
            <text:p><text:a xlink:href="https://bugzilla.suse.com/show_bug.cgi?id=877707" xlink:type="simple">8777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707" xlink:type="simple">SLED12_LOC : ALL_LANGS： Untranslated in Network section on right of Gnome toolba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714" xlink:type="simple">8777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14" xlink:type="simple">SLED12_LOC : ES, DE,NL: "Time Format" missing in Applications / System / Settings / Date &amp;Time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661" calcext:value-type="float">
            <text:p>66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22" xlink:type="simple">8777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22" xlink:type="simple">SLED12_LOC : ES: "Displays" icon text is truncated in 'All Settings' dialog in Gnom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36" xlink:type="simple">8777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36" xlink:type="simple">SLES/SLED12_LOC : ALL_LANGS: Untranslated text in 'Proxy' screen in YaST2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744" xlink:type="simple">877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44" xlink:type="simple">SLES/SLED12_LOC : ALL_LANGS: Untranslated text in 'Windows Domain Membership' screen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51" xlink:type="simple">8777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1" xlink:type="simple">SLED12_LOC : ALL_LANGS: Untranslated text in 'Kernel Settings' screen in YaST2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753" xlink:type="simple">8777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3" xlink:type="simple">SLED12_LOC : ALL_LANGS: Untranslated text in 'Relocation Server Configuration' screen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3" calcext:value-type="float">
            <text:p>663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756" xlink:type="simple">877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756" xlink:type="simple">SLED12_LOC : ALL_LANGS,ENG::Duplicate 'Services Manager' item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60" xlink:type="simple">8777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7760" xlink:type="simple">SLED12_LOC : ES: "Other Settings" button truncation in "date and time" in YaST2.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89" calcext:value-type="float">
            <text:p>78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61" xlink:type="simple">877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1" xlink:type="simple">No dmidecode package available for SLED 12 Beta 5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77767" xlink:type="simple">8777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7" xlink:type="simple">SLED 12 Beta 6: No libpeas-loader-python3 pack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484" calcext:value-type="float">
            <text:p>48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81" xlink:type="simple">877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81" xlink:type="simple">Dependencies missing for readline-devel from SLE 12 SDK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801" xlink:type="simple">877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01" xlink:type="simple">SLED Addon image bigger than SLED Base im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214" calcext:value-type="float">
            <text:p>214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859" xlink:type="simple">877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59" xlink:type="simple">During installation packages are copied to RAM-disk which can freeze on small RAM systems - SLED12 Beta 6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156" calcext:value-type="float">
            <text:p>15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898" xlink:type="simple">877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98" xlink:type="simple">Notifications cover part of the bottom pannel in GNOME Classic - SLES12 Beta 6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414" calcext:value-type="float">
            <text:p>4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901" xlink:type="simple">8779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901" xlink:type="simple">xorg-X11-devel package won't install because of missing dependencies - SLED12 Beta 6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01" xlink:type="simple">8780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pargaonka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01" xlink:type="simple">sysfsutils package still include libsysfs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38" xlink:type="simple">8780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038" xlink:type="simple">Installer - The timezone setting page lose a button to see release not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420" calcext:value-type="float">
            <text:p>420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066" xlink:type="simple">8780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6" xlink:type="simple">[SLED12 Beta 6] 4810-350 (Jaspar) and 4800-783 (Keystone Hi) serial ports on the IO card are not responding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68" xlink:type="simple">878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8" xlink:type="simple">SLED 12 Beta 6: autoconf automake libtool not in SDK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359" calcext:value-type="float">
            <text:p>3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076" xlink:type="simple">8780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76" xlink:type="simple">SLED 12 Beta 6: bison and flex not in SDK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60" calcext:value-type="float">
            <text:p>360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79" xlink:type="simple">8781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179" xlink:type="simple">SLED12_LOC : ALL_LANGS:"allowallforanybody" "authenticated" "default" Untranslated text in 'Printer' screen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189" xlink:type="simple">8781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189" xlink:type="simple">SLED12_LOC : ALL_LANGS:"Package Selection" Untranslated text in 'Autoinstallation' screen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64" calcext:value-type="float">
            <text:p>664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95" xlink:type="simple">8781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5" xlink:type="simple">SLED12_LOC : ALL_LANGS: Untranslated text in 'Installation Server' error message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5" calcext:value-type="float">
            <text:p>665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98" xlink:type="simple">8781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8" xlink:type="simple">SLED12_LOC : ALL_LANGS:The dialog Untranslated text in 'SUSE Customer Center Configuration' screen in YaST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666" calcext:value-type="float">
            <text:p>666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203" xlink:type="simple">878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03" xlink:type="simple">SLED12_LOC : ALL_LANGS:Untranslated text in Security and Users\ ‘User and Group Administration’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733" calcext:value-type="float">
            <text:p>73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218" xlink:type="simple">8782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218" xlink:type="simple">SLED12_LOC : AL_LANGS:Untranslated text in the ‘Keyboard’dialog in Gnome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5" calcext:value-type="float">
            <text:p>735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283" xlink:type="simple">8782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83" xlink:type="simple">SLES/SLED12_LOC : ALL_LANGS: Untranslated text in System Keyboard Layout\ ‘Expert Keyboard Settings’ 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95" calcext:value-type="float">
            <text:p>59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343" xlink:type="simple">878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343" xlink:type="simple">zypper verify errors on newly installed SLED12 Beta6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49" calcext:value-type="float">
            <text:p>74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459" xlink:type="simple">8784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459" xlink:type="simple">Installer does not configure any network cards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3" xlink:type="simple">878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P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13" xlink:type="simple">SLED12_LOC : ALL_LANGS:Untranslated text in Authentication Client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667" calcext:value-type="float">
            <text:p>66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4" xlink:type="simple">8785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varkol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514" xlink:type="simple">SLED12_LOC : ALL_LANGS:Untranslated text in Mail Server dialog in YaS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81" calcext:value-type="float">
            <text:p>81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16" xlink:type="simple">8785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8516" xlink:type="simple">SLED12_LOC : ALL_LANGS:Untranslated text in YaST2-Linux Audit Franmework(LAF) dialog in YaST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668" calcext:value-type="float">
            <text:p>6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7" xlink:type="simple">8785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17" xlink:type="simple">SLED12_LOC : ALL_LANGS:Untranslated text in Autoinstallation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69" calcext:value-type="float">
            <text:p>669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19" xlink:type="simple">8785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19" xlink:type="simple">SLED12_LOC : ALL_LANGS:Untranslated text in the ‘Displays’dialog in Gnome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639" calcext:value-type="float">
            <text:p>63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30" xlink:type="simple">8785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30" xlink:type="simple">SLES/SLED12_LOC : ALL_LANGS:Untranslated text in Authentication Client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6" calcext:value-type="float">
            <text:p>7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65" xlink:type="simple">878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65" xlink:type="simple">SLED12_LOC : DE:The text layout is confused on YAST2-Bootloader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77" calcext:value-type="float">
            <text:p>77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73" xlink:type="simple">8785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73" xlink:type="simple">SLED12_LOC : ALL_LANGS:Untranslated text in YaST2-Proxy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78" xlink:type="simple">8785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78" xlink:type="simple">SLED12_LOC : ALL_LANGS:Untranslated text in Windows Domain Membership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8" calcext:value-type="float">
            <text:p>738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84" xlink:type="simple">878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8584" xlink:type="simple">SLED12_LOC : ALL_LANGS: Untranslated text in Windows Domain Membership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20" calcext:value-type="float">
            <text:p>620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87" xlink:type="simple">8785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87" xlink:type="simple">SLED12_LOC : ALL_LANGS: Untranslated text in AppArmor\Configure Profile Mode dialog in YaS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92" calcext:value-type="float">
            <text:p>5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98" xlink:type="simple">878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98" xlink:type="simple">SLED12_LOC : DE:The text layout is confused on ’AppArmor Profile Dialog’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567" calcext:value-type="float">
            <text:p>567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03" xlink:type="simple">878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3" xlink:type="simple">SLED12_LOC : ALL_LANGS:Untranslated error message in ‘User and Group Management’ dialog in YaST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606" xlink:type="simple">878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6" xlink:type="simple">SLES/SLED12_LOC : ALL_LANGS:Untranslated text in AutoInstallation\‘Administrator Settings’ dialog in YaST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602" calcext:value-type="float">
            <text:p>6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613" xlink:type="simple">8786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13" xlink:type="simple">SLED12_LOC: ALL_LANGS: Untranslated text in ‘Snapper’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618" xlink:type="simple">8786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618" xlink:type="simple">SLED12_LOC : RU:Untranslated text in ‘Login’ screen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40" calcext:value-type="float">
            <text:p>64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0" xlink:type="simple">8786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0" xlink:type="simple">SLED12_LOC : ALL_LANGS:Untranslated text in All Settings\ ‘Details’ screen in Gnome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25" calcext:value-type="float">
            <text:p>125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2" xlink:type="simple">8786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2" xlink:type="simple">SLED12_LOC : ALL_LANGS: Untranslated text in Folder Properties\Access Control List ' dialog in Gnome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84" calcext:value-type="float">
            <text:p>84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5" xlink:type="simple">8786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25" xlink:type="simple">SLED12_LOC : DE:Symbols are inconsistent with the English in ’Add printer configuration’ dialog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78" calcext:value-type="float">
            <text:p>77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691" xlink:type="simple">8786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valeev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91" xlink:type="simple">canna causes failure with systemctl status systemd-tmpfiles-setup -l - SLED12 Beta6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789" xlink:type="simple">878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789" xlink:type="simple">SLED12_LOC : zh_CN:Untranslated text in User and Group Management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9" calcext:value-type="float">
            <text:p>7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794" xlink:type="simple">8787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794" xlink:type="simple">SLED12: zh_CN: Untranslated text in Registration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78800" xlink:type="simple">878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00" xlink:type="simple">SLED12_LOC :ALL_LANGS: Untranslated text in Zypper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30" calcext:value-type="float">
            <text:p>1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811" xlink:type="simple">8788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811" xlink:type="simple">SLED12_LOC : DE: Paragraph is breaked in Zypp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817" xlink:type="simple">8788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17" xlink:type="simple">cheese stops working after changing resolution of webcam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831" xlink:type="simple">8788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8831" xlink:type="simple">multimedia key can mute but not unmute sound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774" calcext:value-type="float">
            <text:p>77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065" xlink:type="simple">879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065" xlink:type="simple">ICAClient need to be updated in SLE12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9145" xlink:type="simple">879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145" xlink:type="simple">proxy settings from GNOME 3 are not used by Firefox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136" calcext:value-type="float">
            <text:p>136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57" xlink:type="simple">879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9257" xlink:type="simple">Modules' description is SLES specific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795" calcext:value-type="float">
            <text:p>795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59" xlink:type="simple">879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59" xlink:type="simple">Web &amp; Scripting Module is offered by SCC when installing SLE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62" xlink:type="simple">8792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62" xlink:type="simple">X.org port 6000 "open" during installation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05" calcext:value-type="float">
            <text:p>405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69" xlink:type="simple">879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269" xlink:type="simple">"Package installation" progress bar counts up to 50%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518" calcext:value-type="float">
            <text:p>51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271" xlink:type="simple">8792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71" xlink:type="simple">Default installation ends up with unbootable system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233" calcext:value-type="float">
            <text:p>233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313" xlink:type="simple">879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313" xlink:type="simple">X cannot be started after network installation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360" xlink:type="simple">879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360" xlink:type="simple">Failed to start desktop after upgrading from SLED11SP3 full installation to SLED12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766" calcext:value-type="float">
            <text:p>7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373" xlink:type="simple">8793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373" xlink:type="simple">"Gnome" session is using after upgrading from SLD11SP3(Gnome) to SLED12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61" calcext:value-type="float">
            <text:p>561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459" xlink:type="simple">8794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459" xlink:type="simple">No slideshow during installation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9480" xlink:type="simple">8794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480" xlink:type="simple">[yast2-proxy] YaST2 network should fill dconf/gsettings proxy information system-wide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215" calcext:value-type="float">
            <text:p>21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481" xlink:type="simple">87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481" xlink:type="simple">laptop_mode complains too much about /etc/laptop-mode/conf.d/board-specific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449" calcext:value-type="float">
            <text:p>44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12" xlink:type="simple">8795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chiquitt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12" xlink:type="simple">gnome panel clock and time zone irregular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9563" xlink:type="simple">879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9563" xlink:type="simple">SLE-12-Desktop-MINI-ISO-x86_64-Build0274-Media.iso could not be burn successfully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799" calcext:value-type="float">
            <text:p>7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91" xlink:type="simple">879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1" xlink:type="simple">GNOME failed to start when booting system after SLED12 installed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648" calcext:value-type="float">
            <text:p>64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94" xlink:type="simple">8795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4" xlink:type="simple">Network cannot be configured when starting upgrade from SLED11SP3 to SLED12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603" calcext:value-type="float">
            <text:p>60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41" xlink:type="simple">879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1" xlink:type="simple">desktop: add to desktop/favorite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9647" xlink:type="simple">8796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7" xlink:type="simple">desktop: keyboard popup not 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621" calcext:value-type="float">
            <text:p>6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61" xlink:type="simple">879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661" xlink:type="simple">viafb kernel module not available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652" calcext:value-type="float">
            <text:p>65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63" xlink:type="simple">8796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63" xlink:type="simple">[SLED12 Beta 6] 4900-745 (Jade Lo) - Desktop boots in dual display by defaul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649" calcext:value-type="float">
            <text:p>6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86" xlink:type="simple">8796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86" xlink:type="simple">during upgrade, installer doesn't enable grub2-branding-SL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175" xlink:type="simple">8801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175" xlink:type="simple">On occasionally initramfs unpacking fails - SLED12 Beta7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291" calcext:value-type="float">
            <text:p>291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181" xlink:type="simple">8801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181" xlink:type="simple">evince document view doesn't allow toolbar customization - SLED12 Beta7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188" xlink:type="simple">8801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188" xlink:type="simple">Need to run inputattach -elo /dev/ttyX when machines wakes from S3 - SLED12 Beta7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202" xlink:type="simple">8802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202" xlink:type="simple">lftp_wrapper file corruption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72" calcext:value-type="float">
            <text:p>172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390" xlink:type="simple">8803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byt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80390" xlink:type="simple">touch on dual display extended mode with 2 touchscreen monitors has problem with coordinates - SLED12 Beta7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bugzilla.suse.com/show_bug.cgi?id=880489" xlink:type="simple">880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489" xlink:type="simple">SLED12_LOC : AR：The text is cutted-off in Basic Firewall and SSH Configuration screen on install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92" calcext:value-type="float">
            <text:p>79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560" xlink:type="simple">8805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560" xlink:type="simple">SLED 12 Beta 7. With language set to English (UK) Trash is inconsistently named </text:a> </text:p>
          </table:table-cell>
          <table:table-cell table:style-name="ce3" office:value-type="string" calcext:value-type="string">
            <text:p>2014-06-03 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561" xlink:type="simple">880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1" xlink:type="simple">SLE12 Beta6: Not able to install 'kiwi' package: perl-Class-Singleton should be added to SDK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258" calcext:value-type="float">
            <text:p>25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563" xlink:type="simple">88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arnum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3" xlink:type="simple">[SLED12 Beta 7] No suspend package available for SLED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93" calcext:value-type="float">
            <text:p>793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27" xlink:type="simple">880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27" xlink:type="simple">Windows Domain Membership can't authenticate after reboot - SLED12 Beta7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285" calcext:value-type="float">
            <text:p>28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641" xlink:type="simple">880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641" xlink:type="simple">SLED12_LOC : NL: Untranslated text in Administrator Settings dialog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642" xlink:type="simple">8806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dis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642" xlink:type="simple">mount command options changed to not allow a password file - SLED12 Beta7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01" calcext:value-type="float">
            <text:p>201</text:p>
          </table:table-cell>
          <table:table-cell office:value-type="float" office:value="374" calcext:value-type="float">
            <text:p>374</text:p>
          </table:table-cell>
        </table:table-row>
        <table:table-row table:style-name="ro4">
          <table:table-cell table:style-name="ce1" office:value-type="string" calcext:value-type="string">
            <text:p><text:a xlink:href="https://bugzilla.suse.com/show_bug.cgi?id=880643" xlink:type="simple">8806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43" xlink:type="simple">SLED12_LOC : All_Langs：Untranslated text in Hardware Information dialog on YaST2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89" calcext:value-type="float">
            <text:p>89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58" xlink:type="simple">8806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658" xlink:type="simple">SLED12_LOC : ALL_LANGS: Duplicate "Services Manager" exist in Autoinstallation, both ENU and local build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72" calcext:value-type="float">
            <text:p>672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59" xlink:type="simple">880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59" xlink:type="simple">SLED12_LOC : ALL_LANGS: Untranslated text in ‘Windows Domain Membership’ package Install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690" xlink:type="simple">8806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90" xlink:type="simple">SLED12_LOC : AR: Typesetting format should from right to left in all YaST2 dialogs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93" calcext:value-type="float">
            <text:p>9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01" xlink:type="simple">8807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01" xlink:type="simple">SLED12_LOC : AR: Group labels are truncated (QGroupBox, YFrame)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82" calcext:value-type="float">
            <text:p>8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05" xlink:type="simple">880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705" xlink:type="simple">SLED12_LOC : SV: Untranslated text in Printers dialog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0712" xlink:type="simple">8807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712" xlink:type="simple">SLED12_LOC : SV: Untranslated text in Add NFS Share dialog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70" calcext:value-type="float">
            <text:p>77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15" xlink:type="simple">8807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715" xlink:type="simple">SLED12_LOC : AR: Strings truncation in netwrok settings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53" calcext:value-type="float">
            <text:p>75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18" xlink:type="simple">8807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18" xlink:type="simple">SLED12_LOC : SV: Untranslated text in Color dialog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759" calcext:value-type="float">
            <text:p>75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20" xlink:type="simple">880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20" xlink:type="simple">SLED12_LOC : AR: Strings truncation / QGroupBox dup in installation.qss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746" xlink:type="simple">8807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46" xlink:type="simple">NVIDIA driver installs properly, but X turns display off, Quadro K2000M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55" xlink:type="simple">8807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ys@microsoft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755" xlink:type="simple">Freeze when installing on Hyper-v Gen 2 guest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020" xlink:type="simple">8810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020" xlink:type="simple">Little documentation on gnome-shell-extension-tool - SLED12 Beta7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214" xlink:type="simple">8812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chvata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214" xlink:type="simple">Failed to launch reprots wizard in libreoffice-base with error "java.lang.NoClassDefFoundError"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1221" xlink:type="simple">881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21" xlink:type="simple">No reminder to trigger reboot action after updating some packages which require reboot syste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42" calcext:value-type="float">
            <text:p>542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245" xlink:type="simple">881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45" xlink:type="simple">Update package "update-test-affects-package-manager" from "Software Update" trigger relogin instead of restarting gpk-update-viewer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543" calcext:value-type="float">
            <text:p>54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294" xlink:type="simple">8812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mlad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94" xlink:type="simple">libreoffice python wizzards crash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281" calcext:value-type="float">
            <text:p>28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368" xlink:type="simple">881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368" xlink:type="simple">Not able to establish rdesktop connection to xrdp - SLED12 Beta7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377" xlink:type="simple">881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377" xlink:type="simple">pam_apparmor error in lo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16" calcext:value-type="float">
            <text:p>216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384" xlink:type="simple">881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1384" xlink:type="simple">Missing dependency for glade3 ( folibgladeui-1.so) and jython (jakarta-oro &amp; servletapi5 ) packages - SLED12 Beta7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259" calcext:value-type="float">
            <text:p>25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440" xlink:type="simple">8814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40" xlink:type="simple">Some language options displayed as black boxes when start installation from FTP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625" calcext:value-type="float">
            <text:p>625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471" xlink:type="simple">8814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471" xlink:type="simple">SLED12 channels were not added after upgrade from SLED11SP3 to SLED12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630" calcext:value-type="float">
            <text:p>63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497" xlink:type="simple">881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97" xlink:type="simple">Some characters displayed abnormally when selecting language before installation.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95" calcext:value-type="float">
            <text:p>495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532" xlink:type="simple">8815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32" xlink:type="simple">dependency issue: nothing provides libfipscheck.so.1 needed by libcryptsetup4-32bit-1.6.4-1.1.x86_64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554" xlink:type="simple">8815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54" xlink:type="simple">nfctool missing from neard package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178" calcext:value-type="float">
            <text:p>1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20" xlink:type="simple">8816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620" xlink:type="simple">Install progress bar stuck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149" calcext:value-type="float">
            <text:p>1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34" xlink:type="simple">88163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1634" xlink:type="simple">internal error: invalid byte sequence in UTF-8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235" calcext:value-type="float">
            <text:p>23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59" xlink:type="simple">881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659" xlink:type="simple">Default windowmanager was not updated by the hook when upgrading from SLED11SP3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978" xlink:type="simple">881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978" xlink:type="simple">zd1211-firmware missing </text:a> </text:p>
          </table:table-cell>
          <table:table-cell table:style-name="ce1" office:value-type="string" calcext:value-type="string">
            <text:p>2014-06-26 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997" xlink:type="simple">8819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997" xlink:type="simple">USB wireless not usable when onboard wireless is disabled </text:a> </text:p>
          </table:table-cell>
          <table:table-cell table:style-name="ce1" office:value-type="string" calcext:value-type="string">
            <text:p>2014-07-04 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999" xlink:type="simple">8819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999" xlink:type="simple">Add to desktop does not work </text:a> </text:p>
          </table:table-cell>
          <table:table-cell table:style-name="ce1" office:value-type="string" calcext:value-type="string">
            <text:p>2014-06-13 </text:p>
          </table:table-cell>
          <table:table-cell office:value-type="float" office:value="188" calcext:value-type="float">
            <text:p>18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004" xlink:type="simple">8820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004" xlink:type="simple">webbrowser not started with webke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14" calcext:value-type="float">
            <text:p>114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056" xlink:type="simple">8820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2056" xlink:type="simple">SLES/SLED12_LOC : DE, CZ :Truncated text in AutoInstallation\‘Administrator Settings’ dialog in YaST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3" calcext:value-type="float">
            <text:p>673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190" xlink:type="simple">8821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190" xlink:type="simple">Fate#314974 [BETA 2] Value of TMP_DIRS_TO_CLEAR from /etc/sysconfig/cron to be automatically migrated into appropriate systemd configuration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204" xlink:type="simple">882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04" xlink:type="simple">Yast2-"Software Management" can not be launched after system upgraded from SLED11SP3 to SLED12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631" calcext:value-type="float">
            <text:p>63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235" xlink:type="simple">882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235" xlink:type="simple">drm/KMS is taking several seconds to initialize scree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256" xlink:type="simple">882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56" xlink:type="simple">supportconfig(8) man page needs updating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470" calcext:value-type="float">
            <text:p>47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364" xlink:type="simple">8823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2364" xlink:type="simple">SLE12 beta7 cannot install over wireless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413" xlink:type="simple">8824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413" xlink:type="simple">firefox import certificate manually does not take effec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421" xlink:type="simple">8824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421" xlink:type="simple">gnome menu "add to Desktop" does not work in Chinese Environmen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59" calcext:value-type="float">
            <text:p>559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506" xlink:type="simple">8825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06" xlink:type="simple">Rename libreoffice-branding-openSUSE to libreoffice-branding-SLE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597" xlink:type="simple">8825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97" xlink:type="simple">wpa_supplicant unable to connect network reporting "wlp1s0: Failed to initiate AP scan"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670" xlink:type="simple">882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670" xlink:type="simple">Firefox 31.0 not working with proxy settings - Windows Domain - SLED12 Beta10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82765" xlink:type="simple">8827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2765" xlink:type="simple">Need to type Chinese Character to confirm with the terminal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789" xlink:type="simple">882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89" xlink:type="simple">No indication that VPN fails and why (NetworkManager, GNOM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790" xlink:type="simple">882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0" xlink:type="simple">nm-connection-editor main window comes up too small.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41" calcext:value-type="float">
            <text:p>41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791" xlink:type="simple">882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1" xlink:type="simple">Calendar is too hard to read: contrast (and siz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793" xlink:type="simple">882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3" xlink:type="simple">"Organize Desktop by Name" puts icons outside the visible screen area (two screens)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796" xlink:type="simple">882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6" xlink:type="simple">nm-connection-editor and GNOME system status out of sync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797" xlink:type="simple">8827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7" xlink:type="simple">"All Settings - Network" not able to remove connections, edit connections,... for Mobile Broadband and Wired </text:a> </text:p>
          </table:table-cell>
          <table:table-cell table:style-name="ce3" office:value-type="string" calcext:value-type="string">
            <text:p>2014-10-18 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799" xlink:type="simple">8827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9" xlink:type="simple">"When battery power is critical" in gnome-control-center, "Power" does not allow change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801" xlink:type="simple">882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1" xlink:type="simple">ModemManager: has_system_secrets: assertion 'setting_name != NULL' failed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802" xlink:type="simple">8828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802" xlink:type="simple">gnome-clocks does not allow sorting timezones / does not sort any more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264" calcext:value-type="float">
            <text:p>2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803" xlink:type="simple">882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3" xlink:type="simple">No way to suspend-to-disk/hibernate via regular GNOME GUI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70" calcext:value-type="float">
            <text:p>7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926" xlink:type="simple">882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26" xlink:type="simple">wpa_supplicant didn't support AP mode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965" xlink:type="simple">882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65" xlink:type="simple">SCC reports ERROR 500 "internal error" when email is left empty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0" calcext:value-type="float">
            <text:p>19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079" xlink:type="simple">8830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079" xlink:type="simple">NetworkManager does not set hostname provide by DHCP Server - SLED12 Beta8 </text:a> </text:p>
          </table:table-cell>
          <table:table-cell table:style-name="ce3" office:value-type="string" calcext:value-type="string">
            <text:p>2014-10-03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3123" xlink:type="simple">8831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3123" xlink:type="simple">[Test Case 1369990] Kernel panic in first reboot, after clean install SLED via HTTP with x86_64 mini ISO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194" xlink:type="simple">8831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194" xlink:type="simple">grub2 SLE theme is not configured by installer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465" xlink:type="simple">883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65" xlink:type="simple">SLE 12 Beta 9 - The Floppy disk shows up when the device does not exist.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48" calcext:value-type="float">
            <text:p>5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491" xlink:type="simple">8834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91" xlink:type="simple">Nautilus cannot get to the top of the workspac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606" xlink:type="simple">88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606" xlink:type="simple">selecting continue when no partitions selected prints ugly internal errors and hangs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75" xlink:type="simple">883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5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76" xlink:type="simple">8837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6" xlink:type="simple">SLED12_LOC :RU: LING: Misspelling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570" calcext:value-type="float">
            <text:p>57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79" xlink:type="simple">883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9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1" calcext:value-type="float">
            <text:p>57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80" xlink:type="simple">883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0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1" xlink:type="simple">883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1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6" xlink:type="simple">883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6" xlink:type="simple">SLED12_LOC :RU: Mistranslation/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7" xlink:type="simple">883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7" xlink:type="simple">SLED12_LOC :RU: LING: Wrong capitalization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8" xlink:type="simple">8837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8" xlink:type="simple">SLED12_LOC :RU: LING: Wrong capitalization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9" xlink:type="simple">883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9" xlink:type="simple">SLED12_LOC :RU: LING: Wrong syntax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0" xlink:type="simple">883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0" xlink:type="simple">SLED12_LOC :RU: LING: Wrong capitaliz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1" xlink:type="simple">883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1" xlink:type="simple">SLED12_LOC :RU: LING: Missing comma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2" xlink:type="simple">8837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2" xlink:type="simple">SLED12_LOC :RU: 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9" calcext:value-type="float">
            <text:p>57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93" xlink:type="simple">883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3" xlink:type="simple">SLED12_LOC :RU: LING: Typo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6" xlink:type="simple">883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6" xlink:type="simple">SLED12_LOC :RU: LING: Misspelling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3895" xlink:type="simple">8838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895" xlink:type="simple">xorg-x11-driver-video-unichrome package missing from SLED12 Beta 8/9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05" xlink:type="simple">8839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905" xlink:type="simple">SLED12_LOC :[KO]: LING: [Access key missing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06" xlink:type="simple">8839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3906" xlink:type="simple">SLED12_LOC :[KO]: LING: [Access key mismatch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3" calcext:value-type="float">
            <text:p>58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07" xlink:type="simple">8839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3907" xlink:type="simple">SLED12_LOC :[KO]: LING: [Access key mismatch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4" calcext:value-type="float">
            <text:p>5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09" xlink:type="simple">8839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909" xlink:type="simple">SLED12_LOC :[KO]: LING: [Access key missing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5" calcext:value-type="float">
            <text:p>58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10" xlink:type="simple">8839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10" xlink:type="simple">SLED12_LOC :[KO]: LING: [Inconsistent translation_04-Install -System Prob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6" calcext:value-type="float">
            <text:p>586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3915" xlink:type="simple">8839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15" xlink:type="simple">Password dialog isn't launched after inputting remote location via ftp in Rhythmbox mediaplayer.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20" xlink:type="simple">8839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0" xlink:type="simple">SLED12_LOC : HU: LING: Inconsistent use of legal terms in installer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7" calcext:value-type="float">
            <text:p>58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3" xlink:type="simple">8839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3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4" calcext:value-type="float">
            <text:p>67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6" xlink:type="simple">883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6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5" calcext:value-type="float">
            <text:p>6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7" xlink:type="simple">883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3927" xlink:type="simple">SLED12_LOC :HU: LING: Missing full stop in a system message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6" calcext:value-type="float">
            <text:p>6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30" xlink:type="simple">8839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30" xlink:type="simple">SLED12_LOC :HU: LING: incorrect capitalisation in list of language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53" xlink:type="simple">883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53" xlink:type="simple">SLED12_LOC :[DE]: LING: [mistranslation in Install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8" calcext:value-type="float">
            <text:p>58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55" xlink:type="simple">883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5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7" calcext:value-type="float">
            <text:p>9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58" xlink:type="simple">883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8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8" calcext:value-type="float">
            <text:p>9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60" xlink:type="simple">883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60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9" calcext:value-type="float">
            <text:p>9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15" xlink:type="simple">8840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015" xlink:type="simple">SLED12_LOC :CS: LING: Untranslated "Expert Partitioner"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017" xlink:type="simple">8840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tanislav.Kneifl@lqs-lionb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7" xlink:type="simple">SLED12_LOC :CS: LING: Inconsistent translation of Master Boot Record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107" calcext:value-type="float">
            <text:p>10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19" xlink:type="simple">884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9" xlink:type="simple">SLED12_LOC :CS: LING: Inconsistent translation of "Next" button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021" xlink:type="simple">8840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1" xlink:type="simple">SLED12_LOC :CS: LING: Grammar error from concatenated strings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101" calcext:value-type="float">
            <text:p>10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2" xlink:type="simple">884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2" xlink:type="simple">SLED12_LOC :CS: LING: Incorrect form of "Open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0" calcext:value-type="float">
            <text:p>80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3" xlink:type="simple">884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3" xlink:type="simple">SLED12_LOC :[ES]: LING: [Incorrect translation on installer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78" calcext:value-type="float">
            <text:p>6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4" xlink:type="simple">8840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rvin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4" xlink:type="simple">SLED12_LOC :CS: LING: Wrong number format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6" calcext:value-type="float">
            <text:p>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5" xlink:type="simple">8840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025" xlink:type="simple">SLED12_LOC :CS: LING: Incorrect word form of "Don't run..."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7" xlink:type="simple">8840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7" xlink:type="simple">SLED12_LOC :CS: LING: Incorrect word form of "Don't run...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2" calcext:value-type="float">
            <text:p>80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9" xlink:type="simple">8840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9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9" calcext:value-type="float">
            <text:p>77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0" xlink:type="simple">88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0" xlink:type="simple">SLED12_LOC :CS: LING: Mistranslation of "Open port in firewall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3" calcext:value-type="float">
            <text:p>80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1" xlink:type="simple">8840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1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80" calcext:value-type="float">
            <text:p>78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2" xlink:type="simple">8840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032" xlink:type="simple">SLED12_LOC :[ES]: LING: [Incorrect translation on GNOM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9" calcext:value-type="float">
            <text:p>67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6" xlink:type="simple">8840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036" xlink:type="simple">SLED12_LOC :[ES]: LING: [Incorrect translation on GNOM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81" calcext:value-type="float">
            <text:p>78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9" xlink:type="simple">884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9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2" calcext:value-type="float">
            <text:p>78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42" xlink:type="simple">884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2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3" calcext:value-type="float">
            <text:p>78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46" xlink:type="simple">8840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6" xlink:type="simple">SLED12_LOC :[ES]: LING: [Incorrect translation on yast2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84" calcext:value-type="float">
            <text:p>78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50" xlink:type="simple">88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0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5" calcext:value-type="float">
            <text:p>78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54" xlink:type="simple">884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4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4" calcext:value-type="float">
            <text:p>80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2" xlink:type="simple">8841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2" xlink:type="simple">SLED12_LOC :[KO]: LING: [Access key missing_07-Install-Suggested Partition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5" calcext:value-type="float">
            <text:p>80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5" xlink:type="simple">884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5" xlink:type="simple">SLED12_LOC :[KO]: LING: [Access key mismatch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6" calcext:value-type="float">
            <text:p>80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7" xlink:type="simple">8841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7" xlink:type="simple">SLED12_LOC :[KO]: LING: [Spelling error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7" calcext:value-type="float">
            <text:p>807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49" xlink:type="simple">8841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149" xlink:type="simple">SLED12_LOC :[KO]: LING: [Access key missing and mismatches_09-Install-Change Date and Time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80" calcext:value-type="float">
            <text:p>680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0" xlink:type="simple">8841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0" xlink:type="simple">SLED12_LOC :[KO]: LING: [Contextually inaccurate translation_12-Install-Installation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8" calcext:value-type="float">
            <text:p>808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1" xlink:type="simple">8841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1" xlink:type="simple">SLED12_LOC :[KO]: LING: [Access key mismatch_16-Install-Installation Settings-Boot Loader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9" calcext:value-type="float">
            <text:p>80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3" xlink:type="simple">8841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3" xlink:type="simple">SLED12_LOC :[KO]: LING: [Inaccurate translation_35-Gnome-Settings-Keyboard]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377" calcext:value-type="float">
            <text:p>377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5" xlink:type="simple">8841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155" xlink:type="simple">SLED12_LOC :[KO]: LING: [Inaccurate translation and spacing error_13-Install-Installation Settings-Software Selec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1" calcext:value-type="float">
            <text:p>77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6" xlink:type="simple">8841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6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4157" xlink:type="simple">8841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157" xlink:type="simple">SLED12_LOC :[KO]: LING: [Unnecessarily long translation_13-Install-Installation Settings-Software Selec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2" calcext:value-type="float">
            <text:p>77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8" xlink:type="simple">884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8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2" calcext:value-type="float">
            <text:p>682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9" xlink:type="simple">8841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59" xlink:type="simple">SLED12_LOC :[KO]: LING: [Contextually inaccurate translation with a spacing error_39-Gnome-Settings-Mouse and Touchpad]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102" calcext:value-type="float">
            <text:p>1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0" xlink:type="simple">8841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0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0" calcext:value-type="float">
            <text:p>81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1" xlink:type="simple">8841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1" xlink:type="simple">SLED12_LOC :[KO]: LING: [Spacing error_39-Gnome-Settings-Mouse and Touchpad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3" calcext:value-type="float">
            <text:p>683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62" xlink:type="simple">8841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62" xlink:type="simple">SLED12_LOC [pt_BR] [Terminology]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27" calcext:value-type="float">
            <text:p>2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3" xlink:type="simple">8841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3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4" calcext:value-type="float">
            <text:p>68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5" xlink:type="simple">8841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5" xlink:type="simple">SLED12_LOC :[KO]: LING: [Access key mismatch_41-YaST2-Prox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1" calcext:value-type="float">
            <text:p>811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66" xlink:type="simple">884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6" xlink:type="simple">SLED12_LOC :[KO]: LING: [Access key dismatch_42-YaST2-Windows Domain Membership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2" calcext:value-type="float">
            <text:p>8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7" xlink:type="simple">8841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7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3" calcext:value-type="float">
            <text:p>81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8" xlink:type="simple">8841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8" xlink:type="simple">SLED12_LOC :[KO]: LING: [Spelling error_43-YaST2-System Keyboard Layout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69" xlink:type="simple">884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9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0" xlink:type="simple">8841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0" xlink:type="simple">SLED12_LOC :[KO]: LING: [Access key missing_46-YaST2-AutoInstalla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5" calcext:value-type="float">
            <text:p>68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1" xlink:type="simple">884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1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2" xlink:type="simple">884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2" xlink:type="simple">SLED12_LOC :[KO]: LING: [Access key missing_46-YaST2-AutoInstalla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3" xlink:type="simple">8841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3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4" xlink:type="simple">8841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4" xlink:type="simple">SLED12_LOC :[KO]: LING: [Access key missing_47-YaST2-Snapper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4176" xlink:type="simple">8841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6" xlink:type="simple">SLED12_LOC :[KO]: LING: [Access key mismatches and inaccurate translation_48-YaST2-User and Group Management-Authentication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7" calcext:value-type="float">
            <text:p>81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7" xlink:type="simple">884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7" xlink:type="simple">SLED12_LOC [pt_BR] [Terminology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88" calcext:value-type="float">
            <text:p>68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8" xlink:type="simple">8841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8" xlink:type="simple">SLED12_LOC :[KO]: LING: [Access key missing_50-YaST2-Authentication Client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9" calcext:value-type="float">
            <text:p>68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9" xlink:type="simple">8841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9" xlink:type="simple">SLED12_LOC :[KO]: LING: [Access key missing and mismatches_51-YaST2-Support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0" calcext:value-type="float">
            <text:p>6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80" xlink:type="simple">8841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80" xlink:type="simple">SLED12_LOC :[KO]: LING: [Access key missing_52-YaST2-Expert Partition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1" calcext:value-type="float">
            <text:p>691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4" xlink:type="simple">8841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4" xlink:type="simple">SLED12_LOC :[KO]: LING: [Spacing error and contextually 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8" calcext:value-type="float">
            <text:p>818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5" xlink:type="simple">8841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5" xlink:type="simple">SLED12_LOC :[KO]: LING: [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9" calcext:value-type="float">
            <text:p>819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6" xlink:type="simple">884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6" xlink:type="simple">SLED12_LOC :[KO]: LING: [Internally inconsistent translation style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0" calcext:value-type="float">
            <text:p>820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7" xlink:type="simple">8841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7" xlink:type="simple">SLED12_LOC :[KO]: LING: [Contextually inaccurate translation_54-YaST2-Mail ServerIncoming 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1" calcext:value-type="float">
            <text:p>82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88" xlink:type="simple">8841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8" xlink:type="simple">SLED12_LOC :[KO]: LING: [Stylistic improvement_54-YaST2-Mail ServerIncoming Mai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822" calcext:value-type="float">
            <text:p>822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9" xlink:type="simple">8841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9" xlink:type="simple">SLED12_LOC :[KO]: LING: [Access key mismatches_54-YaST2-Mail Server-Incoming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3" calcext:value-type="float">
            <text:p>82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04" xlink:type="simple">884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4" xlink:type="simple">SLED12_LOC :Japanese: LING: Wrong style in one line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2" calcext:value-type="float">
            <text:p>69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08" xlink:type="simple">8842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3" calcext:value-type="float">
            <text:p>69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37" xlink:type="simple">8842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37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4" calcext:value-type="float">
            <text:p>69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38" xlink:type="simple">8842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38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5" calcext:value-type="float">
            <text:p>69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0" xlink:type="simple">8842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0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6" calcext:value-type="float">
            <text:p>69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2" xlink:type="simple">884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242" xlink:type="simple">SLED12_LOC :JP: LING: Incorrect trans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7" calcext:value-type="float">
            <text:p>69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3" xlink:type="simple">8842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3" xlink:type="simple">SLED12_LOC :JP: LING: A missing hot key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8" calcext:value-type="float">
            <text:p>69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5" xlink:type="simple">884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45" xlink:type="simple">[yast2-apparmor] SLED12_LOC :JP: LING: Incorrect translation </text:a> </text:p>
          </table:table-cell>
          <table:table-cell table:style-name="ce3" office:value-type="string" calcext:value-type="string">
            <text:p>Mon 09:44 </text:p>
          </table:table-cell>
          <table:table-cell office:value-type="float" office:value="108" calcext:value-type="float">
            <text:p>10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7" xlink:type="simple">8842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47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9" calcext:value-type="float">
            <text:p>69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8" xlink:type="simple">8842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00" calcext:value-type="float">
            <text:p>7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51" xlink:type="simple">8842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51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1" calcext:value-type="float">
            <text:p>701</text:p>
          </table:table-cell>
          <table:table-cell office:value-type="float" office:value="488" calcext:value-type="float">
            <text:p>488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84256" xlink:type="simple">884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56" xlink:type="simple">SLED12_LOC :[PL]: LING: [Inconsistent "Probe" translation on "System Probing"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24" calcext:value-type="float">
            <text:p>82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69" xlink:type="simple">884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69" xlink:type="simple">SLED12_LOC :[PL]: LING: [Incorrect inflection of demon on change date time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2" calcext:value-type="float">
            <text:p>70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2" xlink:type="simple">884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2" xlink:type="simple">SLED12_LOC :[PL]: LING: [Typo in translation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3" calcext:value-type="float">
            <text:p>70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4" xlink:type="simple">8842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4" xlink:type="simple">SLED12_LOC :[PL]: LING: [Literal translation of "full name"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25" calcext:value-type="float">
            <text:p>825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75" xlink:type="simple">8842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275" xlink:type="simple">SLED12_LOC :[PL]: LING: [Truncation of "Oprogramowanie dodatkowe" on Software Selection screen]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28" calcext:value-type="float">
            <text:p>72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8" xlink:type="simple">8842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278" xlink:type="simple">SLED12_LOC :[PL]: LING: [Period used as decimal mark instead of comma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4" calcext:value-type="float">
            <text:p>70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0" xlink:type="simple">884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0" xlink:type="simple">SLED12_LOC :[PL]: LING: [Month names should be inflected in the calendar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3" calcext:value-type="float">
            <text:p>10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5" xlink:type="simple">8842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5" xlink:type="simple">SLED12_LOC :[PL]: LING: [Incorrect translation of Speed in Keyboard Setting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4" calcext:value-type="float">
            <text:p>10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6" xlink:type="simple">8842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86" xlink:type="simple">SLED12_LOC :[PL]: LING: [Incorrect proxy translation in Proxy configuration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6" calcext:value-type="float">
            <text:p>82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8" xlink:type="simple">884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8" xlink:type="simple">SLED12_LOC :[PL]: LING: [Misleading translation in Revert change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5" calcext:value-type="float">
            <text:p>10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90" xlink:type="simple">8842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0" xlink:type="simple">SLED12_LOC :[PL]: LING: [Incorrect SPAM translation in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7" calcext:value-type="float">
            <text:p>827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91" xlink:type="simple">8842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1" xlink:type="simple">SLED12_LOC :[PL]: LING: [Inconsistent translation of "Edit" button in the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05" calcext:value-type="float">
            <text:p>70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95" xlink:type="simple">884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5" xlink:type="simple">SLED12_LOC :[PL]: LING: [Clumsy translation of "Do not start Postfix as daemon" in Mail Server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8" calcext:value-type="float">
            <text:p>82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321" xlink:type="simple">884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21" xlink:type="simple">Firmware files potentially missing in SLED12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269" calcext:value-type="float">
            <text:p>26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386" xlink:type="simple">884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86" xlink:type="simple">Machine hangs during reboot test with TPM error 7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539" calcext:value-type="float">
            <text:p>53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511" xlink:type="simple">8845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511" xlink:type="simple">Reregistration window asks to register after upgrade(auto-register to SCC )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610" calcext:value-type="float">
            <text:p>61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632" xlink:type="simple">884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632" xlink:type="simple">Initrd is missing xen-vbd xen-vnif in Xen HVM environments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764" xlink:type="simple">8847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764" xlink:type="simple">"Bootable Snapshots" not displayed on HP laptop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182" calcext:value-type="float">
            <text:p>18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27" xlink:type="simple">8848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27" xlink:type="simple">gnome-control-center - color panel crashe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9" calcext:value-type="float">
            <text:p>16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81" xlink:type="simple">8848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1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6" calcext:value-type="float">
            <text:p>70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82" xlink:type="simple">884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2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883" xlink:type="simple">8848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3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894" xlink:type="simple">8848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94" xlink:type="simple">SLED12_LOC : [IT]: LING: [Double space in sentence in Instal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09" calcext:value-type="float">
            <text:p>709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940" xlink:type="simple">884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940" xlink:type="simple">SLED12_LOC: AR - FA - HE: Unsupported Character Alignment for Perso-Arabic+Hebrew Script in Gnome Terminal </text:a> </text:p>
          </table:table-cell>
          <table:table-cell table:style-name="ce3" office:value-type="string" calcext:value-type="string">
            <text:p>2014-07-28 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974" xlink:type="simple">884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974" xlink:type="simple">"Show Keyboard Layout" is not translated in GNOME-Shell (French)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378" calcext:value-type="float">
            <text:p>37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21" xlink:type="simple">885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21" xlink:type="simple">No bootsplash show up during system bootup into sled12 beta9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57" xlink:type="simple">88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57" xlink:type="simple">YaST2 network doesn't detect NetworkManager properly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154" calcext:value-type="float">
            <text:p>1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60" xlink:type="simple">8852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5260" xlink:type="simple">yast2 lan popup sasy unsupported service instead of Networkmanager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5267" xlink:type="simple">88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67" xlink:type="simple">libvirt-daemon-driver-qemu package doesn't create qemu user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229" calcext:value-type="float">
            <text:p>2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72" xlink:type="simple">885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5272" xlink:type="simple">virt-manager os autodetection doesn't work proper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52" calcext:value-type="float">
            <text:p>55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73" xlink:type="simple">885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73" xlink:type="simple">create virtual network wizard accept empty name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5366" xlink:type="simple">8853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5366" xlink:type="simple">Running 'inputattach' command returns 'inputattach: can't set line discipline' - SLED12 Beta9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91" calcext:value-type="float">
            <text:p>19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368" xlink:type="simple">885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368" xlink:type="simple">gnome-keyring dialogue appears at login - SLED12 Beta9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170" calcext:value-type="float">
            <text:p>170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5657" xlink:type="simple">8856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icke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5657" xlink:type="simple">Network configuration pops up as first step even while a DHCP server is available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173" calcext:value-type="float">
            <text:p>173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5844" xlink:type="simple">8858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5844" xlink:type="simple">Genius TVGo DVB-T03 is taken by rtl28xxu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476" calcext:value-type="float">
            <text:p>47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054" xlink:type="simple">886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054" xlink:type="simple">: [SLE12 Beta 9] 32-bit versions of libusb libraries are not installed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85" calcext:value-type="float">
            <text:p>18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132" xlink:type="simple">8861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2" xlink:type="simple">press shutdown, the '60 seconds' message did not refresh every secon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199" calcext:value-type="float">
            <text:p>199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136" xlink:type="simple">886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6" xlink:type="simple">Mouse and keyboard lost response when the installer was launched on specific hardware configuration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773" calcext:value-type="float">
            <text:p>773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186" xlink:type="simple">886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86" xlink:type="simple">Russian language character was crossed out during installation Welcome page. </text:a> </text:p>
          </table:table-cell>
          <table:table-cell table:style-name="ce3" office:value-type="string" calcext:value-type="string">
            <text:p>2014-09-22</text:p>
          </table:table-cell>
          <table:table-cell office:value-type="float" office:value="838" calcext:value-type="float">
            <text:p>83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231" xlink:type="simple">8862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231" xlink:type="simple">SLED12_LOC: KO: Mistranslated string in ntp-client.pot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750" calcext:value-type="float">
            <text:p>750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369" xlink:type="simple">886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369" xlink:type="simple">Cannot login after upgrading from SLES11SP3 to SLES12+SLE-WE12 add-on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189" calcext:value-type="float">
            <text:p>18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569" xlink:type="simple">8865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569" xlink:type="simple">user avatar is visible on SLE-classic panel </text:a> </text:p>
          </table:table-cell>
          <table:table-cell table:style-name="ce3" office:value-type="string" calcext:value-type="string">
            <text:p>2014-07-23 </text:p>
          </table:table-cell>
          <table:table-cell office:value-type="float" office:value="138" calcext:value-type="float">
            <text:p>13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572" xlink:type="simple">886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nco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6572" xlink:type="simple">annoying nvidia repo popup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179" calcext:value-type="float">
            <text:p>17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633" xlink:type="simple">8866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33" xlink:type="simple">Logitech unified receiver not working on all USB ports of Sony SVS1511C5E notebook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670" xlink:type="simple">886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70" xlink:type="simple">Pidgin resets main volume leve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6775" xlink:type="simple">886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5" xlink:type="simple">linuxrc: failed to find repo when setting fixed ip and http repo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778" xlink:type="simple">8867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8" xlink:type="simple">SLED is identified as SLES in plymouth progressbar in installer 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141" calcext:value-type="float">
            <text:p>14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782" xlink:type="simple">886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82" xlink:type="simple">Faild to load available extensions when regisiter against SMT-Update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789" xlink:type="simple">886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6789" xlink:type="simple">SLED installation splash screen shows suse linux server instead of desktop.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6804" xlink:type="simple">8868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04" xlink:type="simple">[Upgrade] SLP discovery not called during upgrading from sled11sp3 to sled12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885" xlink:type="simple">886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85" xlink:type="simple">JMicron USB-ATA bridges fai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477" calcext:value-type="float">
            <text:p>47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074" xlink:type="simple">8870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074" xlink:type="simple">Debuginfo Pool channel is missing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186" calcext:value-type="float">
            <text:p>186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084" xlink:type="simple">8870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084" xlink:type="simple">[Build0360] "Slide Show" and "Release Note" are missing during upgrading from SLED11SP3 to SLED12 with FTP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108" xlink:type="simple">8871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08" xlink:type="simple">Add INPUT_PROP_TOPBUTTONPAD property to kerne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502" calcext:value-type="float">
            <text:p>5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177" xlink:type="simple">887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77" xlink:type="simple">Upgrade libtasn1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65" calcext:value-type="float">
            <text:p>265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65" xlink:type="simple">8872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265" xlink:type="simple">SLE 12_LOC : [AR]: LING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8" calcext:value-type="float">
            <text:p>28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77" xlink:type="simple">8872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77" xlink:type="simple">SLED12_LOC : ALL_LANGS:Untranslated text in Autoinstallation/Soft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4" calcext:value-type="float">
            <text:p>634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0" xlink:type="simple">887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0" xlink:type="simple">SLED12_LOC : ALL_LANGS:Untranslated text in Autoinstallation/Hard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5" calcext:value-type="float">
            <text:p>635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4" xlink:type="simple">887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4" xlink:type="simple">SLED12_LOC : ALL_LANGS:Untranslated text in Autoinstallation/System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6" calcext:value-type="float">
            <text:p>636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7" xlink:type="simple">8872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287" xlink:type="simple">SLED12_LOC : ALL_LANGS:Untranslated text in Autoinstallation/System/Services manager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10" calcext:value-type="float">
            <text:p>710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8" xlink:type="simple">887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8" xlink:type="simple">SLED12_LOC : ALL_LANGS:Untranslated text in Autoinstallation/Miscellaneou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329" xlink:type="simple">8873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29" xlink:type="simple">[AR]: LOC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354" xlink:type="simple">8873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54" xlink:type="simple">SLED/SLES12_LOC : AR: Unlocalized Numerals for Arabic Tex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15" calcext:value-type="float">
            <text:p>115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377" xlink:type="simple">887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77" xlink:type="simple">SLED/SLES12_LOC : ALL_LANGS: Inconsistent Localization of Desktop Environment Names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482" xlink:type="simple">887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482" xlink:type="simple">SLED/SLES12_LOC :AR : Incosistent progress bar direction for installs/updates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30" calcext:value-type="float">
            <text:p>30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498" xlink:type="simple">8874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7498" xlink:type="simple">SLED/SLES12_LOC : ALL_LANGS: Font Problem Displaying Language List for Installation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62" calcext:value-type="float">
            <text:p>76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05" xlink:type="simple">8875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05" xlink:type="simple">SLES12_LOC : AR: LOC: language names list in YaST: some items are backward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11" calcext:value-type="float">
            <text:p>71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09" xlink:type="simple">8875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509" xlink:type="simple">SLES/SLED12_LOC : AR: LOC: RTL text is flipped left-aligned incorrectly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53" xlink:type="simple">887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3" xlink:type="simple">ALL_Languages - SLED 12 - Boot loader - Untranslated strings in help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56" xlink:type="simple">88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6" xlink:type="simple">ALL_Languages - SLED 12 - Network devices - Untranslated str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30" calcext:value-type="float">
            <text:p>73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59" xlink:type="simple">8875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9" xlink:type="simple">ALL_Languages - SLED 12 - NTP configuration - Untranslated strings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62" xlink:type="simple">887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2" xlink:type="simple">ALL_Languages - SLED 12 - Printer - Unlocalized Test Server alert message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66" xlink:type="simple">887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6" xlink:type="simple">ALL_Languages - SLED 12 - SUSE Customer Center Configuration - Untranslated help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13" calcext:value-type="float">
            <text:p>71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25" xlink:type="simple">8877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725" xlink:type="simple">SLED12_LOC : ES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4" calcext:value-type="float">
            <text:p>71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29" xlink:type="simple">8877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29" xlink:type="simple">SLED12_LOC : DE : Slight truncation in settings menu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15" calcext:value-type="float">
            <text:p>71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31" xlink:type="simple">8877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1" xlink:type="simple">SLED12_LOC : FR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6" calcext:value-type="float">
            <text:p>71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32" xlink:type="simple">887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2" xlink:type="simple">SLED12_LOC : HU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87779" xlink:type="simple">887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779" xlink:type="simple">SLED12_LOC : SV: Untranslated text in Applications Menu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780" xlink:type="simple">887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80" xlink:type="simple">SLED12_LOC : SV: Slight truncations in Sett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18" calcext:value-type="float">
            <text:p>71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972" xlink:type="simple">8879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972" xlink:type="simple">Installer screen corrupted: resolution 640x480x32 is too low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95" calcext:value-type="float">
            <text:p>29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100" xlink:type="simple">888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00" xlink:type="simple">hub 7-0:1.0: connect-debounce failed, port 3 disabled </text:a> </text:p>
          </table:table-cell>
          <table:table-cell table:style-name="ce3" office:value-type="string" calcext:value-type="string">
            <text:p>2014-07-25 </text:p>
          </table:table-cell>
          <table:table-cell office:value-type="float" office:value="278" calcext:value-type="float">
            <text:p>27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130" xlink:type="simple">8881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30" xlink:type="simple">Missing iw package during install.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242" calcext:value-type="float">
            <text:p>242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8256" xlink:type="simple">888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256" xlink:type="simple">Evolution cannot detect the Kmail directory after system upgrade from SLED11SP3 to SLED12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356" xlink:type="simple">888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8356" xlink:type="simple">Booting Win7 from grub2 won't show login screen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396" xlink:type="simple">8883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hpj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396" xlink:type="simple">GDM Microsoft domain name drop down list los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8561" xlink:type="simple">888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561" xlink:type="simple">Registration message is misleading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175" xlink:type="simple">8891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9175" xlink:type="simple">[beta10] SLE12 - Failed to login with AD account (after reboot) caused by winbind-to-KDC contact failure </text:a> </text:p>
          </table:table-cell>
          <table:table-cell table:style-name="ce3" office:value-type="string" calcext:value-type="string">
            <text:p>Mon 10:49 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11" xlink:type="simple">889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1" xlink:type="simple">install of MozillaFirefox-translations failed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18" xlink:type="simple">8892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8" xlink:type="simple">To force GNOME system bell through the X serv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95" xlink:type="simple">889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urodrigu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95" xlink:type="simple">mptsas: 30 second timeout issue with systemd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393" xlink:type="simple">8893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9393" xlink:type="simple">Graphics will not load after installation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401" calcext:value-type="float">
            <text:p>4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489" xlink:type="simple">889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489" xlink:type="simple">[build0396] rpm verify packages got "wrong missing capabilities"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503" xlink:type="simple">889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03" xlink:type="simple">[upgrade] from sled11 sp3 to sled12, SMT registration upgrade failed when using old SMT server </text:a> </text:p>
          </table:table-cell>
          <table:table-cell table:style-name="ce3" office:value-type="string" calcext:value-type="string">
            <text:p>2014-10-31 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513" xlink:type="simple">889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13" xlink:type="simple">[sled build0396] garbled characters in installer using chinese languag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45" calcext:value-type="float">
            <text:p>54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536" xlink:type="simple">8895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9536" xlink:type="simple">xfs file system could not be mounted successfully cause boot into system failed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27" calcext:value-type="float">
            <text:p>52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670" xlink:type="simple">889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670" xlink:type="simple">[RC1 urgent] undefined method nil: block in grub_updateMBR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51" calcext:value-type="float">
            <text:p>151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765" xlink:type="simple">8897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5" xlink:type="simple">GRUB shows broken letters at boot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175" calcext:value-type="float">
            <text:p>175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766" xlink:type="simple">8897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6" xlink:type="simple">Build 402: installer does not write mk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520" calcext:value-type="float">
            <text:p>52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781" xlink:type="simple">889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1" xlink:type="simple">Could not connect to SLES12 VNC server with vinagre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782" xlink:type="simple">889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2" xlink:type="simple">drop support for "IsDocked" signal in upower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163" calcext:value-type="float">
            <text:p>16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868" xlink:type="simple">8898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8" xlink:type="simple">Cosmetic - A picture in the first installation slide show may need more beautify.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153" calcext:value-type="float">
            <text:p>153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869" xlink:type="simple">8898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9" xlink:type="simple">[RC1] SCC registration during installation failed by reason that the IP address can not be handled by Yast for submitting to server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24" calcext:value-type="float">
            <text:p>52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950" xlink:type="simple">889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0" xlink:type="simple">incorrect french translation for "Encrypt Volume Group" (and other crypto stuff)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89" calcext:value-type="float">
            <text:p>589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959" xlink:type="simple">8899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9" xlink:type="simple">[yast2-control-center-gnome] is shown and unmovable in the middle when invoked in 800x600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223" calcext:value-type="float">
            <text:p>22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961" xlink:type="simple">8899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61" xlink:type="simple">ellipsisation in yast-control-center-gnome is too strong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250" xlink:type="simple">8902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250" xlink:type="simple">SLED12 / SLE12+WE: missing powertop tool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13" calcext:value-type="float">
            <text:p>1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362" xlink:type="simple">8903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2" xlink:type="simple">Yast2-bootloader doesn't handle grub2 entries in UTF-8 </text:a> </text:p>
          </table:table-cell>
          <table:table-cell table:style-name="ce3" office:value-type="string" calcext:value-type="string">
            <text:p>2014-08-08 </text:p>
          </table:table-cell>
          <table:table-cell office:value-type="float" office:value="168" calcext:value-type="float">
            <text:p>16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363" xlink:type="simple">890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3" xlink:type="simple">incorrect translation for "Default boot section" in yast2-bootloader in French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385" xlink:type="simple">8903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385" xlink:type="simple">gnome-control-center disk info is incorrect on btrf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563" xlink:type="simple">89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63" xlink:type="simple">[RC1]"Favorates" application items in SLED11 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577" xlink:type="simple">8905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77" xlink:type="simple">[RC1] Desktop wallpaper in SLED11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588" xlink:type="simple">8905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88" xlink:type="simple">Debuginfo update repo for SLE-WE: repository type can't be determined.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599" xlink:type="simple">890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99" xlink:type="simple">Broken graphics with modesetting/cirrus KMS on vanilla kernel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0601" xlink:type="simple">8906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601" xlink:type="simple">On a btrfs filesystem - lsblk reports incorrect mount labels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192" calcext:value-type="float">
            <text:p>19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11" xlink:type="simple">8906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0611" xlink:type="simple">nvidia driver fails to load on RC1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622" xlink:type="simple">8906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clement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0622" xlink:type="simple">NVIDIA Question: NVIDIA X driver fails to detect displays on NVS 310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628" xlink:type="simple">890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628" xlink:type="simple">SLED12_LOC : ALL_LANGS:Untranslated text in Autoinstallation/System/Services manager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31" calcext:value-type="float">
            <text:p>73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49" xlink:type="simple">890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649" xlink:type="simple">The first Domain account is not displayed in the login list after boot up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40" calcext:value-type="float">
            <text:p>14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58" xlink:type="simple">8906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658" xlink:type="simple">Text is unlocalised in the Software Management window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762" xlink:type="simple">8907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762" xlink:type="simple">ping binary is missing cap_net_raw capability after installation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65" calcext:value-type="float">
            <text:p>16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979" xlink:type="simple">890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79" xlink:type="simple">[RC1] It is not possible to change user password with GUI for AD accounts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206" calcext:value-type="float">
            <text:p>20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989" xlink:type="simple">89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89" xlink:type="simple">Favorites menu should be menu entry closer to "Applications" anchor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39" calcext:value-type="float">
            <text:p>13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1220" xlink:type="simple">891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220" xlink:type="simple">[RC1] Failed to add windows sharing printer for an AD account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599" calcext:value-type="float">
            <text:p>599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1342" xlink:type="simple">891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42" xlink:type="simple">Wrong text during installation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521" calcext:value-type="float">
            <text:p>52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1352" xlink:type="simple">891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52" xlink:type="simple">Wrong translations to spanish during installation of SLED12 Beta10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1517" xlink:type="simple">8915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517" xlink:type="simple">[upgrade] after upgrade from sled11 sp3, network function in sled12 system does not work properl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726" xlink:type="simple">8917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26" xlink:type="simple">libvirt daemon could not start successfully in sled12 RC1 build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756" xlink:type="simple">891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56" xlink:type="simple">SLED12_LOC : All Lang : Unlocalized text appearing in Authentication dialog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19" xlink:type="simple">891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19" xlink:type="simple">Places menu doesn't work for bookmark of FTP and alike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55" xlink:type="simple">891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55" xlink:type="simple">Incorrect french translation for "Graphics" in YasT2/Software managemen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82" xlink:type="simple">8919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82" xlink:type="simple">tigervnc should obsolete tightvnc on SLE12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2370" xlink:type="simple">8923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370" xlink:type="simple">Firefox menu not translated in French- SLED12 RC1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92648" xlink:type="simple">892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2648" xlink:type="simple">[RC1-upgrade] Booting time consumption is getting longer after upgrading to SLE12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2899" xlink:type="simple">8928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899" xlink:type="simple">Clean install SLED12 RC2 with vnc=1 enabled, during installation error msg show up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065" xlink:type="simple">893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w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065" xlink:type="simple">[country] "Synchronize now" and "NTP Server Address" appear misaligned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203" xlink:type="simple">893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203" xlink:type="simple">Enabling "LVM Setup" during installation crashes installer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213" xlink:type="simple">893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3213" xlink:type="simple">No snapper/snapshot configuration after installation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3361" xlink:type="simple">8933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ooo@forge.provo.no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361" xlink:type="simple">libreoffice, cannot remove '/usr/share/libreoffice/help/en-US'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363" xlink:type="simple">893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3363" xlink:type="simple">java post install error messages </text:a> </text:p>
          </table:table-cell>
          <table:table-cell table:style-name="ce3" office:value-type="string" calcext:value-type="string">
            <text:p>Sun 19:58 </text:p>
          </table:table-cell>
          <table:table-cell office:value-type="float" office:value="336" calcext:value-type="float">
            <text:p>336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449" xlink:type="simple">893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449" xlink:type="simple">SLED12 RC2 cannot boot into system after installation is complete when set / and /home be lv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30" calcext:value-type="float">
            <text:p>530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542" xlink:type="simple">8935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42" xlink:type="simple">[RC2-upgrade] User setting of Gnome-terminal is not migrated after upgrading to SLE12.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80" xlink:type="simple">893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80" xlink:type="simple">[TGCS] Touch is not accurate after booting up in 800x600 or 1024x768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81" xlink:type="simple">8935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3581" xlink:type="simple">[TGCS] 6140-120 - Mouse cursor disappears after resume from S3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339" calcext:value-type="float">
            <text:p>33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591" xlink:type="simple">893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1" xlink:type="simple">[TGCS] 6140-120 - System hangs for a few seconds after returning from S3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340" calcext:value-type="float">
            <text:p>34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598" xlink:type="simple">893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8" xlink:type="simple">minimize/maximize not translat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99" xlink:type="simple">893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99" xlink:type="simple">gnome optimize tool truncates menu bars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606" xlink:type="simple">89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606" xlink:type="simple">yast2 remote admin restarts desktop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243" calcext:value-type="float">
            <text:p>24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680" xlink:type="simple">8936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smeix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3680" xlink:type="simple">[RC2] Windows sharing printer with AD account logged in on SLED12 does not work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236" calcext:value-type="float">
            <text:p>236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752" xlink:type="simple">8937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752" xlink:type="simple">intel: Mouse cursor displayed abnormally after swiching back from the screen rotation mod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979" xlink:type="simple">893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979" xlink:type="simple">background for shield screen is sometime not displayed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33" xlink:type="simple">8940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szeredi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33" xlink:type="simple">systemd oopses on disconnect of a dock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035" xlink:type="simple">894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35" xlink:type="simple">incorrect french translation in zypp.mo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230" calcext:value-type="float">
            <text:p>230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048" xlink:type="simple">894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48" xlink:type="simple">gsettings org.gnome.settings-daemon.plugins.xsettings overrides not reset on non-SLE-classic modes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200" calcext:value-type="float">
            <text:p>2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50" xlink:type="simple">89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0" xlink:type="simple">SUSE logo is incorrectly positionned in gdm in multi-screen setup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51" xlink:type="simple">894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1" xlink:type="simple">wrong plymouth on multimonitor (and not visible cryptohome passphrase)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78" xlink:type="simple">8940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78" xlink:type="simple">nvidia-glG03 is not required by x11-video-nvidiaG03 driver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546" calcext:value-type="float">
            <text:p>546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081" xlink:type="simple">894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1" xlink:type="simple">plymouth freezes (impossible to enter crypto phassphrase) when used with nvidia proprietary driv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227" calcext:value-type="float">
            <text:p>2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82" xlink:type="simple">8940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2" xlink:type="simple">python-yum missing in SLED (required for createrepo)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199" xlink:type="simple">8941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199" xlink:type="simple">Some SLE WE patterns conflicts with SLES patterns.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42" calcext:value-type="float">
            <text:p>142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204" xlink:type="simple">894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204" xlink:type="simple">Firefox 31 full screen flash video displays Gnome-shell bar.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46" calcext:value-type="float">
            <text:p>44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220" xlink:type="simple">894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220" xlink:type="simple">[libyui] YaST applications don't have an icon in Alt-Tab, nor window list (GNOME, KDE)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71" calcext:value-type="float">
            <text:p>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394" xlink:type="simple">8943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394" xlink:type="simple">Firewall "zone" entry should be hidden in Network panel in GNOME control cent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417" xlink:type="simple">8944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417" xlink:type="simple">[RC2-Upgrade] Gnome icons shows incorrect after upgrading to SLED12.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584" xlink:type="simple">894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84" xlink:type="simple">SLED12_LOC : Cheese and Planner application names should remain un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614" calcext:value-type="float">
            <text:p>614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596" xlink:type="simple">894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96" xlink:type="simple">[yast2-services-manager] SLED12_LOC: All_Languages : Graphical mode and text mode untranslated strings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406" calcext:value-type="float">
            <text:p>406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641" xlink:type="simple">894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4641" xlink:type="simple">TGCS: [SLE12 RC2] Video not restored upon wake from S3 </text:a> </text:p>
          </table:table-cell>
          <table:table-cell table:style-name="ce3" office:value-type="string" calcext:value-type="string">
            <text:p>2014-09-19 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4642" xlink:type="simple">8946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642" xlink:type="simple">TGCS: [SLED12 RC2] Input devices not able to interact with GNOME desktop after returning from S3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661" xlink:type="simple">894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661" xlink:type="simple">Bluetooth device fails to connect after pai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25" calcext:value-type="float">
            <text:p>25</text:p>
          </table:table-cell>
          <table:table-cell office:value-type="float" office:value="602" calcext:value-type="float">
            <text:p>602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94671" xlink:type="simple">8946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671" xlink:type="simple">Bluetooth file transfer (respective direction)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85" calcext:value-type="float">
            <text:p>485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00" xlink:type="simple">894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800" xlink:type="simple">Kernel CPU firmware reload facility takes 1 minute per core if firmware is miss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78" calcext:value-type="float">
            <text:p>478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21" xlink:type="simple">8948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4821" xlink:type="simple">Lenovo Yoga Touchscree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79" calcext:value-type="float">
            <text:p>479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36" xlink:type="simple">8948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4836" xlink:type="simple">post-RC2 regression with touchscree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80" calcext:value-type="float">
            <text:p>48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887" xlink:type="simple">8948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4887" xlink:type="simple">partially working F-keys on Lenovo 'Yoga'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431" calcext:value-type="float">
            <text:p>431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902" xlink:type="simple">8949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902" xlink:type="simple">Tab completion at systemctl restart * fails ungracefully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89" calcext:value-type="float">
            <text:p>389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913" xlink:type="simple">89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913" xlink:type="simple">translation-update-upstream: upstream-collect.sh: Logic for plural validation is not correct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26" xlink:type="simple">8950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5026" xlink:type="simple">nvidia kennel modul not loaded X server not running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80" calcext:value-type="float">
            <text:p>38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42" xlink:type="simple">895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5042" xlink:type="simple">HP USB Graphics Adapter with Probook6570b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90" calcext:value-type="float">
            <text:p>49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68" xlink:type="simple">895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068" xlink:type="simple">clock application does not find cities / countries when using accentuated letter in search </text:a> </text:p>
          </table:table-cell>
          <table:table-cell table:style-name="ce3" office:value-type="string" calcext:value-type="string">
            <text:p>2014-11-03 </text:p>
          </table:table-cell>
          <table:table-cell office:value-type="float" office:value="366" calcext:value-type="float">
            <text:p>366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5952" xlink:type="simple">8959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5952" xlink:type="simple">[RC3][Build0503] Bootloader failed to installed when install SLED12 on a lvm root partition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531" calcext:value-type="float">
            <text:p>53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960" xlink:type="simple">895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960" xlink:type="simple">Release notes may need for the feature #316212 dracut instead of mkinitrd - fill gaps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019" xlink:type="simple">896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6019" xlink:type="simple">suspend hibernate hybrid-sleep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381" calcext:value-type="float">
            <text:p>381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025" xlink:type="simple">8960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025" xlink:type="simple">hwclock is set wrong after suspend/hybrid-sleep/hibernate </text:a> </text:p>
          </table:table-cell>
          <table:table-cell table:style-name="ce3" office:value-type="string" calcext:value-type="string">
            <text:p>2014-09-30 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229" xlink:type="simple">8962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6229" xlink:type="simple">SLED RC3 Installation Warnings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491" calcext:value-type="float">
            <text:p>491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300" xlink:type="simple">896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300" xlink:type="simple">TGCS: [SLED12 RC2] 4838-3/5/7xx - Machine does not preserve kernel parameter provided during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664" xlink:type="simple">8966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664" xlink:type="simple">RC3 unable to set multi-user target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390" calcext:value-type="float">
            <text:p>39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676" xlink:type="simple">896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6676" xlink:type="simple">Shotwell - Settings - Raw developer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387" calcext:value-type="float">
            <text:p>387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682" xlink:type="simple">8966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2" xlink:type="simple">When using multiple displays in extended desktop mode, the icons are fixed to the bounding rectangle of the displays, instead of the visible area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7" calcext:value-type="float">
            <text:p>4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687" xlink:type="simple">8966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7" xlink:type="simple">Unknown display appears in display settings when plugging in external displa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6" calcext:value-type="float">
            <text:p>5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818" xlink:type="simple">8968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818" xlink:type="simple">Truncated header for password dialog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424" calcext:value-type="float">
            <text:p>424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829" xlink:type="simple">8968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6829" xlink:type="simple">Missing translation: Wired - cable unplugged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443" calcext:value-type="float">
            <text:p>44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269" xlink:type="simple">897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poswald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269" xlink:type="simple">missing ATI repo for SLED 12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95" calcext:value-type="float">
            <text:p>9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320" xlink:type="simple">8973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320" xlink:type="simple">shutdown/reboot GNOME countdown is being incorrectly rese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62" calcext:value-type="float">
            <text:p>6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903" xlink:type="simple">8979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7903" xlink:type="simple">libreoffice: Indented enumeration broken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217" calcext:value-type="float">
            <text:p>2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937" xlink:type="simple">897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937" xlink:type="simple">[GRUB2] 30_os-prober misses btrfs file systems if /boot isn't in a subvolume </text:a> </text:p>
          </table:table-cell>
          <table:table-cell table:style-name="ce3" office:value-type="string" calcext:value-type="string">
            <text:p>2014-10-15 </text:p>
          </table:table-cell>
          <table:table-cell office:value-type="float" office:value="12" calcext:value-type="float">
            <text:p>1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081" xlink:type="simple">898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081" xlink:type="simple">[RC3] USB printer device not listed in lsusb output after power cut off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15" calcext:value-type="float">
            <text:p>15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169" xlink:type="simple">898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8169" xlink:type="simple">[intel] video mode becomes unusable because of failed buffer allocations do to unvalidated tiling mode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454" calcext:value-type="float">
            <text:p>45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328" xlink:type="simple">8983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28" xlink:type="simple">system do not have action entry for 'When Laptop Lid is Closed'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359" xlink:type="simple">8983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59" xlink:type="simple">[RC3] the "select a network" dialog displayed in front even screen is locked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445" xlink:type="simple">8984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8445" xlink:type="simple">[TGCS] GNOME3 is not recognising 'Option "Position"' in /etc/X11/xorg.conf.d/50-monitors.conf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411" calcext:value-type="float">
            <text:p>411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450" xlink:type="simple">8984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450" xlink:type="simple">Windows Domain user not able to mount share drives using 'Connect to Server' on SLED12 RC3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9106" xlink:type="simple">8991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106" xlink:type="simple">Mesa swrast may crash in some cases (seen in the sw fallback path of the Intel driver)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9121" xlink:type="simple">8991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121" xlink:type="simple">Registration to SCC during upgrade complains about missing hostname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176" xlink:type="simple">8991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9176" xlink:type="simple">EliteBook 8740w doesn't wake up after s3/s4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9343" xlink:type="simple">899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43" xlink:type="simple">Unable to install SLED on Sony Vaio Pro 13 via built in wifi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9366" xlink:type="simple">8993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9366" xlink:type="simple">Installation of package clamav failed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397" xlink:type="simple">899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97" xlink:type="simple">Starting Firefox from terminal shows critical GLib error message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9535" xlink:type="simple">8995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535" xlink:type="simple">SLED 12 RC3 - Wireless test is broken, always fails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88" calcext:value-type="float">
            <text:p>8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715" xlink:type="simple">8997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15" xlink:type="simple">shotwell aborts when altering image date+time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787" xlink:type="simple">899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87" xlink:type="simple">[intel][ilk]: BUG_ON hot when waiting for a pipe off for DP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455" calcext:value-type="float">
            <text:p>45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852" xlink:type="simple">8998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9852" xlink:type="simple">dhclinet6 failed to set the ip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372" calcext:value-type="float">
            <text:p>37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854" xlink:type="simple">8998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854" xlink:type="simple">[SDK] KDE4 devel packages missing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260" calcext:value-type="float">
            <text:p>26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922" xlink:type="simple">899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922" xlink:type="simple">Some files in webkitgtk are incorrectly licens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5" calcext:value-type="float">
            <text:p>5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9999" xlink:type="simple">8999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999" xlink:type="simple">Registration: unclear updates popup question, updates are also disabled in installed system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157" calcext:value-type="float">
            <text:p>157</text:p>
          </table:table-cell>
          <table:table-cell office:value-type="float" office:value="643" calcext:value-type="float">
            <text:p>643</text:p>
          </table:table-cell>
        </table:table-row>
        <table:table-row table:style-name="ro5">
          <table:table-cell table:style-name="ce1" office:value-type="string" calcext:value-type="string">
            <text:p><text:a xlink:href="https://bugzilla.suse.com/show_bug.cgi?id=900224" xlink:type="simple">9002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0224" xlink:type="simple">[GMC] ntpd failed to start on SLE12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450" calcext:value-type="float">
            <text:p>450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900770" xlink:type="simple">9007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0770" xlink:type="simple">[GMC2] Sometimes, weird icons show on desktop and no action by clicking "applications" on system tray.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444" calcext:value-type="float">
            <text:p>44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0771" xlink:type="simple">9007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771" xlink:type="simple">An extra space in "suseRegister" in the release notes. </text:a> </text:p>
          </table:table-cell>
          <table:table-cell table:style-name="ce3" office:value-type="string" calcext:value-type="string">
            <text:p>Fri 10:05 </text:p>
          </table:table-cell>
          <table:table-cell office:value-type="float" office:value="344" calcext:value-type="float">
            <text:p>34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0919" xlink:type="simple">900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919" xlink:type="simple">SLED 12 Release Notes Update Want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345" calcext:value-type="float">
            <text:p>34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109" xlink:type="simple">9011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109" xlink:type="simple">PackageKit systemd should not be restarted by postun script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218" calcext:value-type="float">
            <text:p>21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273" xlink:type="simple">901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273" xlink:type="simple">[GMC3] re-register vis SCC won't take effect after registering via SMT update server </text:a> </text:p>
          </table:table-cell>
          <table:table-cell table:style-name="ce3" office:value-type="string" calcext:value-type="string">
            <text:p>2014-10-28 </text:p>
          </table:table-cell>
          <table:table-cell office:value-type="float" office:value="36" calcext:value-type="float">
            <text:p>3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472" xlink:type="simple">9014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472" xlink:type="simple">SLED 12 GMC : logi_dj_raw_event: invalid device index: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1548" xlink:type="simple">9015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48" xlink:type="simple">SLED 12 GMC Multi boot issues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553" xlink:type="simple">901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ecurity-team@suse.de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53" xlink:type="simple">VUL-0: evolution: Disable support for SSLv3 (POODLE attack) and use TLS instead </text:a> </text:p>
          </table:table-cell>
          <table:table-cell table:style-name="ce3" office:value-type="string" calcext:value-type="string">
            <text:p>Fri 08:38 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1940" xlink:type="simple">901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940" xlink:type="simple">the package vlan is missing in the SLED-12 </text:a> </text:p>
          </table:table-cell>
          <table:table-cell table:style-name="ce3" office:value-type="string" calcext:value-type="string">
            <text:p>Fri 09:27 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2667" xlink:type="simple">9026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667" xlink:type="simple">X not starting after stage 2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2" calcext:value-type="float">
            <text:p>38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898" xlink:type="simple">902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898" xlink:type="simple">Annoying "invalid CONNECT_LIST..." messages from Haswell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503" calcext:value-type="float">
            <text:p>50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922" xlink:type="simple">902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2922" xlink:type="simple">unoconv not found by document manager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24" calcext:value-type="float">
            <text:p>2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979" xlink:type="simple">902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2979" xlink:type="simple">server does not provide glx extension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383" calcext:value-type="float">
            <text:p>38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136" xlink:type="simple">903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le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3136" xlink:type="simple">Installation hangs on Dell Egues platform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57" calcext:value-type="float">
            <text:p>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321" xlink:type="simple">903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321" xlink:type="simple">'zypper patch' lies about removing applications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353" calcext:value-type="float">
            <text:p>35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732" xlink:type="simple">903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732" xlink:type="simple">uninstalling nvidia drivers leaves X not startable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4" calcext:value-type="float">
            <text:p>38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966" xlink:type="simple">9039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966" xlink:type="simple">SEGV in gnome-keyring-daemon caused by calling free() on static string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282" calcext:value-type="float">
            <text:p>2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030" xlink:type="simple">90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030" xlink:type="simple">SLED 12 Release Notes Update Wanted </text:a> </text:p>
          </table:table-cell>
          <table:table-cell table:style-name="ce3" office:value-type="string" calcext:value-type="string">
            <text:p>Mon 16:08 </text:p>
          </table:table-cell>
          <table:table-cell office:value-type="float" office:value="122" calcext:value-type="float">
            <text:p>12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676" xlink:type="simple">904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676" xlink:type="simple">nothing provides libvncclient0 </text:a> </text:p>
          </table:table-cell>
          <table:table-cell table:style-name="ce3" office:value-type="string" calcext:value-type="string">
            <text:p>Mon 08:48 </text:p>
          </table:table-cell>
          <table:table-cell office:value-type="float" office:value="58" calcext:value-type="float">
            <text:p>5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913" xlink:type="simple">90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913" xlink:type="simple">flac-devel has unresolved dependencies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59" calcext:value-type="float">
            <text:p>5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5158" xlink:type="simple">905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158" xlink:type="simple">invisible mouse cursor in icewm </text:a> </text:p>
          </table:table-cell>
          <table:table-cell table:style-name="ce3" office:value-type="string" calcext:value-type="string">
            <text:p>Thu 09:37 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5386" xlink:type="simple">905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386" xlink:type="simple">No login dialog shown – nvidia appears to incorrectly detect external monitor connected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77" calcext:value-type="float">
            <text:p>7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6329" xlink:type="simple">9063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906329" xlink:type="simple">Update freerdp package to the latest version from https://github.com/FreeRDP/FreeRDP </text:a> </text:p>
          </table:table-cell>
          <table:table-cell table:style-name="ce3" office:value-type="string" calcext:value-type="string">
            <text:p>2014-11-24 </text:p>
          </table:table-cell>
          <table:table-cell office:value-type="float" office:value="466" calcext:value-type="float">
            <text:p>46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7747" xlink:type="simple">9077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7747" xlink:type="simple">yast-vm fails to find the pattern on sled </text:a> </text:p>
          </table:table-cell>
          <table:table-cell table:style-name="ce3" office:value-type="string" calcext:value-type="string">
            <text:p>Mon 20:48 </text:p>
          </table:table-cell>
          <table:table-cell office:value-type="float" office:value="451" calcext:value-type="float">
            <text:p>451</text:p>
          </table:table-cell>
          <table:table-cell office:value-type="float" office:value="665" calcext:value-type="float">
            <text:p>665</text:p>
          </table:table-cell>
        </table:table-row>
        <table:table-row table:style-name="ro6" table:number-rows-repeated="2">
          <table:table-cell table:style-name="ce1" table:number-columns-repeated="2"/>
          <table:table-cell table:style-name="ce2"/>
          <table:table-cell table:style-name="ce1" table:number-columns-repeated="4"/>
          <table:table-cell table:style-name="ce3"/>
          <table:table-cell table:number-columns-repeated="2"/>
        </table:table-row>
        <table:table-row table:style-name="ro6" table:number-rows-repeated="1047704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valid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Bug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  <table:table-cell table:style-name="ce3" office:value-type="string" calcext:value-type="string">
            <text:p>Changed</text:p>
          </table:table-cell>
          <table:table-cell office:value-type="string" calcext:value-type="string">
            <text:p>Num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2799" xlink:type="simple">8827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9" xlink:type="simple">"When battery power is critical" in gnome-control-center, "Power" does not allow change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1726" xlink:type="simple">8917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26" xlink:type="simple">libvirt daemon could not start successfully in sled12 RC1 build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8359" xlink:type="simple">8983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59" xlink:type="simple">[RC3] the "select a network" dialog displayed in front even screen is locked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9121" xlink:type="simple">8991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121" xlink:type="simple">Registration to SCC during upgrade complains about missing hostname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922" xlink:type="simple">899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922" xlink:type="simple">Some files in webkitgtk are incorrectly licens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149" xlink:type="simple">8681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149" xlink:type="simple">Some shortcut keys does not exist when setting UI languages as CJK in the installer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8318" xlink:type="simple">8683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18" xlink:type="simple">gnome3 - wipe screen key stroke to get past? </text:a> </text:p>
          </table:table-cell>
          <table:table-cell table:style-name="ce3" office:value-type="string" calcext:value-type="string">
            <text:p>2014-03-17 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481" xlink:type="simple">875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81" xlink:type="simple">GDM - can't use banner message without user list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8" calcext:value-type="float">
            <text:p>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5985" xlink:type="simple">875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985" xlink:type="simple">Windows Domain Accounts created once, but coulde not be deleted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639" xlink:type="simple">8776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er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639" xlink:type="simple">Bash does not abbreviate $HOME in prompt when $HOME ends in slash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558" xlink:type="simple">8705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558" xlink:type="simple">GDM Login screen translation is not complet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3929" xlink:type="simple">8639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929" xlink:type="simple">Password policy not same between installation and after installation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36" xlink:type="simple">877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36" xlink:type="simple">SLED/SLES12_LOC : ALL_LANGS:Untranslated text in 'Installation Settings'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13" calcext:value-type="float">
            <text:p>1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44" xlink:type="simple">87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44" xlink:type="simple">SLED/SLES12_LOC : ALL_LANGS:Untranslated text in Installation Settings/Set Default Systemd Target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0720" xlink:type="simple">880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20" xlink:type="simple">SLED12_LOC : AR: Strings truncation / QGroupBox dup in installation.qss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15" calcext:value-type="float">
            <text:p>1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416" xlink:type="simple">8624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416" xlink:type="simple">Seeing times in other timezones degraded significant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6" calcext:value-type="float">
            <text:p>1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789" xlink:type="simple">882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89" xlink:type="simple">No indication that VPN fails and why (NetworkManager, GNOM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7" calcext:value-type="float">
            <text:p>1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796" xlink:type="simple">882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6" xlink:type="simple">nm-connection-editor and GNOME system status out of sync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801" xlink:type="simple">882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1" xlink:type="simple">ModemManager: has_system_secrets: assertion 'setting_name != NULL' failed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4713" xlink:type="simple">874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713" xlink:type="simple">SLED12 Beta 5 : '/etc/resolv.conf' not populated with custom DNS entries from NetworkManager.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997" xlink:type="simple">8819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997" xlink:type="simple">USB wireless not usable when onboard wireless is disabled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21" calcext:value-type="float">
            <text:p>2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4162" xlink:type="simple">8841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62" xlink:type="simple">SLED12_LOC [pt_BR] [Terminology]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22" calcext:value-type="float">
            <text:p>2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368" xlink:type="simple">881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368" xlink:type="simple">Not able to establish rdesktop connection to xrdp - SLED12 Beta7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23" calcext:value-type="float">
            <text:p>2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265" xlink:type="simple">8872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265" xlink:type="simple">SLE 12_LOC : [AR]: LING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4" calcext:value-type="float">
            <text:p>2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329" xlink:type="simple">8873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29" xlink:type="simple">[AR]: LOC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5" calcext:value-type="float">
            <text:p>2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482" xlink:type="simple">887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482" xlink:type="simple">SLED/SLES12_LOC :AR : Incosistent progress bar direction for installs/updates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6" calcext:value-type="float">
            <text:p>2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779" xlink:type="simple">887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779" xlink:type="simple">SLED12_LOC : SV: Untranslated text in Applications Menu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27" calcext:value-type="float">
            <text:p>2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461" xlink:type="simple">8694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461" xlink:type="simple">Ekiga "mute button" does not work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8" calcext:value-type="float">
            <text:p>2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45" xlink:type="simple">8696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645" xlink:type="simple">Do not install Java Policy by default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9" calcext:value-type="float">
            <text:p>2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024" xlink:type="simple">8840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rvin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4" xlink:type="simple">SLED12_LOC :CS: LING: Wrong number format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8088" xlink:type="simple">868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088" xlink:type="simple">Regression case 1369683: "warn me when closing multiple tabs" doesn't work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31" calcext:value-type="float">
            <text:p>3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0795" xlink:type="simple">8707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795" xlink:type="simple">Network Manager - Mobile Broadband: The created connection can't show in the network lis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32" calcext:value-type="float">
            <text:p>3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540" xlink:type="simple">869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40" xlink:type="simple">[Test Case 1376234] Gnote: Automatic links in notes will not create, if the name is not defaul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33" calcext:value-type="float">
            <text:p>3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385" xlink:type="simple">8903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385" xlink:type="simple">gnome-control-center disk info is incorrect on btrf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34" calcext:value-type="float">
            <text:p>3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0577" xlink:type="simple">8905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77" xlink:type="simple">[RC1] Desktop wallpaper in SLED11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35" calcext:value-type="float">
            <text:p>3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0563" xlink:type="simple">89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63" xlink:type="simple">[RC1]"Favorates" application items in SLED11 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36" calcext:value-type="float">
            <text:p>3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6453" xlink:type="simple">8764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453" xlink:type="simple">udev-configure-printer should no longer recommend system-config-printer-applet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37" calcext:value-type="float">
            <text:p>3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369" xlink:type="simple">877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69" xlink:type="simple">SLED/SLES12_LOC : ALL_LANGS:Untranslated section headings in YaST2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38" calcext:value-type="float">
            <text:p>3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3542" xlink:type="simple">8935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42" xlink:type="simple">[RC2-upgrade] User setting of Gnome-terminal is not migrated after upgrading to SLE12.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39" calcext:value-type="float">
            <text:p>3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539" xlink:type="simple">8745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539" xlink:type="simple">Machine cannot hang with Automatic Suspened enabl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40" calcext:value-type="float">
            <text:p>4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051" xlink:type="simple">894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1" xlink:type="simple">wrong plymouth on multimonitor (and not visible cryptohome passphrase)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41" calcext:value-type="float">
            <text:p>4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8356" xlink:type="simple">888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8356" xlink:type="simple">Booting Win7 from grub2 won't show login screen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2" calcext:value-type="float">
            <text:p>4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599" xlink:type="simple">893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99" xlink:type="simple">gnome optimize tool truncates menu bars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3" calcext:value-type="float">
            <text:p>4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803" xlink:type="simple">882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3" xlink:type="simple">No way to suspend-to-disk/hibernate via regular GNOME GUI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4" calcext:value-type="float">
            <text:p>4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3446" xlink:type="simple">863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plac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446" xlink:type="simple">nothing provides kdebase4-runtime and python-kde4 needed by FATE client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45" calcext:value-type="float">
            <text:p>4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661" xlink:type="simple">894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661" xlink:type="simple">Bluetooth device fails to connect after pai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6" calcext:value-type="float">
            <text:p>4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913" xlink:type="simple">89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913" xlink:type="simple">translation-update-upstream: upstream-collect.sh: Logic for plural validation is not correct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7" calcext:value-type="float">
            <text:p>4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494" xlink:type="simple">875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94" xlink:type="simple">Remote Access (VPN) through IP tunnelling is not working in SLED 12 Beta 4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48" calcext:value-type="float">
            <text:p>4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2793" xlink:type="simple">882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3" xlink:type="simple">"Organize Desktop by Name" puts icons outside the visible screen area (two screens)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9" calcext:value-type="float">
            <text:p>4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6682" xlink:type="simple">8966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2" xlink:type="simple">When using multiple displays in extended desktop mode, the icons are fixed to the bounding rectangle of the displays, instead of the visible area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0" calcext:value-type="float">
            <text:p>5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6687" xlink:type="simple">8966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7" xlink:type="simple">Unknown display appears in display settings when plugging in external displa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1" calcext:value-type="float">
            <text:p>5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413" xlink:type="simple">8824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413" xlink:type="simple">firefox import certificate manually does not take effec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2" calcext:value-type="float">
            <text:p>5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033" xlink:type="simple">8940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szeredi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33" xlink:type="simple">systemd oopses on disconnect of a dock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3" calcext:value-type="float">
            <text:p>5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98" xlink:type="simple">869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98" xlink:type="simple">Some GnuGP keys can not be shown in PGP keys table of seahors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54" calcext:value-type="float">
            <text:p>5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436" xlink:type="simple">875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36" xlink:type="simple">Fail to import audio via Http remote location in Rhythmbox mediaplayer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55" calcext:value-type="float">
            <text:p>5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7320" xlink:type="simple">8973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320" xlink:type="simple">shutdown/reboot GNOME countdown is being incorrectly rese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56" calcext:value-type="float">
            <text:p>5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402" xlink:type="simple">8674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402" xlink:type="simple">Rhythmbox stalls when playing radio after MP3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57" calcext:value-type="float">
            <text:p>5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8328" xlink:type="simple">8983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28" xlink:type="simple">system do not have action entry for 'When Laptop Lid is Closed'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58" calcext:value-type="float">
            <text:p>5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2648" xlink:type="simple">892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2648" xlink:type="simple">[RC1-upgrade] Booting time consumption is getting longer after upgrading to SLE12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59" calcext:value-type="float">
            <text:p>59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83079" xlink:type="simple">8830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079" xlink:type="simple">NetworkManager does not set hostname provide by DHCP Server - SLED12 Beta8 </text:a> </text:p>
          </table:table-cell>
          <table:table-cell table:style-name="ce3" office:value-type="string" calcext:value-type="string">
            <text:p>2014-10-03 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250" xlink:type="simple">8902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250" xlink:type="simple">SLED12 / SLE12+WE: missing powertop tool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61" calcext:value-type="float">
            <text:p>6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8450" xlink:type="simple">8984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450" xlink:type="simple">Windows Domain user not able to mount share drives using 'Connect to Server' on SLED12 RC3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62" calcext:value-type="float">
            <text:p>6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817" xlink:type="simple">8788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17" xlink:type="simple">cheese stops working after changing resolution of webcam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63" calcext:value-type="float">
            <text:p>6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377" xlink:type="simple">887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77" xlink:type="simple">SLED/SLES12_LOC : ALL_LANGS: Inconsistent Localization of Desktop Environment Names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64" calcext:value-type="float">
            <text:p>6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417" xlink:type="simple">8944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417" xlink:type="simple">[RC2-Upgrade] Gnome icons shows incorrect after upgrading to SLED12.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65" calcext:value-type="float">
            <text:p>6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220" xlink:type="simple">894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220" xlink:type="simple">[libyui] YaST applications don't have an icon in Alt-Tab, nor window list (GNOME, KDE)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66" calcext:value-type="float">
            <text:p>6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7937" xlink:type="simple">897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937" xlink:type="simple">[GRUB2] 30_os-prober misses btrfs file systems if /boot isn't in a subvolume </text:a> </text:p>
          </table:table-cell>
          <table:table-cell table:style-name="ce3" office:value-type="string" calcext:value-type="string">
            <text:p>2014-10-15 </text:p>
          </table:table-cell>
          <table:table-cell office:value-type="float" office:value="67" calcext:value-type="float">
            <text:p>6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1548" xlink:type="simple">9015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48" xlink:type="simple">SLED 12 GMC Multi boot issues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68" calcext:value-type="float">
            <text:p>6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901273" xlink:type="simple">901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273" xlink:type="simple">[GMC3] re-register vis SCC won't take effect after registering via SMT update server </text:a> </text:p>
          </table:table-cell>
          <table:table-cell table:style-name="ce3" office:value-type="string" calcext:value-type="string">
            <text:p>2014-10-28 </text:p>
          </table:table-cell>
          <table:table-cell office:value-type="float" office:value="69" calcext:value-type="float">
            <text:p>6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050" xlink:type="simple">89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0" xlink:type="simple">SUSE logo is incorrectly positionned in gdm in multi-screen setup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70" calcext:value-type="float">
            <text:p>7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596" xlink:type="simple">862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596" xlink:type="simple">Slow installation due to update-mime-database execution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71" calcext:value-type="float">
            <text:p>7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3136" xlink:type="simple">903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le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3136" xlink:type="simple">Installation hangs on Dell Egues platform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72" calcext:value-type="float">
            <text:p>7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4913" xlink:type="simple">90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913" xlink:type="simple">flac-devel has unresolved dependencies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73" calcext:value-type="float">
            <text:p>7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2922" xlink:type="simple">902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2922" xlink:type="simple">unoconv not found by document manager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74" calcext:value-type="float">
            <text:p>7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790" xlink:type="simple">882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0" xlink:type="simple">nm-connection-editor main window comes up too small.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75" calcext:value-type="float">
            <text:p>7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905386" xlink:type="simple">905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386" xlink:type="simple">No login dialog shown – nvidia appears to incorrectly detect external monitor connected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76" calcext:value-type="float">
            <text:p>7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8081" xlink:type="simple">898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081" xlink:type="simple">[RC3] USB printer device not listed in lsusb output after power cut off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77" calcext:value-type="float">
            <text:p>7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089" xlink:type="simple">8760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gdsouza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089" xlink:type="simple">TGCS: [SLE12 Beta 5] Elo USB touch no longer accurate in SLE12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78" calcext:value-type="float">
            <text:p>7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4676" xlink:type="simple">904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676" xlink:type="simple">nothing provides libvncclient0 </text:a> </text:p>
          </table:table-cell>
          <table:table-cell table:style-name="ce1" office:value-type="string" calcext:value-type="string">
            <text:p>Mon 08:48 </text:p>
          </table:table-cell>
          <table:table-cell office:value-type="float" office:value="79" calcext:value-type="float">
            <text:p>7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940" xlink:type="simple">884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940" xlink:type="simple">SLED12_LOC: AR - FA - HE: Unsupported Character Alignment for Perso-Arabic+Hebrew Script in Gnome Terminal </text:a> </text:p>
          </table:table-cell>
          <table:table-cell table:style-name="ce3" office:value-type="string" calcext:value-type="string">
            <text:p>2014-07-28 </text:p>
          </table:table-cell>
          <table:table-cell office:value-type="float" office:value="80" calcext:value-type="float">
            <text:p>8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514" xlink:type="simple">8785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varkol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514" xlink:type="simple">SLED12_LOC : ALL_LANGS:Untranslated text in Mail Server dialog in YaS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81" calcext:value-type="float">
            <text:p>8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1958" xlink:type="simple">871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1958" xlink:type="simple">session preferences stored in ~/,dmrc now stored in /var/lib/AccountService/users/$USER in SLED12 beta3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82" calcext:value-type="float">
            <text:p>8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58" xlink:type="simple">87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muell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58" xlink:type="simple">SLED/SLES12_LOC : ALL_LANGS:Untranslated text in Installation settings/Export Configuration/Save to File dialo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83" calcext:value-type="float">
            <text:p>8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8622" xlink:type="simple">8786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2" xlink:type="simple">SLED12_LOC : ALL_LANGS: Untranslated text in Folder Properties\Access Control List ' dialog in Gnome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84" calcext:value-type="float">
            <text:p>8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658" xlink:type="simple">8906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658" xlink:type="simple">Text is unlocalised in the Software Management window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85" calcext:value-type="float">
            <text:p>85</text:p>
          </table:table-cell>
        </table:table-row>
        <table:table-row table:style-name="ro12">
          <table:table-cell table:style-name="ce1" office:value-type="string" calcext:value-type="string">
            <text:p><text:a xlink:href="https://bugzilla.suse.com/show_bug.cgi?id=880643" xlink:type="simple">8806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43" xlink:type="simple">SLED12_LOC : All_Langs：Untranslated text in Hardware Information dialog on YaST2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86" calcext:value-type="float">
            <text:p>8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1756" xlink:type="simple">891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56" xlink:type="simple">SLED12_LOC : All Lang : Unlocalized text appearing in Authentication dialog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87" calcext:value-type="float">
            <text:p>8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552" xlink:type="simple">8765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52" xlink:type="simple">RFCOMM connection silently disappea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88" calcext:value-type="float">
            <text:p>8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0701" xlink:type="simple">8807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01" xlink:type="simple">SLED12_LOC : AR: Group labels are truncated (QGroupBox, YFrame)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89" calcext:value-type="float">
            <text:p>8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9535" xlink:type="simple">8995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535" xlink:type="simple">SLED 12 RC3 - Wireless test is broken, always fails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90" calcext:value-type="float">
            <text:p>9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15" xlink:type="simple">8839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15" xlink:type="simple">Password dialog isn't launched after inputting remote location via ftp in Rhythmbox mediaplayer.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91" calcext:value-type="float">
            <text:p>9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0677" xlink:type="simple">8706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677" xlink:type="simple">[libyui-qt-pkg][libqdialogsolver] in dependency graph popup, libqdialogsolver should be replaced by libqdialogsolver1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92" calcext:value-type="float">
            <text:p>92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80690" xlink:type="simple">8806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90" xlink:type="simple">SLED12_LOC : AR: Typesetting format should from right to left in all YaST2 dialogs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93" calcext:value-type="float">
            <text:p>9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397" xlink:type="simple">899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97" xlink:type="simple">Starting Firefox from terminal shows critical GLib error message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94" calcext:value-type="float">
            <text:p>9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280" xlink:type="simple">884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0" xlink:type="simple">SLED12_LOC :[PL]: LING: [Month names should be inflected in the calendar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95" calcext:value-type="float">
            <text:p>9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021" xlink:type="simple">8840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1" xlink:type="simple">SLED12_LOC :CS: LING: Grammar error from concatenated strings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96" calcext:value-type="float">
            <text:p>9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59" xlink:type="simple">8841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59" xlink:type="simple">SLED12_LOC :[KO]: LING: [Contextually inaccurate translation with a spacing error_39-Gnome-Settings-Mouse and Touchpad]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97" calcext:value-type="float">
            <text:p>9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322" xlink:type="simple">8703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322" xlink:type="simple">Wireless access point cannot be listed on Network Manager sometimes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98" calcext:value-type="float">
            <text:p>9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955" xlink:type="simple">883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5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9" calcext:value-type="float">
            <text:p>9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958" xlink:type="simple">883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8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960" xlink:type="simple">883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60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101" calcext:value-type="float">
            <text:p>10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019" xlink:type="simple">884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9" xlink:type="simple">SLED12_LOC :CS: LING: Inconsistent translation of "Next" button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102" calcext:value-type="float">
            <text:p>10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7269" xlink:type="simple">897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poswald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269" xlink:type="simple">missing ATI repo for SLED 12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103" calcext:value-type="float">
            <text:p>10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4495" xlink:type="simple">8544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5" xlink:type="simple">'can't modify frozen String' popup + no user creation panel </text:a> </text:p>
          </table:table-cell>
          <table:table-cell table:style-name="ce3" office:value-type="string" calcext:value-type="string">
            <text:p>2013-12-09 </text:p>
          </table:table-cell>
          <table:table-cell office:value-type="float" office:value="104" calcext:value-type="float">
            <text:p>10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4500" xlink:type="simple">8545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500" xlink:type="simple">NetworkManager isn't configured to be used for network handling </text:a> </text:p>
          </table:table-cell>
          <table:table-cell table:style-name="ce3" office:value-type="string" calcext:value-type="string">
            <text:p>2014-01-27 </text:p>
          </table:table-cell>
          <table:table-cell office:value-type="float" office:value="105" calcext:value-type="float">
            <text:p>10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996" xlink:type="simple">8629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96" xlink:type="simple">FATE 316958 Intel Bluetooth device [8087:0a2a] for SLE12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106" calcext:value-type="float">
            <text:p>10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37978" xlink:type="simple">837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rah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7978" xlink:type="simple">AUDIT-0: neard: NFC userspace daemon (neard)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107" calcext:value-type="float">
            <text:p>10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2400" xlink:type="simple">862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00" xlink:type="simple">UAS Device probe fails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108" calcext:value-type="float">
            <text:p>10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9047" xlink:type="simple">8590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047" xlink:type="simple">missing dependency on gsettings-backend-dconf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109" calcext:value-type="float">
            <text:p>10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166" xlink:type="simple">865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166" xlink:type="simple">mlocate missing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4941" xlink:type="simple">8549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ried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54941" xlink:type="simple">Application Guide: Firefox&amp;mdash;Disabling Features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111" calcext:value-type="float">
            <text:p>11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389" xlink:type="simple">862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89" xlink:type="simple">Writing with an to big block size crashes the kernel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112" calcext:value-type="float">
            <text:p>11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242" xlink:type="simple">865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42" xlink:type="simple">ISO not recognized as UEFI bootable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113" calcext:value-type="float">
            <text:p>11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4832" xlink:type="simple">8648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32" xlink:type="simple">can't register SLED to SCC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114" calcext:value-type="float">
            <text:p>11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120" xlink:type="simple">8671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120" xlink:type="simple">registratin is broken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115" calcext:value-type="float">
            <text:p>11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7435" xlink:type="simple">8674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5" xlink:type="simple">unable to install bootloader in SLE12 Beta2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116" calcext:value-type="float">
            <text:p>11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603" xlink:type="simple">862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03" xlink:type="simple">gnome-power-manager misdetects battery/AC status after S3 resume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117" calcext:value-type="float">
            <text:p>11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384" xlink:type="simple">867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4" xlink:type="simple">Cannot change tabs in installation and YaST2 dialogs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118" calcext:value-type="float">
            <text:p>11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764" xlink:type="simple">8697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64" xlink:type="simple">SLED12 Beta 3 - Boot failure due to what appears to be missing mount points.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119" calcext:value-type="float">
            <text:p>11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051" xlink:type="simple">869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51" xlink:type="simple">Unchecked "enable firewall" and checked "open ssh port and enable ssh service" during installation will not enable ssh servic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120" calcext:value-type="float">
            <text:p>12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273" xlink:type="simple">867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73" xlink:type="simple">[Test Case 1369975] Install OS with vnc--http vnc is not accessabl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121" calcext:value-type="float">
            <text:p>12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7356" xlink:type="simple">867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7356" xlink:type="simple">choosing "use the password for root" in installer causes polkit to not work properly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122" calcext:value-type="float">
            <text:p>12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488" xlink:type="simple">8704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8" xlink:type="simple">grub2 won't boot after installation - enters grub rescue mode on SLED12 beta3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123" calcext:value-type="float">
            <text:p>12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2927" xlink:type="simple">87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7" xlink:type="simple">USB Autosuspend is activated by default in battery mode and interrupts input devices </text:a> </text:p>
          </table:table-cell>
          <table:table-cell table:style-name="ce3" office:value-type="string" calcext:value-type="string">
            <text:p>2014-04-11 </text:p>
          </table:table-cell>
          <table:table-cell office:value-type="float" office:value="124" calcext:value-type="float">
            <text:p>12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945" xlink:type="simple">8749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945" xlink:type="simple">Build0218: "pattern desktop-base does not exist" then stuck in evaluation </text:a> </text:p>
          </table:table-cell>
          <table:table-cell table:style-name="ce3" office:value-type="string" calcext:value-type="string">
            <text:p>2014-04-24 </text:p>
          </table:table-cell>
          <table:table-cell office:value-type="float" office:value="125" calcext:value-type="float">
            <text:p>12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400" xlink:type="simple">874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0" xlink:type="simple">neard missing from SLED media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126" calcext:value-type="float">
            <text:p>12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628" xlink:type="simple">871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628" xlink:type="simple">switch user doesn't work anymore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127" calcext:value-type="float">
            <text:p>12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9481" xlink:type="simple">85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81" xlink:type="simple">xf86-video-nouveau is missing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128" calcext:value-type="float">
            <text:p>12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761" xlink:type="simple">871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761" xlink:type="simple">[openSUSE goes SLE12]: xrdp: Change and/or patches may have been lost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129" calcext:value-type="float">
            <text:p>12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145" xlink:type="simple">875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45" xlink:type="simple">rfcomm: sleeping function called from invalid context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30" calcext:value-type="float">
            <text:p>13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980" xlink:type="simple">8719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ambo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80" xlink:type="simple">SLED listed itself as an extension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31" calcext:value-type="float">
            <text:p>13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0989" xlink:type="simple">87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989" xlink:type="simple">systray minimizes when certain icons like HP-Tray are right-clicked on in SLE-12 beta 3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32" calcext:value-type="float">
            <text:p>13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6571" xlink:type="simple">8765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71" xlink:type="simple">internal error when installing in french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33" calcext:value-type="float">
            <text:p>13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7296" xlink:type="simple">8672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6" xlink:type="simple">Error message "segmentation fault" show when closing yast2 lan "Network settings"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134" calcext:value-type="float">
            <text:p>13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801" xlink:type="simple">877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01" xlink:type="simple">SLED Addon image bigger than SLED Base im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135" calcext:value-type="float">
            <text:p>13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4116" xlink:type="simple">8741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116" xlink:type="simple">Pattern seems not fullly selected when upgrading from SLED11 SP3 (Gnome default).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136" calcext:value-type="float">
            <text:p>13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016" xlink:type="simple">8730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016" xlink:type="simple">restart of gnome-shell causes keymap reset if ibus is install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137" calcext:value-type="float">
            <text:p>13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685" xlink:type="simple">876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85" xlink:type="simple">gnome-session shouldn't log to systemd-journal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138" calcext:value-type="float">
            <text:p>13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035" xlink:type="simple">867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035" xlink:type="simple">[SLED12 Beta1 ] UEFI installation failed on all platforms.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139" calcext:value-type="float">
            <text:p>13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27" xlink:type="simple">869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27" xlink:type="simple">Japanese texts totally broken on YaST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140" calcext:value-type="float">
            <text:p>14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267" xlink:type="simple">877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267" xlink:type="simple">Oversized beta 6 SLED Media1 iso imag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141" calcext:value-type="float">
            <text:p>14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859" xlink:type="simple">877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59" xlink:type="simple">During installation packages are copied to RAM-disk which can freeze on small RAM systems - SLED12 Beta 6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142" calcext:value-type="float">
            <text:p>14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819" xlink:type="simple">8658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819" xlink:type="simple">Installer should favor ISO over download when both availabl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143" calcext:value-type="float">
            <text:p>14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781" xlink:type="simple">877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81" xlink:type="simple">Dependencies missing for readline-devel from SLE 12 SDK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144" calcext:value-type="float">
            <text:p>14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712" xlink:type="simple">8747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712" xlink:type="simple">SLED12 Beta 5 : Battery Power Icon Status Not Updating.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145" calcext:value-type="float">
            <text:p>14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593" xlink:type="simple">8765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93" xlink:type="simple">Can't install some devel packages from SDK disks - SLED12 Beta 5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146" calcext:value-type="float">
            <text:p>14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0561" xlink:type="simple">880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1" xlink:type="simple">SLE12 Beta6: Not able to install 'kiwi' package: perl-Class-Singleton should be added to SDK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147" calcext:value-type="float">
            <text:p>1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4426" xlink:type="simple">8744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426" xlink:type="simple">One of the notice window is empty after launching "Install Hypervisor and Tools" in Yast2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48" calcext:value-type="float">
            <text:p>14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0202" xlink:type="simple">8802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202" xlink:type="simple">lftp_wrapper file corruption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49" calcext:value-type="float">
            <text:p>14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8399" xlink:type="simple">868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99" xlink:type="simple">[Test Case 1376237] Gnote: Unmodified note of the day is not removed in the next da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50" calcext:value-type="float">
            <text:p>15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377" xlink:type="simple">881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377" xlink:type="simple">pam_apparmor error in lo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51" calcext:value-type="float">
            <text:p>15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540" xlink:type="simple">865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40" xlink:type="simple">Partitioning config missing from Installation Settin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52" calcext:value-type="float">
            <text:p>15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207" xlink:type="simple">8732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07" xlink:type="simple">Unable install gstreamer-devel from SLE SDK 12 Beta 4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53" calcext:value-type="float">
            <text:p>15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090" xlink:type="simple">8740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4090" xlink:type="simple">Install OS with LVM partition(x86_64) failed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54" calcext:value-type="float">
            <text:p>15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554" xlink:type="simple">8815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54" xlink:type="simple">nfctool missing from neard package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155" calcext:value-type="float">
            <text:p>15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9271" xlink:type="simple">8792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71" xlink:type="simple">Default installation ends up with unbootable system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156" calcext:value-type="float">
            <text:p>15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8853" xlink:type="simple">8588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3" xlink:type="simple">pre-alpha2 dracut doesn't mount root fs </text:a> </text:p>
          </table:table-cell>
          <table:table-cell table:style-name="ce3" office:value-type="string" calcext:value-type="string">
            <text:p>2014-06-20 </text:p>
          </table:table-cell>
          <table:table-cell office:value-type="float" office:value="157" calcext:value-type="float">
            <text:p>15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606" xlink:type="simple">88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606" xlink:type="simple">selecting continue when no partitions selected prints ugly internal errors and hangs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158" calcext:value-type="float">
            <text:p>15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926" xlink:type="simple">882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26" xlink:type="simple">wpa_supplicant didn't support AP mode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159" calcext:value-type="float">
            <text:p>15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634" xlink:type="simple">88163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1634" xlink:type="simple">internal error: invalid byte sequence in UTF-8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160" calcext:value-type="float">
            <text:p>16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708" xlink:type="simple">8727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2708" xlink:type="simple">Set network to static ip address with wicked not working without system rebooted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61" calcext:value-type="float">
            <text:p>16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194" xlink:type="simple">8831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194" xlink:type="simple">grub2 SLE theme is not configured by installer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62" calcext:value-type="float">
            <text:p>16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4619" xlink:type="simple">8646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619" xlink:type="simple">Wicked is enabled on SLED 12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63" calcext:value-type="float">
            <text:p>16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7538" xlink:type="simple">8675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38" xlink:type="simple">[Test Case 1376224] Gnote: When gnote already running, launch gnote will create a new window.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164" calcext:value-type="float">
            <text:p>16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8620" xlink:type="simple">8786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0" xlink:type="simple">SLED12_LOC : ALL_LANGS:Untranslated text in All Settings\ ‘Details’ screen in Gnome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5" calcext:value-type="float">
            <text:p>16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827" xlink:type="simple">8848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27" xlink:type="simple">gnome-control-center - color panel crashe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6" calcext:value-type="float">
            <text:p>16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272" xlink:type="simple">876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272" xlink:type="simple">Empathy crashes after adding Google Talk account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67" calcext:value-type="float">
            <text:p>16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273" xlink:type="simple">885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73" xlink:type="simple">create virtual network wizard accept empty name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68" calcext:value-type="float">
            <text:p>16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267" xlink:type="simple">88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67" xlink:type="simple">libvirt-daemon-driver-qemu package doesn't create qemu user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169" calcext:value-type="float">
            <text:p>16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235" xlink:type="simple">882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235" xlink:type="simple">drm/KMS is taking several seconds to initialize scree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170" calcext:value-type="float">
            <text:p>17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2597" xlink:type="simple">8825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97" xlink:type="simple">wpa_supplicant unable to connect network reporting "wlp1s0: Failed to initiate AP scan"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171" calcext:value-type="float">
            <text:p>17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683" xlink:type="simple">8706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683" xlink:type="simple">package manager crashes when libqdialogsolver1 is installed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172" calcext:value-type="float">
            <text:p>17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8800" xlink:type="simple">878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00" xlink:type="simple">SLED12_LOC :ALL_LANGS: Untranslated text in Zypper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3" calcext:value-type="float">
            <text:p>17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8589" xlink:type="simple">868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589" xlink:type="simple">Providing passphrase for encrypted partition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4" calcext:value-type="float">
            <text:p>17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553" xlink:type="simple">865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53" xlink:type="simple">dracut error installing kernel-default-extra with BIOS RAID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5" calcext:value-type="float">
            <text:p>17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680" xlink:type="simple">8776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0" xlink:type="simple">/var/run and /var/lock are not properly upgraded to symlink when upgrading from SLED11 SP3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6" calcext:value-type="float">
            <text:p>17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132" xlink:type="simple">8861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2" xlink:type="simple">press shutdown, the '60 seconds' message did not refresh every secon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177" calcext:value-type="float">
            <text:p>17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257" xlink:type="simple">88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57" xlink:type="simple">YaST2 network doesn't detect NetworkManager properly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178" calcext:value-type="float">
            <text:p>17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074" xlink:type="simple">8870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074" xlink:type="simple">Debuginfo Pool channel is missing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179" calcext:value-type="float">
            <text:p>17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9145" xlink:type="simple">879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145" xlink:type="simple">proxy settings from GNOME 3 are not used by Firefox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180" calcext:value-type="float">
            <text:p>18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17" xlink:type="simple">8840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tanislav.Kneifl@lqs-lionb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7" xlink:type="simple">SLED12_LOC :CS: LING: Inconsistent translation of Master Boot Record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181" calcext:value-type="float">
            <text:p>18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6369" xlink:type="simple">886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369" xlink:type="simple">Cannot login after upgrading from SLES11SP3 to SLES12+SLE-WE12 add-on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182" calcext:value-type="float">
            <text:p>18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36" xlink:type="simple">8696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6" xlink:type="simple">After selecting none US Keymap in Installer System has two keymap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183" calcext:value-type="float">
            <text:p>18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384" xlink:type="simple">865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84" xlink:type="simple">Drop old Japanese font package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184" calcext:value-type="float">
            <text:p>18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569" xlink:type="simple">8865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569" xlink:type="simple">user avatar is visible on SLE-classic panel </text:a> </text:p>
          </table:table-cell>
          <table:table-cell table:style-name="ce3" office:value-type="string" calcext:value-type="string">
            <text:p>2014-07-23 </text:p>
          </table:table-cell>
          <table:table-cell office:value-type="float" office:value="185" calcext:value-type="float">
            <text:p>18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407" xlink:type="simple">8744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7" xlink:type="simple">tsclient included without rdesktop, freerdp included without remmina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186" calcext:value-type="float">
            <text:p>18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802" xlink:type="simple">8828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802" xlink:type="simple">gnome-clocks does not allow sorting timezones / does not sort any more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187" calcext:value-type="float">
            <text:p>18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8100" xlink:type="simple">888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00" xlink:type="simple">hub 7-0:1.0: connect-debounce failed, port 3 disabled </text:a> </text:p>
          </table:table-cell>
          <table:table-cell table:style-name="ce3" office:value-type="string" calcext:value-type="string">
            <text:p>2014-07-25 </text:p>
          </table:table-cell>
          <table:table-cell office:value-type="float" office:value="188" calcext:value-type="float">
            <text:p>18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177" xlink:type="simple">887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77" xlink:type="simple">Upgrade libtasn1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189" calcext:value-type="float">
            <text:p>18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556" xlink:type="simple">86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56" xlink:type="simple">Gnote: The default hot key invalid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190" calcext:value-type="float">
            <text:p>19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8561" xlink:type="simple">888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561" xlink:type="simple">Registration message is misleading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191" calcext:value-type="float">
            <text:p>19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778" xlink:type="simple">8867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8" xlink:type="simple">SLED is identified as SLES in plymouth progressbar in installer 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192" calcext:value-type="float">
            <text:p>19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8396" xlink:type="simple">8883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hpj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396" xlink:type="simple">GDM Microsoft domain name drop down list los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3" calcext:value-type="float">
            <text:p>19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670" xlink:type="simple">889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670" xlink:type="simple">[RC1 urgent] undefined method nil: block in grub_updateMBR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4" calcext:value-type="float">
            <text:p>19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2965" xlink:type="simple">882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65" xlink:type="simple">SCC reports ERROR 500 "internal error" when email is left empty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5" calcext:value-type="float">
            <text:p>19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9686" xlink:type="simple">8796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86" xlink:type="simple">during upgrade, installer doesn't enable grub2-branding-SL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6" calcext:value-type="float">
            <text:p>19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491" xlink:type="simple">8834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91" xlink:type="simple">Nautilus cannot get to the top of the workspac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197" calcext:value-type="float">
            <text:p>19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2399" xlink:type="simple">872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99" xlink:type="simple">SLED cannot authenticate a Windows Domain use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198" calcext:value-type="float">
            <text:p>19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961" xlink:type="simple">8899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61" xlink:type="simple">ellipsisation in yast-control-center-gnome is too strong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199" calcext:value-type="float">
            <text:p>19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362" xlink:type="simple">8903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2" xlink:type="simple">Yast2-bootloader doesn't handle grub2 entries in UTF-8 </text:a> </text:p>
          </table:table-cell>
          <table:table-cell table:style-name="ce3" office:value-type="string" calcext:value-type="string">
            <text:p>2014-08-08 </text:p>
          </table:table-cell>
          <table:table-cell office:value-type="float" office:value="200" calcext:value-type="float">
            <text:p>20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959" xlink:type="simple">8899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9" xlink:type="simple">[yast2-control-center-gnome] is shown and unmovable in the middle when invoked in 800x600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201" calcext:value-type="float">
            <text:p>20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782" xlink:type="simple">889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2" xlink:type="simple">drop support for "IsDocked" signal in upower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202" calcext:value-type="float">
            <text:p>20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868" xlink:type="simple">8898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8" xlink:type="simple">Cosmetic - A picture in the first installation slide show may need more beautify.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203" calcext:value-type="float">
            <text:p>20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210" xlink:type="simple">8732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210" xlink:type="simple">SLED 12 Beta 4 - sftp bookmarks in Nautilus does not work properly.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204" calcext:value-type="float">
            <text:p>20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989" xlink:type="simple">89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89" xlink:type="simple">Favorites menu should be menu entry closer to "Applications" anchor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205" calcext:value-type="float">
            <text:p>20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5657" xlink:type="simple">8856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icke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5657" xlink:type="simple">Network configuration pops up as first step even while a DHCP server is available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206" calcext:value-type="float">
            <text:p>20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589" xlink:type="simple">862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89" xlink:type="simple">No input method is installed for CJK as default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207" calcext:value-type="float">
            <text:p>20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368" xlink:type="simple">885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368" xlink:type="simple">gnome-keyring dialogue appears at login - SLED12 Beta9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208" calcext:value-type="float">
            <text:p>20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748" xlink:type="simple">8697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48" xlink:type="simple">grub2 "randomly" fails to read initrd from btrfs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209" calcext:value-type="float">
            <text:p>20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054" xlink:type="simple">886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054" xlink:type="simple">: [SLE12 Beta 9] 32-bit versions of libusb libraries are not installed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210" calcext:value-type="float">
            <text:p>21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321" xlink:type="simple">884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21" xlink:type="simple">Firmware files potentially missing in SLED12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211" calcext:value-type="float">
            <text:p>21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035" xlink:type="simple">894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35" xlink:type="simple">incorrect french translation in zypp.mo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212" calcext:value-type="float">
            <text:p>21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0213" xlink:type="simple">870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213" xlink:type="simple">Mismatching parentheses for "English (US)" and "English (UK)" in Arabic installatio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213" calcext:value-type="float">
            <text:p>21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203" xlink:type="simple">893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203" xlink:type="simple">Enabling "LVM Setup" during installation crashes installer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214" calcext:value-type="float">
            <text:p>21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199" xlink:type="simple">8941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199" xlink:type="simple">Some SLE WE patterns conflicts with SLES patterns.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215" calcext:value-type="float">
            <text:p>21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048" xlink:type="simple">894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48" xlink:type="simple">gsettings org.gnome.settings-daemon.plugins.xsettings overrides not reset on non-SLE-classic modes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216" calcext:value-type="float">
            <text:p>21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213" xlink:type="simple">893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3213" xlink:type="simple">No snapper/snapshot configuration after installation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217" calcext:value-type="float">
            <text:p>21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85" xlink:type="simple">869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85" xlink:type="simple">screensaver switch to power off screen after 5s in gdm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218" calcext:value-type="float">
            <text:p>21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081" xlink:type="simple">894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1" xlink:type="simple">plymouth freezes (impossible to enter crypto phassphrase) when used with nvidia proprietary driv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219" calcext:value-type="float">
            <text:p>21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5960" xlink:type="simple">895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960" xlink:type="simple">Release notes may need for the feature #316212 dracut instead of mkinitrd - fill gaps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606" xlink:type="simple">89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606" xlink:type="simple">yast2 remote admin restarts desktop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221" calcext:value-type="float">
            <text:p>221</text:p>
          </table:table-cell>
        </table:table-row>
        <table:table-row table:style-name="ro12">
          <table:table-cell table:style-name="ce1" office:value-type="string" calcext:value-type="string">
            <text:p><text:a xlink:href="https://bugzilla.suse.com/show_bug.cgi?id=877707" xlink:type="simple">8777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707" xlink:type="simple">SLED12_LOC : ALL_LANGS： Untranslated in Network section on right of Gnome toolba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222" calcext:value-type="float">
            <text:p>22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62" xlink:type="simple">869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62" xlink:type="simple">[Test Case 1369803] Cannot drag text from firefox to evolution compose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223" calcext:value-type="float">
            <text:p>22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615" xlink:type="simple">8626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5" xlink:type="simple">Inconsistencies in GNOME "SLED" Classic mode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224" calcext:value-type="float">
            <text:p>22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85" xlink:type="simple">8842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5" xlink:type="simple">SLED12_LOC :[PL]: LING: [Incorrect translation of Speed in Keyboard Setting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5" calcext:value-type="float">
            <text:p>22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288" xlink:type="simple">884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8" xlink:type="simple">SLED12_LOC :[PL]: LING: [Misleading translation in Revert change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6" calcext:value-type="float">
            <text:p>22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404" xlink:type="simple">8734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404" xlink:type="simple">Empty options in Rhythmbox Tools list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7" calcext:value-type="float">
            <text:p>22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004" xlink:type="simple">8820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004" xlink:type="simple">webbrowser not started with webke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8" calcext:value-type="float">
            <text:p>22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354" xlink:type="simple">8873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54" xlink:type="simple">SLED/SLES12_LOC : AR: Unlocalized Numerals for Arabic Tex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9" calcext:value-type="float">
            <text:p>22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979" xlink:type="simple">893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979" xlink:type="simple">background for shield screen is sometime not displayed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30" calcext:value-type="float">
            <text:p>230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82670" xlink:type="simple">882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670" xlink:type="simple">Firefox 31.0 not working with proxy settings - Windows Domain - SLED12 Beta10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31" calcext:value-type="float">
            <text:p>23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055" xlink:type="simple">8660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5" xlink:type="simple">gdm doesn't terminate Xorg properl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32" calcext:value-type="float">
            <text:p>23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526" xlink:type="simple">877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526" xlink:type="simple">Installer process is often taking 100% cpu while rpm is removing packag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33" calcext:value-type="float">
            <text:p>23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065" xlink:type="simple">879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065" xlink:type="simple">ICAClient need to be updated in SLE12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34" calcext:value-type="float">
            <text:p>23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214" xlink:type="simple">8812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chvata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214" xlink:type="simple">Failed to launch reprots wizard in libreoffice-base with error "java.lang.NoClassDefFoundError"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235" calcext:value-type="float">
            <text:p>23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7903" xlink:type="simple">8979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7903" xlink:type="simple">libreoffice: Indented enumeration broken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236" calcext:value-type="float">
            <text:p>23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6025" xlink:type="simple">8960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025" xlink:type="simple">hwclock is set wrong after suspend/hybrid-sleep/hibernate </text:a> </text:p>
          </table:table-cell>
          <table:table-cell table:style-name="ce3" office:value-type="string" calcext:value-type="string">
            <text:p>2014-09-30 </text:p>
          </table:table-cell>
          <table:table-cell office:value-type="float" office:value="237" calcext:value-type="float">
            <text:p>23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9480" xlink:type="simple">8794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480" xlink:type="simple">[yast2-proxy] YaST2 network should fill dconf/gsettings proxy information system-wide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238" calcext:value-type="float">
            <text:p>23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343" xlink:type="simple">899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43" xlink:type="simple">Unable to install SLED on Sony Vaio Pro 13 via built in wifi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239" calcext:value-type="float">
            <text:p>23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8130" xlink:type="simple">8881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30" xlink:type="simple">Missing iw package during install.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240" calcext:value-type="float">
            <text:p>24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979" xlink:type="simple">890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79" xlink:type="simple">[RC1] It is not possible to change user password with GUI for AD accounts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241" calcext:value-type="float">
            <text:p>24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854" xlink:type="simple">8998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854" xlink:type="simple">[SDK] KDE4 devel packages missing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242" calcext:value-type="float">
            <text:p>24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9999" xlink:type="simple">8999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999" xlink:type="simple">Registration: unclear updates popup question, updates are also disabled in installed system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243" calcext:value-type="float">
            <text:p>24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974" xlink:type="simple">867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974" xlink:type="simple">shim with Microsoft certificate is refused to boot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244" calcext:value-type="float">
            <text:p>24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901472" xlink:type="simple">9014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472" xlink:type="simple">SLED 12 GMC : logi_dj_raw_event: invalid device index: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245" calcext:value-type="float">
            <text:p>24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4425" xlink:type="simple">8644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425" xlink:type="simple">"openSUSE" is written in GRUB_DISTRIBUTOR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246" calcext:value-type="float">
            <text:p>24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715" xlink:type="simple">8997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15" xlink:type="simple">shotwell aborts when altering image date+time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247" calcext:value-type="float">
            <text:p>2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295" xlink:type="simple">889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urodrigu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95" xlink:type="simple">mptsas: 30 second timeout issue with systemd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248" calcext:value-type="float">
            <text:p>24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1109" xlink:type="simple">9011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109" xlink:type="simple">PackageKit systemd should not be restarted by postun script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249" calcext:value-type="float">
            <text:p>24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9765" xlink:type="simple">8897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5" xlink:type="simple">GRUB shows broken letters at boot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250" calcext:value-type="float">
            <text:p>25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901553" xlink:type="simple">901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ecurity-team@suse.de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53" xlink:type="simple">VUL-0: evolution: Disable support for SSLv3 (POODLE attack) and use TLS instead </text:a> </text:p>
          </table:table-cell>
          <table:table-cell table:style-name="ce1" office:value-type="string" calcext:value-type="string">
            <text:p>Fri 08:38 </text:p>
          </table:table-cell>
          <table:table-cell office:value-type="float" office:value="251" calcext:value-type="float">
            <text:p>25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1940" xlink:type="simple">901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940" xlink:type="simple">the package vlan is missing in the SLED-12 </text:a> </text:p>
          </table:table-cell>
          <table:table-cell table:style-name="ce1" office:value-type="string" calcext:value-type="string">
            <text:p>Fri 09:27 </text:p>
          </table:table-cell>
          <table:table-cell office:value-type="float" office:value="252" calcext:value-type="float">
            <text:p>25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245" xlink:type="simple">884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45" xlink:type="simple">[yast2-apparmor] SLED12_LOC :JP: LING: Incorrect translation </text:a> </text:p>
          </table:table-cell>
          <table:table-cell table:style-name="ce1" office:value-type="string" calcext:value-type="string">
            <text:p>Mon 09:44 </text:p>
          </table:table-cell>
          <table:table-cell office:value-type="float" office:value="253" calcext:value-type="float">
            <text:p>25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175" xlink:type="simple">8891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9175" xlink:type="simple">[beta10] SLE12 - Failed to login with AD account (after reboot) caused by winbind-to-KDC contact failure </text:a> </text:p>
          </table:table-cell>
          <table:table-cell table:style-name="ce1" office:value-type="string" calcext:value-type="string">
            <text:p>Mon 10:49 </text:p>
          </table:table-cell>
          <table:table-cell office:value-type="float" office:value="254" calcext:value-type="float">
            <text:p>25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4030" xlink:type="simple">90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030" xlink:type="simple">SLED 12 Release Notes Update Wanted </text:a> </text:p>
          </table:table-cell>
          <table:table-cell table:style-name="ce1" office:value-type="string" calcext:value-type="string">
            <text:p>Mon 16:08 </text:p>
          </table:table-cell>
          <table:table-cell office:value-type="float" office:value="255" calcext:value-type="float">
            <text:p>25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5158" xlink:type="simple">905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158" xlink:type="simple">invisible mouse cursor in icewm </text:a> </text:p>
          </table:table-cell>
          <table:table-cell table:style-name="ce1" office:value-type="string" calcext:value-type="string">
            <text:p>Thu 09:37 </text:p>
          </table:table-cell>
          <table:table-cell office:value-type="float" office:value="256" calcext:value-type="float">
            <text:p>25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54496" xlink:type="simple">8544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6" xlink:type="simple">"Hooks results" when no hook is run </text:a> </text:p>
          </table:table-cell>
          <table:table-cell table:style-name="ce3" office:value-type="string" calcext:value-type="string">
            <text:p>2013-12-10 </text:p>
          </table:table-cell>
          <table:table-cell office:value-type="float" office:value="257" calcext:value-type="float">
            <text:p>25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41446" xlink:type="simple">841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1446" xlink:type="simple">Empathy (chat client) gives no way to edit parameters like server and port number </text:a> </text:p>
          </table:table-cell>
          <table:table-cell table:style-name="ce3" office:value-type="string" calcext:value-type="string">
            <text:p>2014-01-10 </text:p>
          </table:table-cell>
          <table:table-cell office:value-type="float" office:value="258" calcext:value-type="float">
            <text:p>25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8859" xlink:type="simple">858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9" xlink:type="simple">no autocompletion for systemd tools under bash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259" calcext:value-type="float">
            <text:p>25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9494" xlink:type="simple">859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4" xlink:type="simple">gnome-tweak-tool is missing </text:a> </text:p>
          </table:table-cell>
          <table:table-cell table:style-name="ce3" office:value-type="string" calcext:value-type="string">
            <text:p>2014-01-29 </text:p>
          </table:table-cell>
          <table:table-cell office:value-type="float" office:value="260" calcext:value-type="float">
            <text:p>26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255" xlink:type="simple">8622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5" xlink:type="simple">Battery information missing from unified menu </text:a> </text:p>
          </table:table-cell>
          <table:table-cell table:style-name="ce3" office:value-type="string" calcext:value-type="string">
            <text:p>2014-02-10 </text:p>
          </table:table-cell>
          <table:table-cell office:value-type="float" office:value="261" calcext:value-type="float">
            <text:p>26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1533" xlink:type="simple">8615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533" xlink:type="simple">libreoffice can not be installed </text:a> </text:p>
          </table:table-cell>
          <table:table-cell table:style-name="ce3" office:value-type="string" calcext:value-type="string">
            <text:p>2014-02-17 </text:p>
          </table:table-cell>
          <table:table-cell office:value-type="float" office:value="262" calcext:value-type="float">
            <text:p>26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9497" xlink:type="simple">859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7" xlink:type="simple">EFI installer shows still "openSUSE 13.1"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263" calcext:value-type="float">
            <text:p>26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3750" xlink:type="simple">8637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50" xlink:type="simple">vmmouse driver isn't used on QEMU/KVM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264" calcext:value-type="float">
            <text:p>26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2259" xlink:type="simple">862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9" xlink:type="simple">Missing video driver (nouveau). Max resolution of 640 x 480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65" calcext:value-type="float">
            <text:p>26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303" xlink:type="simple">8653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3" xlink:type="simple">Rhyrthmbox cannot play MP3 files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66" calcext:value-type="float">
            <text:p>26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3266" xlink:type="simple">8632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266" xlink:type="simple">SLED 12 documentation packages (drop reqs)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67" calcext:value-type="float">
            <text:p>26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5350" xlink:type="simple">865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0" xlink:type="simple">Remove joystick module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268" calcext:value-type="float">
            <text:p>26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720" xlink:type="simple">865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20" xlink:type="simple">xdg-user-dir and xdg-user-dirs-update should be installed by default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269" calcext:value-type="float">
            <text:p>26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583" xlink:type="simple">8665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83" xlink:type="simple">[doc] SLED 12 isn't available on i586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270" calcext:value-type="float">
            <text:p>27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8862" xlink:type="simple">8588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2" xlink:type="simple">invalid resume udev rule in dracut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271" calcext:value-type="float">
            <text:p>27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6696" xlink:type="simple">8666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696" xlink:type="simple">virt-manager.desktop references non-existing icon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272" calcext:value-type="float">
            <text:p>27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389" xlink:type="simple">867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9" xlink:type="simple">Relese Note button disappear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273" calcext:value-type="float">
            <text:p>27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452" xlink:type="simple">8674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52" xlink:type="simple">hplip installed by default results hp-systray icon in message tray by default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274" calcext:value-type="float">
            <text:p>27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565" xlink:type="simple">866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5" xlink:type="simple">Unreadable head strings in password expert settings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75" calcext:value-type="float">
            <text:p>27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566" xlink:type="simple">866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6" xlink:type="simple">Unreadable head string in firewall/SSH config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76" calcext:value-type="float">
            <text:p>27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430" xlink:type="simple">8674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0" xlink:type="simple">Fonts in SLE-12 installer too big, causes layout issue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77" calcext:value-type="float">
            <text:p>27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575" xlink:type="simple">8665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75" xlink:type="simple">Checkboxes clipped in some dialog in Japanese locale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78" calcext:value-type="float">
            <text:p>27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299" xlink:type="simple">8652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99" xlink:type="simple">File dialog can't show the first line properly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79" calcext:value-type="float">
            <text:p>27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023" xlink:type="simple">866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23" xlink:type="simple">SLE-12 installer theme colour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80" calcext:value-type="float">
            <text:p>28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128" xlink:type="simple">8691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28" xlink:type="simple">Limited Graphics Support on IBM SurePOS 700 4800-7X3 during Installation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281" calcext:value-type="float">
            <text:p>28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49" xlink:type="simple">869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9" xlink:type="simple">Do not install dasher by default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282" calcext:value-type="float">
            <text:p>28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300" xlink:type="simple">865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0" xlink:type="simple">No bootsplash after a fresh installation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283" calcext:value-type="float">
            <text:p>28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403" xlink:type="simple">8694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3" xlink:type="simple">The default values in comment in /etc/sysconfig/sound don't match with the actual values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284" calcext:value-type="float">
            <text:p>28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73" xlink:type="simple">8695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3" xlink:type="simple">SLED12 Beta 3 - Backlight and Wireless control not working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285" calcext:value-type="float">
            <text:p>28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7358" xlink:type="simple">86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58" xlink:type="simple">white fonts with white background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286" calcext:value-type="float">
            <text:p>28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353" xlink:type="simple">8693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53" xlink:type="simple">Can't go back to language / keyboard selection dialog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287" calcext:value-type="float">
            <text:p>28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172" xlink:type="simple">870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172" xlink:type="simple">grub should not be proposed in installer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288" calcext:value-type="float">
            <text:p>28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46" xlink:type="simple">8696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6" xlink:type="simple">Do not install Pulseaudio settings by default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289" calcext:value-type="float">
            <text:p>28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8911" xlink:type="simple">8689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911" xlink:type="simple">kernel-syms is requiring kernel-trace-devel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290" calcext:value-type="float">
            <text:p>29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3709" xlink:type="simple">8637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09" xlink:type="simple">Desktop style will change from Gnome Classic to Gnome when enable "automatically remember running app when logging out" in gnome-session-preperties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291" calcext:value-type="float">
            <text:p>29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48" xlink:type="simple">869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8" xlink:type="simple">Move LibreOffice Math Menu Item to Office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292" calcext:value-type="float">
            <text:p>29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408" xlink:type="simple">8694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8" xlink:type="simple">sysconfig editor mentions about the obsoleted SuSEconfig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293" calcext:value-type="float">
            <text:p>29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1360" xlink:type="simple">861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360" xlink:type="simple">GNOME crashes always with activated onscreen keyboard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294" calcext:value-type="float">
            <text:p>29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157" xlink:type="simple">8691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57" xlink:type="simple">TIPC kernel module not avaiable in SLE12 </text:a> </text:p>
          </table:table-cell>
          <table:table-cell table:style-name="ce3" office:value-type="string" calcext:value-type="string">
            <text:p>2014-04-07 </text:p>
          </table:table-cell>
          <table:table-cell office:value-type="float" office:value="295" calcext:value-type="float">
            <text:p>29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125" xlink:type="simple">8711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125" xlink:type="simple">installation images not detected in SLED 12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296" calcext:value-type="float">
            <text:p>29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2740" xlink:type="simple">8727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0" xlink:type="simple">Drawing remains after moving window on icewm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297" calcext:value-type="float">
            <text:p>29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46352" xlink:type="simple">846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6352" xlink:type="simple">DRI_PRIME with anything but 0 or 1 crashes X if rendering is offloaded </text:a> </text:p>
          </table:table-cell>
          <table:table-cell table:style-name="ce3" office:value-type="string" calcext:value-type="string">
            <text:p>2014-04-25 </text:p>
          </table:table-cell>
          <table:table-cell office:value-type="float" office:value="298" calcext:value-type="float">
            <text:p>29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965" xlink:type="simple">871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65" xlink:type="simple">SIGFPE, Arithmetic exception in Mesa.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299" calcext:value-type="float">
            <text:p>29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816" xlink:type="simple">8738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16" xlink:type="simple">rpm-build package missing from SLED media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300" calcext:value-type="float">
            <text:p>300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6526" xlink:type="simple">876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26" xlink:type="simple">libreoffice-4.2.3.3-2.7.x86_64 requires libreoffice-l10n-en = 4.2.3.3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301" calcext:value-type="float">
            <text:p>30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592" xlink:type="simple">875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592" xlink:type="simple">installation splash screen shows ?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02" calcext:value-type="float">
            <text:p>30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6694" xlink:type="simple">8766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94" xlink:type="simple">systemd user journal isn't accessible by use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03" calcext:value-type="float">
            <text:p>30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786" xlink:type="simple">872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86" xlink:type="simple">Broken graphics output with qxl driver on QEMU/KVM </text:a> </text:p>
          </table:table-cell>
          <table:table-cell table:style-name="ce3" office:value-type="string" calcext:value-type="string">
            <text:p>2014-05-09 </text:p>
          </table:table-cell>
          <table:table-cell office:value-type="float" office:value="304" calcext:value-type="float">
            <text:p>30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155" xlink:type="simple">8771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155" xlink:type="simple">[scatool] Missing SCA Tool packages on SLED12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305" calcext:value-type="float">
            <text:p>30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761" xlink:type="simple">877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1" xlink:type="simple">No dmidecode package available for SLED 12 Beta 5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306" calcext:value-type="float">
            <text:p>30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7449" xlink:type="simple">877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delvar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449" xlink:type="simple">NFC kernel drivers aren't marked as support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307" calcext:value-type="float">
            <text:p>30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1846" xlink:type="simple">8618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46" xlink:type="simple">Installer stucks while installing PackageKit-0.8.15-1.23.x86_64.rpm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308" calcext:value-type="float">
            <text:p>30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9481" xlink:type="simple">87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481" xlink:type="simple">laptop_mode complains too much about /etc/laptop-mode/conf.d/board-specific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09" calcext:value-type="float">
            <text:p>30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4943" xlink:type="simple">8649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943" xlink:type="simple">Mesa has incorrect software rendering for blits to the front buffer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10" calcext:value-type="float">
            <text:p>31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400" xlink:type="simple">875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5400" xlink:type="simple">With language set to 'English (United Kingdom)' Application menu spelt as favorit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11" calcext:value-type="float">
            <text:p>31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1807" xlink:type="simple">8618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07" xlink:type="simple">GTK GUI wanted but not found, falling back to Qt.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12" calcext:value-type="float">
            <text:p>31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211" xlink:type="simple">873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11" xlink:type="simple">Unable to install subversion from SLE SDK 12 Beta 4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13" calcext:value-type="float">
            <text:p>31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076" xlink:type="simple">8780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76" xlink:type="simple">SLED 12 Beta 6: bison and flex not in SDK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14" calcext:value-type="float">
            <text:p>31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9262" xlink:type="simple">8792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62" xlink:type="simple">X.org port 6000 "open" during installation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15" calcext:value-type="float">
            <text:p>31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8323" xlink:type="simple">8683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323" xlink:type="simple">WiFI connection internet access limited SLED12beta2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316" calcext:value-type="float">
            <text:p>31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2844" xlink:type="simple">8728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44" xlink:type="simple">The ftp client returns unknown command `open` when trying to connect to ftp server. </text:a> </text:p>
          </table:table-cell>
          <table:table-cell table:style-name="ce3" office:value-type="string" calcext:value-type="string">
            <text:p>2014-05-30 </text:p>
          </table:table-cell>
          <table:table-cell office:value-type="float" office:value="317" calcext:value-type="float">
            <text:p>31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7674" xlink:type="simple">8776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74" xlink:type="simple">pam-config is not properly updating /etc/pam.d/common-session to add pam_systemd lines when upgrading from SLED11SP3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318" calcext:value-type="float">
            <text:p>31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4284" xlink:type="simple">874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284" xlink:type="simple">osc package refuses to install in SLED 12 + SDK 12 environment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319" calcext:value-type="float">
            <text:p>31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294" xlink:type="simple">8812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mlad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94" xlink:type="simple">libreoffice python wizzards crash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320" calcext:value-type="float">
            <text:p>32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988" xlink:type="simple">8729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88" xlink:type="simple">Invalid shutdown and reboot commands in /etc/icewm/preferences </text:a> </text:p>
          </table:table-cell>
          <table:table-cell table:style-name="ce3" office:value-type="string" calcext:value-type="string">
            <text:p>2014-06-07 </text:p>
          </table:table-cell>
          <table:table-cell office:value-type="float" office:value="321" calcext:value-type="float">
            <text:p>32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644" xlink:type="simple">8696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4" xlink:type="simple">Remove lftp menu item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322" calcext:value-type="float">
            <text:p>32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256" xlink:type="simple">882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56" xlink:type="simple">supportconfig(8) man page needs updating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323" calcext:value-type="float">
            <text:p>32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2506" xlink:type="simple">8825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06" xlink:type="simple">Rename libreoffice-branding-openSUSE to libreoffice-branding-SLE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324" calcext:value-type="float">
            <text:p>32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901" xlink:type="simple">8779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901" xlink:type="simple">xorg-X11-devel package won't install because of missing dependencies - SLED12 Beta 6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25" calcext:value-type="float">
            <text:p>32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225" xlink:type="simple">873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25" xlink:type="simple">dconf-editor Default values are wrong in certain circumstance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26" calcext:value-type="float">
            <text:p>32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953" xlink:type="simple">869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953" xlink:type="simple">"systemctl hibernate" hangs up with Intel machines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327" calcext:value-type="float">
            <text:p>32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2791" xlink:type="simple">882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1" xlink:type="simple">Calendar is too hard to read: contrast (and siz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328" calcext:value-type="float">
            <text:p>32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2927" xlink:type="simple">86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27" xlink:type="simple">bugzilla testbug for xorg-enterprise-bugs mailing list - just ignore - currently still needed!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329" calcext:value-type="float">
            <text:p>32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0390" xlink:type="simple">8803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byt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80390" xlink:type="simple">touch on dual display extended mode with 2 touchscreen monitors has problem with coordinates - SLED12 Beta7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330" calcext:value-type="float">
            <text:p>33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455" xlink:type="simple">8664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5" xlink:type="simple">Pidgin will be crashed in the first run after installation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331" calcext:value-type="float">
            <text:p>33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020" xlink:type="simple">8810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020" xlink:type="simple">Little documentation on gnome-shell-extension-tool - SLED12 Beta7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332" calcext:value-type="float">
            <text:p>33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978" xlink:type="simple">881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978" xlink:type="simple">zd1211-firmware missing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333" calcext:value-type="float">
            <text:p>33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068" xlink:type="simple">878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8" xlink:type="simple">SLED 12 Beta 6: autoconf automake libtool not in SDK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334" calcext:value-type="float">
            <text:p>33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2190" xlink:type="simple">8821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190" xlink:type="simple">Fate#314974 [BETA 2] Value of TMP_DIRS_TO_CLEAR from /etc/sysconfig/cron to be automatically migrated into appropriate systemd configuration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335" calcext:value-type="float">
            <text:p>33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3848" xlink:type="simple">8738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8" xlink:type="simple">[SLED12 Beta4] /sbin and /usr/sbin are not in terminal path, can't find ifconfig and other commands.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336" calcext:value-type="float">
            <text:p>33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5258" xlink:type="simple">8652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advorni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8" xlink:type="simple">RPM verify package "wodim" failed--not list in /etc/permission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337" calcext:value-type="float">
            <text:p>33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6346" xlink:type="simple">8663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346" xlink:type="simple">SUSEConnect not installed by default and fails to ru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338" calcext:value-type="float">
            <text:p>33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12681" xlink:type="simple">812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12681" xlink:type="simple">xorriso not available using grub2-mkrescue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339" calcext:value-type="float">
            <text:p>33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471" xlink:type="simple">8654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471" xlink:type="simple">Installer: the "Subvolume Handling" is empty when editing partition manual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40" calcext:value-type="float">
            <text:p>34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459" xlink:type="simple">8784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459" xlink:type="simple">Installer does not configure any network cards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41" calcext:value-type="float">
            <text:p>34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632" xlink:type="simple">884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632" xlink:type="simple">Initrd is missing xen-vbd xen-vnif in Xen HVM environments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342" calcext:value-type="float">
            <text:p>34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9259" xlink:type="simple">879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59" xlink:type="simple">Web &amp; Scripting Module is offered by SCC when installing SLE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343" calcext:value-type="float">
            <text:p>34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592" xlink:type="simple">862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92" xlink:type="simple">GNOME doesn't honor the system keyboard layou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344" calcext:value-type="float">
            <text:p>34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705" xlink:type="simple">866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705" xlink:type="simple">Japanese glyphs corrupted randomly at instal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345" calcext:value-type="float">
            <text:p>34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0746" xlink:type="simple">8807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46" xlink:type="simple">NVIDIA driver installs properly, but X turns display off, Quadro K2000M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346" calcext:value-type="float">
            <text:p>34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414" xlink:type="simple">8694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14" xlink:type="simple">Fix Oops in cirrus, mgag200 and ast KMS drivers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347" calcext:value-type="float">
            <text:p>3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691" xlink:type="simple">8786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valeev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91" xlink:type="simple">canna causes failure with systemctl status systemd-tmpfiles-setup -l - SLED12 Beta6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348" calcext:value-type="float">
            <text:p>34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8019" xlink:type="simple">868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68019" xlink:type="simple">systemd doesn't allow login with the closed lid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349" calcext:value-type="float">
            <text:p>34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972" xlink:type="simple">8879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972" xlink:type="simple">Installer screen corrupted: resolution 640x480x32 is too low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350" calcext:value-type="float">
            <text:p>35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393" xlink:type="simple">8893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9393" xlink:type="simple">Graphics will not load after installation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351" calcext:value-type="float">
            <text:p>35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974" xlink:type="simple">884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974" xlink:type="simple">"Show Keyboard Layout" is not translated in GNOME-Shell (French)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352" calcext:value-type="float">
            <text:p>35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007" xlink:type="simple">8770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007" xlink:type="simple">Take several shots in evince fullscreen mode will always save the first screen imag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353" calcext:value-type="float">
            <text:p>35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560" xlink:type="simple">8705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60" xlink:type="simple">Session choice gets reset to previous session after password erro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354" calcext:value-type="float">
            <text:p>354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66235" xlink:type="simple">866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35" xlink:type="simple">tracker preferences and tweak-ui should be accessible from GNOME control center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355" calcext:value-type="float">
            <text:p>35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0627" xlink:type="simple">880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27" xlink:type="simple">Windows Domain Membership can't authenticate after reboot - SLED12 Beta7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356" calcext:value-type="float">
            <text:p>35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8863" xlink:type="simple">8588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3" xlink:type="simple">openobex udev rules refers to unexisting group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357" calcext:value-type="float">
            <text:p>35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59466" xlink:type="simple">8594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66" xlink:type="simple">cheese cannot record video except as root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358" calcext:value-type="float">
            <text:p>35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2370" xlink:type="simple">8923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370" xlink:type="simple">Firefox menu not translated in French- SLED12 RC1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359" calcext:value-type="float">
            <text:p>35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0588" xlink:type="simple">8905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88" xlink:type="simple">Debuginfo update repo for SLE-WE: repository type can't be determined.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360" calcext:value-type="float">
            <text:p>36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211" xlink:type="simple">889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1" xlink:type="simple">install of MozillaFirefox-translations failed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361" calcext:value-type="float">
            <text:p>36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3598" xlink:type="simple">893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8" xlink:type="simple">minimize/maximize not translat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362" calcext:value-type="float">
            <text:p>36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082" xlink:type="simple">8940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2" xlink:type="simple">python-yum missing in SLED (required for createrepo)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363" calcext:value-type="float">
            <text:p>36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5026" xlink:type="simple">8950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5026" xlink:type="simple">nvidia kennel modul not loaded X server not running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64" calcext:value-type="float">
            <text:p>36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4902" xlink:type="simple">8949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902" xlink:type="simple">Tab completion at systemctl restart * fails ungracefully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65" calcext:value-type="float">
            <text:p>36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52581" xlink:type="simple">8525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581" xlink:type="simple">USB sound devices on a WUSB hub don't work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66" calcext:value-type="float">
            <text:p>366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7898" xlink:type="simple">877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98" xlink:type="simple">Notifications cover part of the bottom pannel in GNOME Classic - SLES12 Beta 6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367" calcext:value-type="float">
            <text:p>36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591" xlink:type="simple">893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1" xlink:type="simple">[TGCS] 6140-120 - System hangs for a few seconds after returning from S3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368" calcext:value-type="float">
            <text:p>36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1919" xlink:type="simple">891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19" xlink:type="simple">Places menu doesn't work for bookmark of FTP and alike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369" calcext:value-type="float">
            <text:p>369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94394" xlink:type="simple">8943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394" xlink:type="simple">Firewall "zone" entry should be hidden in Network panel in GNOME control cent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370" calcext:value-type="float">
            <text:p>37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6676" xlink:type="simple">896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6676" xlink:type="simple">Shotwell - Settings - Raw developer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371" calcext:value-type="float">
            <text:p>37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0599" xlink:type="simple">890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99" xlink:type="simple">Broken graphics with modesetting/cirrus KMS on vanilla kernel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372" calcext:value-type="float">
            <text:p>37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6664" xlink:type="simple">8966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664" xlink:type="simple">RC3 unable to set multi-user target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373" calcext:value-type="float">
            <text:p>37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641" xlink:type="simple">894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4641" xlink:type="simple">TGCS: [SLE12 RC2] Video not restored upon wake from S3 </text:a> </text:p>
          </table:table-cell>
          <table:table-cell table:style-name="ce3" office:value-type="string" calcext:value-type="string">
            <text:p>2014-09-19 </text:p>
          </table:table-cell>
          <table:table-cell office:value-type="float" office:value="374" calcext:value-type="float">
            <text:p>37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744" xlink:type="simple">872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4" xlink:type="simple">Unreadable gnome-terminal on icewm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375" calcext:value-type="float">
            <text:p>37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4756" xlink:type="simple">874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4756" xlink:type="simple">Help content in Rhythmbox is outdated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376" calcext:value-type="float">
            <text:p>37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048" xlink:type="simple">870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0048" xlink:type="simple">Airplane mode turned ON after turned OFF Wi-Fi in Network Manager setting.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377" calcext:value-type="float">
            <text:p>37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8169" xlink:type="simple">898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8169" xlink:type="simple">[intel] video mode becomes unusable because of failed buffer allocations do to unvalidated tiling mode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378" calcext:value-type="float">
            <text:p>37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820" xlink:type="simple">8728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20" xlink:type="simple">SLED 12 Beta 4 - Nautilus windows lack minimize and maximize buttons </text:a> </text:p>
          </table:table-cell>
          <table:table-cell table:style-name="ce3" office:value-type="string" calcext:value-type="string">
            <text:p>2014-09-26 </text:p>
          </table:table-cell>
          <table:table-cell office:value-type="float" office:value="379" calcext:value-type="float">
            <text:p>37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3361" xlink:type="simple">8933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ooo@forge.provo.no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361" xlink:type="simple">libreoffice, cannot remove '/usr/share/libreoffice/help/en-US'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380" calcext:value-type="float">
            <text:p>38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9512" xlink:type="simple">8795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chiquitt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12" xlink:type="simple">gnome panel clock and time zone irregular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381" calcext:value-type="float">
            <text:p>38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6818" xlink:type="simple">8968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818" xlink:type="simple">Truncated header for password dialog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382" calcext:value-type="float">
            <text:p>38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8445" xlink:type="simple">8984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8445" xlink:type="simple">[TGCS] GNOME3 is not recognising 'Option "Position"' in /etc/X11/xorg.conf.d/50-monitors.conf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383" calcext:value-type="float">
            <text:p>383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84153" xlink:type="simple">8841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3" xlink:type="simple">SLED12_LOC :[KO]: LING: [Inaccurate translation_35-Gnome-Settings-Keyboard]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384" calcext:value-type="float">
            <text:p>38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2797" xlink:type="simple">8827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7" xlink:type="simple">"All Settings - Network" not able to remove connections, edit connections,... for Mobile Broadband and Wired </text:a> </text:p>
          </table:table-cell>
          <table:table-cell table:style-name="ce3" office:value-type="string" calcext:value-type="string">
            <text:p>2014-10-18 </text:p>
          </table:table-cell>
          <table:table-cell office:value-type="float" office:value="385" calcext:value-type="float">
            <text:p>38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5068" xlink:type="simple">895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068" xlink:type="simple">clock application does not find cities / countries when using accentuated letter in search </text:a> </text:p>
          </table:table-cell>
          <table:table-cell table:style-name="ce3" office:value-type="string" calcext:value-type="string">
            <text:p>2014-11-03 </text:p>
          </table:table-cell>
          <table:table-cell office:value-type="float" office:value="386" calcext:value-type="float">
            <text:p>38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2415" xlink:type="simple">8624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15" xlink:type="simple">Setting timezone does (and should not) require root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7" calcext:value-type="float">
            <text:p>38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2667" xlink:type="simple">9026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667" xlink:type="simple">X not starting after stage 2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8" calcext:value-type="float">
            <text:p>38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3732" xlink:type="simple">903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732" xlink:type="simple">uninstalling nvidia drivers leaves X not startable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9" calcext:value-type="float">
            <text:p>38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9787" xlink:type="simple">899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87" xlink:type="simple">[intel][ilk]: BUG_ON hot when waiting for a pipe off for DP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390" calcext:value-type="float">
            <text:p>39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0919" xlink:type="simple">900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919" xlink:type="simple">SLED 12 Release Notes Update Want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391" calcext:value-type="float">
            <text:p>39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022" xlink:type="simple">866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66022" xlink:type="simple">SLE-12 installer layout/theme problems </text:a> </text:p>
          </table:table-cell>
          <table:table-cell table:style-name="ce3" office:value-type="string" calcext:value-type="string">
            <text:p>2014-11-10 </text:p>
          </table:table-cell>
          <table:table-cell office:value-type="float" office:value="392" calcext:value-type="float">
            <text:p>39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3321" xlink:type="simple">903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321" xlink:type="simple">'zypper patch' lies about removing applications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393" calcext:value-type="float">
            <text:p>39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4596" xlink:type="simple">894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96" xlink:type="simple">[yast2-services-manager] SLED12_LOC: All_Languages : Graphical mode and text mode untranslated strings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394" calcext:value-type="float">
            <text:p>39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3966" xlink:type="simple">9039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966" xlink:type="simple">SEGV in gnome-keyring-daemon caused by calling free() on static string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395" calcext:value-type="float">
            <text:p>39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0771" xlink:type="simple">9007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771" xlink:type="simple">An extra space in "suseRegister" in the release notes. </text:a> </text:p>
          </table:table-cell>
          <table:table-cell table:style-name="ce1" office:value-type="string" calcext:value-type="string">
            <text:p>Fri 10:05 </text:p>
          </table:table-cell>
          <table:table-cell office:value-type="float" office:value="396" calcext:value-type="float">
            <text:p>39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7747" xlink:type="simple">9077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7747" xlink:type="simple">yast-vm fails to find the pattern on sled </text:a> </text:p>
          </table:table-cell>
          <table:table-cell table:style-name="ce1" office:value-type="string" calcext:value-type="string">
            <text:p>Mon 20:48 </text:p>
          </table:table-cell>
          <table:table-cell office:value-type="float" office:value="397" calcext:value-type="float">
            <text:p>39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363" xlink:type="simple">893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3363" xlink:type="simple">java post install error messages </text:a> </text:p>
          </table:table-cell>
          <table:table-cell table:style-name="ce1" office:value-type="string" calcext:value-type="string">
            <text:p>Sun 19:58 </text:p>
          </table:table-cell>
          <table:table-cell office:value-type="float" office:value="398" calcext:value-type="float">
            <text:p>39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52391" xlink:type="simple">8523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Java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391" xlink:type="simple">No support for LPSS devices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399" calcext:value-type="float">
            <text:p>39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58692" xlink:type="simple">858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chub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692" xlink:type="simple">SUSEConnect shouldn't require dmidecode on all platforms </text:a> </text:p>
          </table:table-cell>
          <table:table-cell table:style-name="ce3" office:value-type="string" calcext:value-type="string">
            <text:p>2014-01-15 </text:p>
          </table:table-cell>
          <table:table-cell office:value-type="float" office:value="400" calcext:value-type="float">
            <text:p>400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58864" xlink:type="simple">8588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4" xlink:type="simple">LSB "+" dependencies aren't handled properly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401" calcext:value-type="float">
            <text:p>40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2612" xlink:type="simple">8626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2" xlink:type="simple">Inconsistent mic LED on some HP laptops </text:a> </text:p>
          </table:table-cell>
          <table:table-cell table:style-name="ce3" office:value-type="string" calcext:value-type="string">
            <text:p>2014-02-07 </text:p>
          </table:table-cell>
          <table:table-cell office:value-type="float" office:value="402" calcext:value-type="float">
            <text:p>40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356" xlink:type="simple">865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6" xlink:type="simple">Missing entries in /etc/sysconfig/sound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403" calcext:value-type="float">
            <text:p>40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100" xlink:type="simple">866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100" xlink:type="simple">No automatic mic selection on HP laptops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404" calcext:value-type="float">
            <text:p>40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564" xlink:type="simple">8665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4" xlink:type="simple">Unreadable texts in release notes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405" calcext:value-type="float">
            <text:p>40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937" xlink:type="simple">866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937" xlink:type="simple">AMD HDMI/DP audio doesn't work properly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406" calcext:value-type="float">
            <text:p>40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7767" xlink:type="simple">8777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7" xlink:type="simple">SLED 12 Beta 6: No libpeas-loader-python3 pack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407" calcext:value-type="float">
            <text:p>40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497" xlink:type="simple">881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97" xlink:type="simple">Some characters displayed abnormally when selecting language before installation.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08" calcext:value-type="float">
            <text:p>40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39692" xlink:type="simple">839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9692" xlink:type="simple">"openSUSE 12.3 Start-Up" document: outdated info about "Software Updater" -icon and term "patch" isn't defined precisely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409" calcext:value-type="float">
            <text:p>40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6633" xlink:type="simple">8866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33" xlink:type="simple">Logitech unified receiver not working on all USB ports of Sony SVS1511C5E notebook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410" calcext:value-type="float">
            <text:p>410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6885" xlink:type="simple">886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85" xlink:type="simple">JMicron USB-ATA bridges fai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411" calcext:value-type="float">
            <text:p>41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108" xlink:type="simple">8871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08" xlink:type="simple">Add INPUT_PROP_TOPBUTTONPAD property to kerne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412" calcext:value-type="float">
            <text:p>41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4800" xlink:type="simple">894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800" xlink:type="simple">Kernel CPU firmware reload facility takes 1 minute per core if firmware is miss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13" calcext:value-type="float">
            <text:p>41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5042" xlink:type="simple">895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5042" xlink:type="simple">HP USB Graphics Adapter with Probook6570b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14" calcext:value-type="float">
            <text:p>41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902898" xlink:type="simple">902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898" xlink:type="simple">Annoying "invalid CONNECT_LIST..." messages from Haswell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415" calcext:value-type="float">
            <text:p>41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9106" xlink:type="simple">8991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106" xlink:type="simple">Mesa swrast may crash in some cases (seen in the sw fallback path of the Intel driver)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416" calcext:value-type="float">
            <text:p>41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2336" xlink:type="simple">872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36" xlink:type="simple">Unable to setup network during installation because ifplugd couldn't be installed </text:a> </text:p>
          </table:table-cell>
          <table:table-cell table:style-name="ce3" office:value-type="string" calcext:value-type="string">
            <text:p>2014-04-23 </text:p>
          </table:table-cell>
          <table:table-cell office:value-type="float" office:value="417" calcext:value-type="float">
            <text:p>41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221" xlink:type="simple">885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21" xlink:type="simple">No bootsplash show up during system bootup into sled12 beta9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418" calcext:value-type="float">
            <text:p>41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9766" xlink:type="simple">8897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6" xlink:type="simple">Build 402: installer does not write mk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419" calcext:value-type="float">
            <text:p>41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91342" xlink:type="simple">891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42" xlink:type="simple">Wrong text during installation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420" calcext:value-type="float">
            <text:p>42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6782" xlink:type="simple">886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82" xlink:type="simple">Faild to load available extensions when regisiter against SMT-Update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421" calcext:value-type="float">
            <text:p>42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869" xlink:type="simple">8898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9" xlink:type="simple">[RC1] SCC registration during installation failed by reason that the IP address can not be handled by Yast for submitting to server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422" calcext:value-type="float">
            <text:p>42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489" xlink:type="simple">889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489" xlink:type="simple">[build0396] rpm verify packages got "wrong missing capabilities"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423" calcext:value-type="float">
            <text:p>42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8256" xlink:type="simple">888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256" xlink:type="simple">Evolution cannot detect the Kmail directory after system upgrade from SLED11SP3 to SLED12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424" calcext:value-type="float">
            <text:p>42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0363" xlink:type="simple">890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3" xlink:type="simple">incorrect translation for "Default boot section" in yast2-bootloader in French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25" calcext:value-type="float">
            <text:p>42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344" xlink:type="simple">86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44" xlink:type="simple">disable journal support in gdm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26" calcext:value-type="float">
            <text:p>42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632" xlink:type="simple">869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2" xlink:type="simple">Machine hangs during suspend with kernel 3.12.14-1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27" calcext:value-type="float">
            <text:p>42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6051" xlink:type="simple">866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1" xlink:type="simple">keyboard mapping not applied anymore </text:a> </text:p>
          </table:table-cell>
          <table:table-cell table:style-name="ce3" office:value-type="string" calcext:value-type="string">
            <text:p>2014-04-10 </text:p>
          </table:table-cell>
          <table:table-cell office:value-type="float" office:value="428" calcext:value-type="float">
            <text:p>42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849" xlink:type="simple">8738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9" xlink:type="simple">Default software patterns are empty when installing system from SLED12 media. </text:a> </text:p>
          </table:table-cell>
          <table:table-cell table:style-name="ce3" office:value-type="string" calcext:value-type="string">
            <text:p>2014-04-16 </text:p>
          </table:table-cell>
          <table:table-cell office:value-type="float" office:value="429" calcext:value-type="float">
            <text:p>42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865" xlink:type="simple">8718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865" xlink:type="simple">During login username is not replaced by password field - SLED 12 beta3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430" calcext:value-type="float">
            <text:p>43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890" xlink:type="simple">8758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890" xlink:type="simple">fcitx leaks the preedit letters in password dialog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431" calcext:value-type="float">
            <text:p>43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56" xlink:type="simple">869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56" xlink:type="simple">Time Zone picker in "Yast2 - Date and Time" is missing the map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32" calcext:value-type="float">
            <text:p>43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6992" xlink:type="simple">8769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92" xlink:type="simple">XDM used after upgrading SLED11 SP3 (default KDE)+(all update applied) to SLED12 through FTP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433" calcext:value-type="float">
            <text:p>43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039" xlink:type="simple">872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9" xlink:type="simple">SLED12 X server will not start after upgrading from SLED11 SP3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434" calcext:value-type="float">
            <text:p>43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217" xlink:type="simple">8702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217" xlink:type="simple">gdm login disappears after failing multiple times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435" calcext:value-type="float">
            <text:p>43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373" xlink:type="simple">8793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373" xlink:type="simple">"Gnome" session is using after upgrading from SLD11SP3(Gnome) to SLED12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436" calcext:value-type="float">
            <text:p>43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532" xlink:type="simple">8815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32" xlink:type="simple">dependency issue: nothing provides libfipscheck.so.1 needed by libcryptsetup4-32bit-1.6.4-1.1.x86_64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437" calcext:value-type="float">
            <text:p>43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525" xlink:type="simple">8705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25" xlink:type="simple">Failed with libxenlight error when creating virtual machine in SLED1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438" calcext:value-type="float">
            <text:p>43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50" xlink:type="simple">877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0" xlink:type="simple">SLED/SLES12_LOC : ALL_LANGS:Untranslated text in Installation Settings/Hardware Detection dialogs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439" calcext:value-type="float">
            <text:p>43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5272" xlink:type="simple">885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5272" xlink:type="simple">virt-manager os autodetection doesn't work proper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440" calcext:value-type="float">
            <text:p>44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75" xlink:type="simple">883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5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441" calcext:value-type="float">
            <text:p>44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6670" xlink:type="simple">886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70" xlink:type="simple">Pidgin resets main volume leve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42" calcext:value-type="float">
            <text:p>44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0659" xlink:type="simple">880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59" xlink:type="simple">SLED12_LOC : ALL_LANGS: Untranslated text in ‘Windows Domain Membership’ package Install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43" calcext:value-type="float">
            <text:p>443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6967" xlink:type="simple">8769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67" xlink:type="simple">System boot hanged after migrating from SLED11SP3 to SLED12 with hard disk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444" calcext:value-type="float">
            <text:p>44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257" xlink:type="simple">86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7" xlink:type="simple">Firefox about menu has parameter "%{sle_version}"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445" calcext:value-type="float">
            <text:p>44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775" xlink:type="simple">886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5" xlink:type="simple">linuxrc: failed to find repo when setting fixed ip and http repo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446" calcext:value-type="float">
            <text:p>44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2421" xlink:type="simple">8824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421" xlink:type="simple">gnome menu "add to Desktop" does not work in Chinese Environmen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447" calcext:value-type="float">
            <text:p>4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598" xlink:type="simple">878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98" xlink:type="simple">SLED12_LOC : DE:The text layout is confused on ’AppArmor Profile Dialog’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448" calcext:value-type="float">
            <text:p>44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781" xlink:type="simple">889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1" xlink:type="simple">Could not connect to SLES12 VNC server with vinagre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449" calcext:value-type="float">
            <text:p>44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386" xlink:type="simple">884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86" xlink:type="simple">Machine hangs during reboot test with TPM error 7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450" calcext:value-type="float">
            <text:p>45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6804" xlink:type="simple">8868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04" xlink:type="simple">[Upgrade] SLP discovery not called during upgrading from sled11sp3 to sled12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451" calcext:value-type="float">
            <text:p>45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659" xlink:type="simple">881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659" xlink:type="simple">Default windowmanager was not updated by the hook when upgrading from SLED11SP3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452" calcext:value-type="float">
            <text:p>45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465" xlink:type="simple">883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65" xlink:type="simple">SLE 12 Beta 9 - The Floppy disk shows up when the device does not exist.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453" calcext:value-type="float">
            <text:p>45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2899" xlink:type="simple">8928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899" xlink:type="simple">Clean install SLED12 RC2 with vnc=1 enabled, during installation error msg show up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454" calcext:value-type="float">
            <text:p>45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4078" xlink:type="simple">8940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78" xlink:type="simple">nvidia-glG03 is not required by x11-video-nvidiaG03 driver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55" calcext:value-type="float">
            <text:p>45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1517" xlink:type="simple">8915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517" xlink:type="simple">[upgrade] after upgrade from sled11 sp3, network function in sled12 system does not work properl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56" calcext:value-type="float">
            <text:p>45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513" xlink:type="simple">889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13" xlink:type="simple">[sled build0396] garbled characters in installer using chinese languag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457" calcext:value-type="float">
            <text:p>45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9218" xlink:type="simple">8892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8" xlink:type="simple">To force GNOME system bell through the X serv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458" calcext:value-type="float">
            <text:p>45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3449" xlink:type="simple">893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449" xlink:type="simple">SLED12 RC2 cannot boot into system after installation is complete when set / and /home be lv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459" calcext:value-type="float">
            <text:p>45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221" xlink:type="simple">881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21" xlink:type="simple">No reminder to trigger reboot action after updating some packages which require reboot syste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460" calcext:value-type="float">
            <text:p>460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2503" xlink:type="simple">872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03" xlink:type="simple">Optical Disk Drive(UEFI) boot fail under UEFI secure boot enabled on HP firmware.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461" calcext:value-type="float">
            <text:p>46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1245" xlink:type="simple">881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45" xlink:type="simple">Update package "update-test-affects-package-manager" from "Software Update" trigger relogin instead of restarting gpk-update-viewer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462" calcext:value-type="float">
            <text:p>46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503" xlink:type="simple">889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03" xlink:type="simple">[upgrade] from sled11 sp3 to sled12, SMT registration upgrade failed when using old SMT server </text:a> </text:p>
          </table:table-cell>
          <table:table-cell table:style-name="ce3" office:value-type="string" calcext:value-type="string">
            <text:p>2014-10-31 </text:p>
          </table:table-cell>
          <table:table-cell office:value-type="float" office:value="463" calcext:value-type="float">
            <text:p>46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06" xlink:type="simple">8773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6" xlink:type="simple">SLED/SLES12_LOC : ALL_LANGS:Untranslated text in 'System Probing' screen in install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464" calcext:value-type="float">
            <text:p>46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603" xlink:type="simple">878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3" xlink:type="simple">SLED12_LOC : ALL_LANGS:Untranslated error message in ‘User and Group Management’ dialog in YaST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465" calcext:value-type="float">
            <text:p>46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283" xlink:type="simple">8782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83" xlink:type="simple">SLES/SLED12_LOC : ALL_LANGS: Untranslated text in System Keyboard Layout\ ‘Expert Keyboard Settings’ 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466" calcext:value-type="float">
            <text:p>46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10" xlink:type="simple">8839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10" xlink:type="simple">SLED12_LOC :[KO]: LING: [Inconsistent translation_04-Install -System Prob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467" calcext:value-type="float">
            <text:p>46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20" xlink:type="simple">8839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0" xlink:type="simple">SLED12_LOC : HU: LING: Inconsistent use of legal terms in installer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468" calcext:value-type="float">
            <text:p>46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53" xlink:type="simple">883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53" xlink:type="simple">SLED12_LOC :[DE]: LING: [mistranslation in Install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469" calcext:value-type="float">
            <text:p>46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79" xlink:type="simple">883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9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470" calcext:value-type="float">
            <text:p>47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80" xlink:type="simple">883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0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471" calcext:value-type="float">
            <text:p>47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81" xlink:type="simple">883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1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472" calcext:value-type="float">
            <text:p>47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86" xlink:type="simple">883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6" xlink:type="simple">SLED12_LOC :RU: Mistranslation/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3" calcext:value-type="float">
            <text:p>47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89" xlink:type="simple">883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9" xlink:type="simple">SLED12_LOC :RU: LING: Wrong syntax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4" calcext:value-type="float">
            <text:p>47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90" xlink:type="simple">883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0" xlink:type="simple">SLED12_LOC :RU: LING: Wrong capitaliz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5" calcext:value-type="float">
            <text:p>47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91" xlink:type="simple">883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1" xlink:type="simple">SLED12_LOC :RU: LING: Missing comma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6" calcext:value-type="float">
            <text:p>47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92" xlink:type="simple">8837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2" xlink:type="simple">SLED12_LOC :RU: 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7" calcext:value-type="float">
            <text:p>47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93" xlink:type="simple">883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3" xlink:type="simple">SLED12_LOC :RU: LING: Typo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8" calcext:value-type="float">
            <text:p>47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96" xlink:type="simple">883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6" xlink:type="simple">SLED12_LOC :RU: LING: Misspelling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79" calcext:value-type="float">
            <text:p>47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3123" xlink:type="simple">8831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3123" xlink:type="simple">[Test Case 1369990] Kernel panic in first reboot, after clean install SLED via HTTP with x86_64 mini ISO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480" calcext:value-type="float">
            <text:p>48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87" xlink:type="simple">883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7" xlink:type="simple">SLED12_LOC :RU: LING: Wrong capitalization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481" calcext:value-type="float">
            <text:p>48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776" xlink:type="simple">8837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6" xlink:type="simple">SLED12_LOC :RU: LING: Misspelling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482" calcext:value-type="float">
            <text:p>48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587" xlink:type="simple">8785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87" xlink:type="simple">SLED12_LOC : ALL_LANGS: Untranslated text in AppArmor\Configure Profile Mode dialog in YaS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83" calcext:value-type="float">
            <text:p>48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3788" xlink:type="simple">8837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8" xlink:type="simple">SLED12_LOC :RU: LING: Wrong capitalization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84" calcext:value-type="float">
            <text:p>48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9950" xlink:type="simple">889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0" xlink:type="simple">incorrect french translation for "Encrypt Volume Group" (and other crypto stuff)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485" calcext:value-type="float">
            <text:p>48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5062" xlink:type="simple">8650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62" xlink:type="simple">System will not boot up with some grub2 menu items after SLED12 installed with Xen selected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486" calcext:value-type="float">
            <text:p>48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088" xlink:type="simple">869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88" xlink:type="simple">SCC registration: deselected repo is also enabled </text:a> </text:p>
          </table:table-cell>
          <table:table-cell table:style-name="ce3" office:value-type="string" calcext:value-type="string">
            <text:p>2014-04-04 </text:p>
          </table:table-cell>
          <table:table-cell office:value-type="float" office:value="487" calcext:value-type="float">
            <text:p>48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091" xlink:type="simple">8690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91" xlink:type="simple">migration: Using DVD media upgrade from SLED11 SP3 (full), sp3 system not listed in [system for update] table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488" calcext:value-type="float">
            <text:p>48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3436" xlink:type="simple">863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436" xlink:type="simple">Automatic login setting in the installation UI have no effect after system been installed.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489" calcext:value-type="float">
            <text:p>48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877" xlink:type="simple">8738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7" xlink:type="simple">after sled installation, grub2 show the boot menu as sles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490" calcext:value-type="float">
            <text:p>49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051" xlink:type="simple">865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51" xlink:type="simple">Installer hang up durning upgrade from SLED11 SP3 to SLED12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491" calcext:value-type="float">
            <text:p>49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3885" xlink:type="simple">873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5" xlink:type="simple">There is a warning when running zypper command on a fresh installed SLED12 system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492" calcext:value-type="float">
            <text:p>49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72" xlink:type="simple">869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2" xlink:type="simple">yast2-printer: automatic printer configuration not working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493" calcext:value-type="float">
            <text:p>493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9594" xlink:type="simple">8795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4" xlink:type="simple">Network cannot be configured when starting upgrade from SLED11SP3 to SLED12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94" calcext:value-type="float">
            <text:p>49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6985" xlink:type="simple">876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85" xlink:type="simple">Migration from sled11sp3: both sled11sp3 and sled12 become update targets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95" calcext:value-type="float">
            <text:p>49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3947" xlink:type="simple">8639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47" xlink:type="simple">Failed to grant access of windows domain user from regular user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496" calcext:value-type="float">
            <text:p>49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606" xlink:type="simple">878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6" xlink:type="simple">SLES/SLED12_LOC : ALL_LANGS:Untranslated text in AutoInstallation\‘Administrator Settings’ dialog in YaST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497" calcext:value-type="float">
            <text:p>497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1220" xlink:type="simple">891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220" xlink:type="simple">[RC1] Failed to add windows sharing printer for an AD account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498" calcext:value-type="float">
            <text:p>49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4511" xlink:type="simple">8845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511" xlink:type="simple">Reregistration window asks to register after upgrade(auto-register to SCC )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499" calcext:value-type="float">
            <text:p>49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2036" xlink:type="simple">8720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6" xlink:type="simple">Unsatisfied dependencies occurred after clean full installation from x86_64 DVD media + SDK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500" calcext:value-type="float">
            <text:p>50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348" xlink:type="simple">8693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48" xlink:type="simple">Shotwell: Remove a picture on show, this picture will not be removed. Then delete again, shotwell going crash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01" calcext:value-type="float">
            <text:p>50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8101" xlink:type="simple">8681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101" xlink:type="simple">[libyui-qt-pkg] changelog, filelist, versions of package are blank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502" calcext:value-type="float">
            <text:p>50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2397" xlink:type="simple">862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97" xlink:type="simple">UAS Kernel modul does't load automatical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503" calcext:value-type="float">
            <text:p>50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066" xlink:type="simple">8780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6" xlink:type="simple">[SLED12 Beta 6] 4810-350 (Jaspar) and 4800-783 (Keystone Hi) serial ports on the IO card are not responding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504" calcext:value-type="float">
            <text:p>50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4584" xlink:type="simple">894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84" xlink:type="simple">SLED12_LOC : Cheese and Planner application names should remain un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505" calcext:value-type="float">
            <text:p>50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713" xlink:type="simple">865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rmilasa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13" xlink:type="simple">systemd fails to restore backlight state upon boot </text:a> </text:p>
          </table:table-cell>
          <table:table-cell table:style-name="ce3" office:value-type="string" calcext:value-type="string">
            <text:p>2014-03-13 </text:p>
          </table:table-cell>
          <table:table-cell office:value-type="float" office:value="506" calcext:value-type="float">
            <text:p>50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267" xlink:type="simple">86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67" xlink:type="simple">Failed to use samba install SLED12 beta1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507" calcext:value-type="float">
            <text:p>50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9113" xlink:type="simple">8691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13" xlink:type="simple">dhcp always failed when boot from Build0141-Media1 DVD to install sled12 via network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508" calcext:value-type="float">
            <text:p>50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6456" xlink:type="simple">8664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6" xlink:type="simple">CRITICAL-No warning dialog when files were moved from /tmp to trash in Nautilus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509" calcext:value-type="float">
            <text:p>50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1440" xlink:type="simple">8814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40" xlink:type="simple">Some language options displayed as black boxes when start installation from FTP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510" calcext:value-type="float">
            <text:p>51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001" xlink:type="simple">8780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pargaonka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01" xlink:type="simple">sysfsutils package still include libsysfs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11" calcext:value-type="float">
            <text:p>51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647" xlink:type="simple">8796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7" xlink:type="simple">desktop: keyboard popup not 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512" calcext:value-type="float">
            <text:p>51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9589" xlink:type="simple">869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ecurity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89" xlink:type="simple">Failed to send file to paired device via bluetooth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13" calcext:value-type="float">
            <text:p>51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613" xlink:type="simple">8786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13" xlink:type="simple">SLED12_LOC: ALL_LANGS: Untranslated text in ‘Snapper’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514" calcext:value-type="float">
            <text:p>51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2204" xlink:type="simple">882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04" xlink:type="simple">Yast2-"Software Management" can not be launched after system upgraded from SLED11SP3 to SLED12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515" calcext:value-type="float">
            <text:p>51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25" xlink:type="simple">8773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25" xlink:type="simple">SLED/SLES12_LOC : ALL_LANGS:Untranslated text in 'Suggested Partitioning' screen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16" calcext:value-type="float">
            <text:p>516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277" xlink:type="simple">8872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77" xlink:type="simple">SLED12_LOC : ALL_LANGS:Untranslated text in Autoinstallation/Soft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17" calcext:value-type="float">
            <text:p>51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280" xlink:type="simple">887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0" xlink:type="simple">SLED12_LOC : ALL_LANGS:Untranslated text in Autoinstallation/Hard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18" calcext:value-type="float">
            <text:p>51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284" xlink:type="simple">887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4" xlink:type="simple">SLED12_LOC : ALL_LANGS:Untranslated text in Autoinstallation/System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19" calcext:value-type="float">
            <text:p>519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7288" xlink:type="simple">887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8" xlink:type="simple">SLED12_LOC : ALL_LANGS:Untranslated text in Autoinstallation/Miscellaneou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20" calcext:value-type="float">
            <text:p>52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5977" xlink:type="simple">8659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77" xlink:type="simple">Poweroff icon should not there on the integrated system status area in the lock screen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521" calcext:value-type="float">
            <text:p>52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4872" xlink:type="simple">8648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72" xlink:type="simple">gnome-shell lock-screen should react on simple click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522" calcext:value-type="float">
            <text:p>52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580" xlink:type="simple">870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80" xlink:type="simple">can't drag menu item from "Applications" to Desktop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523" calcext:value-type="float">
            <text:p>52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568" xlink:type="simple">8725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68" xlink:type="simple">Incorrect hint on gdm for ActiveDirectory login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524" calcext:value-type="float">
            <text:p>524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6856" xlink:type="simple">8668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56" xlink:type="simple">Gnote: There is no UI entrance to set preferences </text:a> </text:p>
          </table:table-cell>
          <table:table-cell table:style-name="ce3" office:value-type="string" calcext:value-type="string">
            <text:p>2014-05-07 </text:p>
          </table:table-cell>
          <table:table-cell office:value-type="float" office:value="525" calcext:value-type="float">
            <text:p>52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482" xlink:type="simple">870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2" xlink:type="simple">No option to select a secondary language during installation in SLE-12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526" calcext:value-type="float">
            <text:p>526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68821" xlink:type="simple">8688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kosin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8821" xlink:type="simple">TGCS: SLED12 Beta2 elographics module does not exist for Elo serial touch screen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527" calcext:value-type="float">
            <text:p>52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3950" xlink:type="simple">863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0" xlink:type="simple">"Tab" key will open the first component when searching in YaST2 Administrator Settings interface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28" calcext:value-type="float">
            <text:p>52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309" xlink:type="simple">86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09" xlink:type="simple">After installation, icons are not show in desktop in the first run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529" calcext:value-type="float">
            <text:p>52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09" xlink:type="simple">87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9" xlink:type="simple">SLED/SLES12_LOC : ALL_LANGS: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30" calcext:value-type="float">
            <text:p>53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661" xlink:type="simple">879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661" xlink:type="simple">viafb kernel module not available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531" calcext:value-type="float">
            <text:p>53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6826" xlink:type="simple">8668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26" xlink:type="simple">yast sw_single won't load because it is missing libyui-ncurses-pk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532" calcext:value-type="float">
            <text:p>53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663" xlink:type="simple">8796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63" xlink:type="simple">[SLED12 Beta 6] 4900-745 (Jade Lo) - Desktop boots in dual display by defaul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533" calcext:value-type="float">
            <text:p>53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580" xlink:type="simple">893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80" xlink:type="simple">[TGCS] Touch is not accurate after booting up in 800x600 or 1024x768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534" calcext:value-type="float">
            <text:p>53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3065" xlink:type="simple">893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w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065" xlink:type="simple">[country] "Synchronize now" and "NTP Server Address" appear misaligned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535" calcext:value-type="float">
            <text:p>53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3752" xlink:type="simple">8937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752" xlink:type="simple">intel: Mouse cursor displayed abnormally after swiching back from the screen rotation mod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36" calcext:value-type="float">
            <text:p>53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591" xlink:type="simple">879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1" xlink:type="simple">GNOME failed to start when booting system after SLED12 installed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37" calcext:value-type="float">
            <text:p>53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31" xlink:type="simple">8773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31" xlink:type="simple">SLED/SLES12_LOC : ALL_LANGS:Untranslated text in 'Clock and Time Zone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38" calcext:value-type="float">
            <text:p>53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04" xlink:type="simple">8773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4" xlink:type="simple">SLED/SLES12_LOC :ALL_LANGS:Untranslated EULA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539" calcext:value-type="float">
            <text:p>53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42" xlink:type="simple">877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2" xlink:type="simple">SLED/SLES12_LOC : ALL_LANGS:Untranslated text in Installation Settings/Firewall and SSH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40" calcext:value-type="float">
            <text:p>54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688" xlink:type="simple">8776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8" xlink:type="simple">SLED/SLES12_LOC : ALL_LANGS: 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41" calcext:value-type="float">
            <text:p>54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714" xlink:type="simple">8777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14" xlink:type="simple">SLED12_LOC : ES, DE,NL: "Time Format" missing in Applications / System / Settings / Date &amp;Time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542" calcext:value-type="float">
            <text:p>54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744" xlink:type="simple">877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44" xlink:type="simple">SLES/SLED12_LOC : ALL_LANGS: Untranslated text in 'Windows Domain Membership' screen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43" calcext:value-type="float">
            <text:p>54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753" xlink:type="simple">8777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3" xlink:type="simple">SLED12_LOC : ALL_LANGS: Untranslated text in 'Relocation Server Configuration' screen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44" calcext:value-type="float">
            <text:p>54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195" xlink:type="simple">8781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5" xlink:type="simple">SLED12_LOC : ALL_LANGS: Untranslated text in 'Installation Server' error message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45" calcext:value-type="float">
            <text:p>54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198" xlink:type="simple">8781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8" xlink:type="simple">SLED12_LOC : ALL_LANGS:The dialog Untranslated text in 'SUSE Customer Center Configuration' screen in YaST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46" calcext:value-type="float">
            <text:p>54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513" xlink:type="simple">878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P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13" xlink:type="simple">SLED12_LOC : ALL_LANGS:Untranslated text in Authentication Client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547" calcext:value-type="float">
            <text:p>5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811" xlink:type="simple">8788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811" xlink:type="simple">SLED12_LOC : DE: Paragraph is breaked in Zypp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48" calcext:value-type="float">
            <text:p>54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23" xlink:type="simple">8839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3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49" calcext:value-type="float">
            <text:p>54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26" xlink:type="simple">883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6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0" calcext:value-type="float">
            <text:p>55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27" xlink:type="simple">883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3927" xlink:type="simple">SLED12_LOC :HU: LING: Missing full stop in a system message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1" calcext:value-type="float">
            <text:p>55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32" xlink:type="simple">8840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032" xlink:type="simple">SLED12_LOC :[ES]: LING: [Incorrect translation on GNOM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2" calcext:value-type="float">
            <text:p>55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3930" xlink:type="simple">8839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30" xlink:type="simple">SLED12_LOC :HU: LING: incorrect capitalisation in list of language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553" calcext:value-type="float">
            <text:p>55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23" xlink:type="simple">884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3" xlink:type="simple">SLED12_LOC :[ES]: LING: [Incorrect translation on installer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554" calcext:value-type="float">
            <text:p>55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56" xlink:type="simple">8841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6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5" calcext:value-type="float">
            <text:p>55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58" xlink:type="simple">884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8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6" calcext:value-type="float">
            <text:p>55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1" xlink:type="simple">8841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1" xlink:type="simple">SLED12_LOC :[KO]: LING: [Spacing error_39-Gnome-Settings-Mouse and Touchpad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7" calcext:value-type="float">
            <text:p>55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3" xlink:type="simple">8841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3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8" calcext:value-type="float">
            <text:p>55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42" xlink:type="simple">884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242" xlink:type="simple">SLED12_LOC :JP: LING: Incorrect trans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59" calcext:value-type="float">
            <text:p>55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69" xlink:type="simple">884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69" xlink:type="simple">SLED12_LOC :[PL]: LING: [Incorrect inflection of demon on change date time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60" calcext:value-type="float">
            <text:p>56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72" xlink:type="simple">884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2" xlink:type="simple">SLED12_LOC :[PL]: LING: [Typo in translation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61" calcext:value-type="float">
            <text:p>56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73" xlink:type="simple">8841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3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2" calcext:value-type="float">
            <text:p>56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04" xlink:type="simple">884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4" xlink:type="simple">SLED12_LOC :Japanese: LING: Wrong style in one line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3" calcext:value-type="float">
            <text:p>56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08" xlink:type="simple">8842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4" calcext:value-type="float">
            <text:p>56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37" xlink:type="simple">8842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37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5" calcext:value-type="float">
            <text:p>56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40" xlink:type="simple">8842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0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6" calcext:value-type="float">
            <text:p>56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43" xlink:type="simple">8842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3" xlink:type="simple">SLED12_LOC :JP: LING: A missing hot key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7" calcext:value-type="float">
            <text:p>56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48" xlink:type="simple">8842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8" calcext:value-type="float">
            <text:p>56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77" xlink:type="simple">884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7" xlink:type="simple">SLED12_LOC [pt_BR] [Terminology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569" calcext:value-type="float">
            <text:p>56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3952" xlink:type="simple">8639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2" xlink:type="simple">yast2 network module crash, when select 'ISDN Card', 'Modem' or 'DSL Connection' module in the list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570" calcext:value-type="float">
            <text:p>57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1465" xlink:type="simple">861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465" xlink:type="simple">searching for system files: undefined method: 'downcase' for nil: NilClas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571" calcext:value-type="float">
            <text:p>571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5705" xlink:type="simple">865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05" xlink:type="simple">Some packages installation failed when installing SLED with SDK media as add-on product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572" calcext:value-type="float">
            <text:p>57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8803" xlink:type="simple">868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03" xlink:type="simple">Got weird character/font when "zypper if sled-release"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573" calcext:value-type="float">
            <text:p>57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956" xlink:type="simple">8659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56" xlink:type="simple">The shell of installer: no echo'd back of typed commands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574" calcext:value-type="float">
            <text:p>57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870" xlink:type="simple">8738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0" xlink:type="simple">[Test Case 1369985] Hang happened during clean installing from SMB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575" calcext:value-type="float">
            <text:p>57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7298" xlink:type="simple">8672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8" xlink:type="simple">Table can not be changed in Yast2 -&gt; Network settings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576" calcext:value-type="float">
            <text:p>576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2925" xlink:type="simple">8729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5" xlink:type="simple">feature 316326 - Failed to deploy OEMboot-type images with SLE12 installer </text:a> </text:p>
          </table:table-cell>
          <table:table-cell table:style-name="ce3" office:value-type="string" calcext:value-type="string">
            <text:p>2014-05-04 </text:p>
          </table:table-cell>
          <table:table-cell office:value-type="float" office:value="577" calcext:value-type="float">
            <text:p>57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3882" xlink:type="simple">873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2" xlink:type="simple">Launch 2nd SCC Configuration in Yast2 causes "undefined method '[]' for nil:NilClass" erro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578" calcext:value-type="float">
            <text:p>578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71590" xlink:type="simple">8715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90" xlink:type="simple">AD: When join a windows domain membership, some options can't be marked </text:a> </text:p>
          </table:table-cell>
          <table:table-cell table:style-name="ce3" office:value-type="string" calcext:value-type="string">
            <text:p>2014-05-11 </text:p>
          </table:table-cell>
          <table:table-cell office:value-type="float" office:value="579" calcext:value-type="float">
            <text:p>57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3376" xlink:type="simple">8733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meix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376" xlink:type="simple">CUPS banners and test page no longer supported since CUPS &gt;= 1.6 (cups-filters must be used)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580" calcext:value-type="float">
            <text:p>58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8829" xlink:type="simple">8688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29" xlink:type="simple">[SLED12BETA1] 4852-566 (Denali) Unable to proceed to stage 1 installation. need Set BIOS-Integrated Peripherals-Operating System to 'Windows 7'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581" calcext:value-type="float">
            <text:p>58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65501" xlink:type="simple">8655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1" xlink:type="simple">SDK media don't have yast2-* creator modules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582" calcext:value-type="float">
            <text:p>582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65507" xlink:type="simple">8655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7" xlink:type="simple">Package dhcpcd isn't droped in SLE12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583" calcext:value-type="float">
            <text:p>58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0384" xlink:type="simple">870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384" xlink:type="simple">trash / home icons are not translated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84" calcext:value-type="float">
            <text:p>584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7736" xlink:type="simple">8777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36" xlink:type="simple">SLES/SLED12_LOC : ALL_LANGS: Untranslated text in 'Proxy' screen in YaST2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585" calcext:value-type="float">
            <text:p>585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8343" xlink:type="simple">878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343" xlink:type="simple">zypper verify errors on newly installed SLED12 Beta6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586" calcext:value-type="float">
            <text:p>58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13" xlink:type="simple">877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13" xlink:type="simple">SLED/SLES12_LOC : JA:Inconsistent Font size in 'Language, Keyboard and License Agreement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587" calcext:value-type="float">
            <text:p>58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66225" xlink:type="simple">866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25" xlink:type="simple">TGCS: [SLED12BETA1] 6410-A30 (Ichigan) Unable to proceed to stage 1 installation. In SLED11SP3, it has at least proceed up to stage 2 of DVD installation as in SLED11SP3..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88" calcext:value-type="float">
            <text:p>58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625" xlink:type="simple">8786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25" xlink:type="simple">SLED12_LOC : DE:Symbols are inconsistent with the English in ’Add printer configuration’ dialog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89" calcext:value-type="float">
            <text:p>58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0563" xlink:type="simple">88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arnum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3" xlink:type="simple">[SLED12 Beta 7] No suspend package available for SLED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90" calcext:value-type="float">
            <text:p>59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55" xlink:type="simple">8773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5" xlink:type="simple">SLED/SLES12_LOC : ALL_LANGS:Untranslated text in Installation Settings/Hardware Detection/Kernel Settings dialogs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91" calcext:value-type="float">
            <text:p>591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3702" xlink:type="simple">8737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702" xlink:type="simple">SLED 12 Beta 4 - IceWM configuration calls non-existant Netscape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92" calcext:value-type="float">
            <text:p>592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5171" xlink:type="simple">875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5171" xlink:type="simple">Pattern's inconsistency between DVD installation and kiwi appliance instance.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593" calcext:value-type="float">
            <text:p>59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60" xlink:type="simple">877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60" xlink:type="simple">SLED/SLES12_LOC : ALL_LANGS:Untranslated text in 'Performing Installation' dialog and Slide Show in Install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94" calcext:value-type="float">
            <text:p>59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203" xlink:type="simple">878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03" xlink:type="simple">SLED12_LOC : ALL_LANGS:Untranslated text in Security and Users\ ‘User and Group Administration’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95" calcext:value-type="float">
            <text:p>59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6136" xlink:type="simple">886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6" xlink:type="simple">Mouse and keyboard lost response when the installer was launched on specific hardware configuration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596" calcext:value-type="float">
            <text:p>59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881" xlink:type="simple">8848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1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97" calcext:value-type="float">
            <text:p>59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882" xlink:type="simple">884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2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98" calcext:value-type="float">
            <text:p>59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883" xlink:type="simple">8848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3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99" calcext:value-type="float">
            <text:p>59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29" xlink:type="simple">8840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9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0" calcext:value-type="float">
            <text:p>60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31" xlink:type="simple">8840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1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1" calcext:value-type="float">
            <text:p>60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42" xlink:type="simple">8841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2" xlink:type="simple">SLED12_LOC :[KO]: LING: [Access key missing_07-Install-Suggested Partition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2" calcext:value-type="float">
            <text:p>60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45" xlink:type="simple">884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5" xlink:type="simple">SLED12_LOC :[KO]: LING: [Access key mismatch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3" calcext:value-type="float">
            <text:p>60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47" xlink:type="simple">8841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7" xlink:type="simple">SLED12_LOC :[KO]: LING: [Spelling error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4" calcext:value-type="float">
            <text:p>60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50" xlink:type="simple">8841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0" xlink:type="simple">SLED12_LOC :[KO]: LING: [Contextually inaccurate translation_12-Install-Installation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5" calcext:value-type="float">
            <text:p>60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51" xlink:type="simple">8841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1" xlink:type="simple">SLED12_LOC :[KO]: LING: [Access key mismatch_16-Install-Installation Settings-Boot Loader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6" calcext:value-type="float">
            <text:p>60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56" xlink:type="simple">884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56" xlink:type="simple">SLED12_LOC :[PL]: LING: [Inconsistent "Probe" translation on "System Probing"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7" calcext:value-type="float">
            <text:p>60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74" xlink:type="simple">8842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4" xlink:type="simple">SLED12_LOC :[PL]: LING: [Literal translation of "full name"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08" calcext:value-type="float">
            <text:p>60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91" xlink:type="simple">8842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1" xlink:type="simple">SLED12_LOC :[PL]: LING: [Inconsistent translation of "Edit" button in the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09" calcext:value-type="float">
            <text:p>60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47" xlink:type="simple">8773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7" xlink:type="simple">SLED/SLES12_LOC : ALL_LANGS:Untranslated tab headings in Installation Settings/Boot Loader Settings screen in instal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0" calcext:value-type="float">
            <text:p>61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39" xlink:type="simple">884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9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1" calcext:value-type="float">
            <text:p>61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42" xlink:type="simple">884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2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2" calcext:value-type="float">
            <text:p>61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50" xlink:type="simple">88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0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3" calcext:value-type="float">
            <text:p>61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22" xlink:type="simple">884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2" xlink:type="simple">SLED12_LOC :CS: LING: Incorrect form of "Open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4" calcext:value-type="float">
            <text:p>61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27" xlink:type="simple">8840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7" xlink:type="simple">SLED12_LOC :CS: LING: Incorrect word form of "Don't run...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5" calcext:value-type="float">
            <text:p>61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30" xlink:type="simple">88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0" xlink:type="simple">SLED12_LOC :CS: LING: Mistranslation of "Open port in firewall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6" calcext:value-type="float">
            <text:p>61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54" xlink:type="simple">884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4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7" calcext:value-type="float">
            <text:p>61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0" xlink:type="simple">8841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0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8" calcext:value-type="float">
            <text:p>61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5" xlink:type="simple">8841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5" xlink:type="simple">SLED12_LOC :[KO]: LING: [Access key mismatch_41-YaST2-Prox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19" calcext:value-type="float">
            <text:p>61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6" xlink:type="simple">884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6" xlink:type="simple">SLED12_LOC :[KO]: LING: [Access key dismatch_42-YaST2-Windows Domain Membership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0" calcext:value-type="float">
            <text:p>62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7" xlink:type="simple">8841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7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1" calcext:value-type="float">
            <text:p>62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9" xlink:type="simple">884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9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2" calcext:value-type="float">
            <text:p>62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71" xlink:type="simple">884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1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3" calcext:value-type="float">
            <text:p>62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74" xlink:type="simple">8841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4" xlink:type="simple">SLED12_LOC :[KO]: LING: [Access key missing_47-YaST2-Snapper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4" calcext:value-type="float">
            <text:p>62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76" xlink:type="simple">8841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6" xlink:type="simple">SLED12_LOC :[KO]: LING: [Access key mismatches and inaccurate translation_48-YaST2-User and Group Management-Authentication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5" calcext:value-type="float">
            <text:p>62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4" xlink:type="simple">8841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4" xlink:type="simple">SLED12_LOC :[KO]: LING: [Spacing error and contextually 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6" calcext:value-type="float">
            <text:p>62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5" xlink:type="simple">8841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5" xlink:type="simple">SLED12_LOC :[KO]: LING: [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7" calcext:value-type="float">
            <text:p>62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6" xlink:type="simple">884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6" xlink:type="simple">SLED12_LOC :[KO]: LING: [Internally inconsistent translation style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8" calcext:value-type="float">
            <text:p>62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7" xlink:type="simple">8841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7" xlink:type="simple">SLED12_LOC :[KO]: LING: [Contextually inaccurate translation_54-YaST2-Mail ServerIncoming 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29" calcext:value-type="float">
            <text:p>62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9" xlink:type="simple">8841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9" xlink:type="simple">SLED12_LOC :[KO]: LING: [Access key mismatches_54-YaST2-Mail Server-Incoming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30" calcext:value-type="float">
            <text:p>63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86" xlink:type="simple">8842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86" xlink:type="simple">SLED12_LOC :[PL]: LING: [Incorrect proxy translation in Proxy configuration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31" calcext:value-type="float">
            <text:p>63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90" xlink:type="simple">8842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0" xlink:type="simple">SLED12_LOC :[PL]: LING: [Incorrect SPAM translation in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32" calcext:value-type="float">
            <text:p>63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295" xlink:type="simple">884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5" xlink:type="simple">SLED12_LOC :[PL]: LING: [Clumsy translation of "Do not start Postfix as daemon" in Mail Server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33" calcext:value-type="float">
            <text:p>63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5172" xlink:type="simple">875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72" xlink:type="simple">nothing provides /usr/bin/tack needed by ncurses-devel-5.9-40.16.x86_64 (SDK package)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634" calcext:value-type="float">
            <text:p>63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729" xlink:type="simple">8877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29" xlink:type="simple">SLED12_LOC : DE : Slight truncation in settings menu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635" calcext:value-type="float">
            <text:p>63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8565" xlink:type="simple">878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65" xlink:type="simple">SLED12_LOC : DE:The text layout is confused on YAST2-Bootloader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636" calcext:value-type="float">
            <text:p>63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731" xlink:type="simple">8877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1" xlink:type="simple">SLED12_LOC : FR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37" calcext:value-type="float">
            <text:p>63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732" xlink:type="simple">887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2" xlink:type="simple">SLED12_LOC : HU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38" calcext:value-type="float">
            <text:p>638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1584" xlink:type="simple">871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84" xlink:type="simple">TGCS: GNOME desktop suppresses the audible bell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39" calcext:value-type="float">
            <text:p>63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722" xlink:type="simple">8777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22" xlink:type="simple">SLED12_LOC : ES: "Displays" icon text is truncated in 'All Settings' dialog in Gnom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40" calcext:value-type="float">
            <text:p>64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046" xlink:type="simple">8840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6" xlink:type="simple">SLED12_LOC :[ES]: LING: [Incorrect translation on yast2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41" calcext:value-type="float">
            <text:p>64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894" xlink:type="simple">8848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94" xlink:type="simple">SLED12_LOC : [IT]: LING: [Double space in sentence in Instal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2" calcext:value-type="float">
            <text:p>64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559" xlink:type="simple">8875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9" xlink:type="simple">ALL_Languages - SLED 12 - NTP configuration - Untranslated strings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3" calcext:value-type="float">
            <text:p>643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566" xlink:type="simple">887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6" xlink:type="simple">ALL_Languages - SLED 12 - SUSE Customer Center Configuration - Untranslated help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4" calcext:value-type="float">
            <text:p>644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562" xlink:type="simple">887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2" xlink:type="simple">ALL_Languages - SLED 12 - Printer - Unlocalized Test Server alert message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5" calcext:value-type="float">
            <text:p>645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721389" xlink:type="simple">721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721389" xlink:type="simple">Text is unlocalised in the Software Management window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6" calcext:value-type="float">
            <text:p>64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88" xlink:type="simple">8841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8" xlink:type="simple">SLED12_LOC :[KO]: LING: [Stylistic improvement_54-YaST2-Mail ServerIncoming Mai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7" calcext:value-type="float">
            <text:p>647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4168" xlink:type="simple">8841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8" xlink:type="simple">SLED12_LOC :[KO]: LING: [Spelling error_43-YaST2-System Keyboard Layout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48" calcext:value-type="float">
            <text:p>648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681" xlink:type="simple">877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1" xlink:type="simple">SLED/SLES12_LOC : ES: "Slide Show" strings truncation in 'Performing Installation' dialog in Install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649" calcext:value-type="float">
            <text:p>649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91982" xlink:type="simple">8919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82" xlink:type="simple">tigervnc should obsolete tightvnc on SLE12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650" calcext:value-type="float">
            <text:p>650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553" xlink:type="simple">887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3" xlink:type="simple">ALL_Languages - SLED 12 - Boot loader - Untranslated strings in help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651" calcext:value-type="float">
            <text:p>65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780" xlink:type="simple">887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80" xlink:type="simple">SLED12_LOC : SV: Slight truncations in Sett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652" calcext:value-type="float">
            <text:p>65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1955" xlink:type="simple">891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55" xlink:type="simple">Incorrect french translation for "Graphics" in YasT2/Software managemen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653" calcext:value-type="float">
            <text:p>653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7751" xlink:type="simple">8777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1" xlink:type="simple">SLED12_LOC : ALL_LANGS: Untranslated text in 'Kernel Settings' screen in YaST2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654" calcext:value-type="float">
            <text:p>65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7556" xlink:type="simple">88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6" xlink:type="simple">ALL_Languages - SLED 12 - Network devices - Untranslated str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655" calcext:value-type="float">
            <text:p>655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1352" xlink:type="simple">891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52" xlink:type="simple">Wrong translations to spanish during installation of SLED12 Beta10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56" calcext:value-type="float">
            <text:p>656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6231" xlink:type="simple">8862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231" xlink:type="simple">SLED12_LOC: KO: Mistranslated string in ntp-client.pot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657" calcext:value-type="float">
            <text:p>657</text:p>
          </table:table-cell>
        </table:table-row>
        <table:table-row table:style-name="ro10">
          <table:table-cell table:style-name="ce1" office:value-type="string" calcext:value-type="string">
            <text:p><text:a xlink:href="https://bugzilla.suse.com/show_bug.cgi?id=886186" xlink:type="simple">886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86" xlink:type="simple">Russian language character was crossed out during installation Welcome page. </text:a> </text:p>
          </table:table-cell>
          <table:table-cell table:style-name="ce3" office:value-type="string" calcext:value-type="string">
            <text:p>2014-09-22</text:p>
          </table:table-cell>
          <table:table-cell office:value-type="float" office:value="658" calcext:value-type="float">
            <text:p>658</text:p>
          </table:table-cell>
        </table:table-row>
        <table:table-row table:style-name="ro11">
          <table:table-cell table:style-name="ce1" office:value-type="string" calcext:value-type="string">
            <text:p><text:a xlink:href="https://bugzilla.suse.com/show_bug.cgi?id=877300" xlink:type="simple">877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0" xlink:type="simple">SLED/SLES12_LOC : ALL_LANGS:Untranslated text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659" calcext:value-type="float">
            <text:p>659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77301" xlink:type="simple">8773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1" xlink:type="simple">SLED/SLES12_LOC : ALL_LANGS:Untranslated text in F3 menu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660" calcext:value-type="float">
            <text:p>660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87505" xlink:type="simple">8875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05" xlink:type="simple">SLES12_LOC : AR: LOC: language names list in YaST: some items are backward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61" calcext:value-type="float">
            <text:p>661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6300" xlink:type="simple">896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300" xlink:type="simple">TGCS: [SLED12 RC2] 4838-3/5/7xx - Machine does not preserve kernel parameter provided during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62" calcext:value-type="float">
            <text:p>662</text:p>
          </table:table-cell>
        </table:table-row>
        <table:table-row table:style-name="ro8">
          <table:table-cell table:style-name="ce1" office:value-type="string" calcext:value-type="string">
            <text:p><text:a xlink:href="https://bugzilla.suse.com/show_bug.cgi?id=890628" xlink:type="simple">890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628" xlink:type="simple">SLED12_LOC : ALL_LANGS:Untranslated text in Autoinstallation/System/Services manager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63" calcext:value-type="float">
            <text:p>663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79641" xlink:type="simple">879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1" xlink:type="simple">desktop: add to desktop/favorite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64" calcext:value-type="float">
            <text:p>664</text:p>
          </table:table-cell>
        </table:table-row>
        <table:table-row table:style-name="ro9">
          <table:table-cell table:style-name="ce1" office:value-type="string" calcext:value-type="string">
            <text:p><text:a xlink:href="https://bugzilla.suse.com/show_bug.cgi?id=880718" xlink:type="simple">8807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18" xlink:type="simple">SLED12_LOC : SV: Untranslated text in Color dialog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665" calcext:value-type="float">
            <text:p>665</text:p>
          </table:table-cell>
        </table:table-row>
        <table:table-row table:style-name="ro6" table:number-rows-repeated="1047909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sled12" table:style-name="ta1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2" table:default-cell-style-name="ce4"/>
        <table:table-column table:style-name="co2" table:number-columns-repeated="1019" table:default-cell-style-name="ce4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id bug num</text:p>
          </table:table-cell>
          <table:table-cell office:value-type="string" calcext:value-type="string">
            <text:p>all bug nu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otal valid num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NOME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Installer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93" calcext:value-type="float">
            <text:p>19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YaST2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Basesystem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ckage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erne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ranslation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6">
          <table:table-cell office:value-type="string" calcext:value-type="string">
            <text:p>X Server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tterns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6">
          <table:table-cell office:value-type="string" calcext:value-type="string">
            <text:p>Firefox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6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Samb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nVidia Driv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rtwork and Branding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volutio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egistratio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irtualization: Management Too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Console Application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rint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6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irtualization: Oth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5" table:number-columns-repeated="1019"/>
        </table:table-row>
        <table:table-row table:style-name="ro6">
          <table:table-cell table:style-name="ce5" office:value-type="string" calcext:value-type="string">
            <text:p>VP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ATI/fglrx Dri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LibreOff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ibzy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sp3" table:style-name="ta1">
        <table:shapes>
          <draw:frame draw:z-index="0" draw:style-name="gr1" draw:text-style-name="P1" svg:width="8.9972in" svg:height="6.1799in" svg:x="7.213in" svg:y="0.013in">
            <draw:object draw:notify-on-update-of-ranges="11sp3.A2:11sp3.A37 11sp3.B2:11sp3.B37 11sp3.C2:11sp3.C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id bug num</text:p>
          </table:table-cell>
          <table:table-cell office:value-type="string" calcext:value-type="string">
            <text:p>all bug num</text:p>
          </table:table-cell>
          <table:table-cell/>
          <table:table-cell office:value-type="string" calcext:value-type="string">
            <text:p>total valid num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Mobile Devices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46" calcext:value-type="float">
            <text:p>146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Kernel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NOME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X Server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table:style-name="ce7" office:value-type="string" calcext:value-type="string">
            <text:p>Installation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YaST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twork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Packag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KD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X ATI/fglrx Driv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otload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Banshee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table:style-name="ce7" office:value-type="string" calcext:value-type="string">
            <text:p>Novell Client for Linux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AppArmo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Maintenanc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Other Graphical Application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rtualization: Keyboard, Mouse, Vide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XEN: Kernel / Hyperviso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6">
          <table:table-cell table:style-name="ce7" office:value-type="string" calcext:value-type="string">
            <text:p>XEN: Save / Restore / Migra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73" calcext:value-type="float">
            <text:p>473</text:p>
          </table:table-cell>
          <table:table-cell table:style-name="ce7" table:number-columns-repeated="1019"/>
        </table:table-row>
        <table:table-row table:style-name="ro1">
          <table:table-cell table:style-name="ce7" office:value-type="string" calcext:value-type="string">
            <text:p>compiz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cenario" table:style-name="ta1">
        <table:table-column table:style-name="co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row table:style-name="ro6">
          <table:table-cell/>
          <table:table-cell office:value-type="string" calcext:value-type="string">
            <text:p>sled12 valid</text:p>
          </table:table-cell>
          <table:table-cell office:value-type="string" calcext:value-type="string">
            <text:p>sled12 all</text:p>
          </table:table-cell>
          <table:table-cell office:value-type="string" calcext:value-type="string">
            <text:p>11sp3 valid</text:p>
          </table:table-cell>
          <table:table-cell office:value-type="string" calcext:value-type="string">
            <text:p>11sp3 all</text:p>
          </table:table-cell>
        </table:table-row>
        <table:table-row table:style-name="ro6">
          <table:table-cell office:value-type="string" calcext:value-type="string">
            <text:p>sled12 valid</text:p>
          </table:table-cell>
          <table:table-cell/>
          <table:table-cell office:value-type="string" calcext:value-type="string">
            <text:p>this comparison could be the reference for our bug reporting quality </text:p>
          </table:table-cell>
          <table:table-cell office:value-type="string" calcext:value-type="string">
            <text:p>this comparison could be the reference for the product quality</text:p>
          </table:table-cell>
          <table:table-cell/>
        </table:table-row>
        <table:table-row table:style-name="ro6">
          <table:table-cell office:value-type="string" calcext:value-type="string">
            <text:p>sled12 al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11sp3 vali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1sp3 all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All.C1:All.C841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2" table:function="sum"/>
            </table:subtotal-rule>
          </table:subtotal-rules>
        </table:database-range>
        <table:database-range table:name="__Anonymous_Sheet_DB__0" table:target-range-address="All.A1:All.I839" table:display-filter-buttons="true">
          <table:sort table:bind-styles-to-content="false">
            <table:sort-by table:field-number="0" table:data-type="automatic"/>
            <table:sort-by table:field-number="2" table:data-type="automatic"/>
            <table:sort-by table:field-number="7" table:data-type="automatic"/>
          </table:sort>
          <table:subtotal-rules table:bind-styles-to-content="false">
            <table:sort-groups/>
            <table:subtotal-rule table:group-by-field-number="0"/>
          </table:subtotal-rules>
        </table:database-range>
        <table:database-range table:name="__Anonymous_Sheet_DB__1" table:target-range-address="sled12.A1:sled12.AMJ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led12.A1:sled12.C32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11sp3.A1:11sp3.C3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000-00-00T14:40:58.96448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4:09:42.670044612</meta:creation-date>
    <meta:editing-duration>PT21H35M32S</meta:editing-duration>
    <meta:editing-cycles>14</meta:editing-cycles>
    <meta:generator>LibreOffice/4.1.6.2$Linux_X86_64 LibreOffice_project/410m0$Build-2</meta:generator>
    <meta:initial-creator>xiaojun </meta:initial-creator>
    <dc:date>2014-12-04T14:51:27.863008706</dc:date>
    <dc:creator>xiaojun </dc:creator>
    <meta:document-statistic meta:table-count="5" meta:cell-count="14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4cm" svg:height="15.698cm" xlink:href=".." xlink:type="simple" chart:class="chart:bar" chart:style-name="ch1">
        <chart:title svg:x="8.447cm" svg:y="0.449cm" chart:style-name="ch2">
          <text:p>sled12: valid vs all/ component</text:p>
        </chart:title>
        <chart:plot-area chart:style-name="ch3" table:cell-range-address="11sp3.A2:11sp3.C37" chart:data-source-has-labels="column" svg:x="0.907cm" svg:y="2.167cm" svg:width="21.033cm" svg:height="12.798cm">
          <chartooo:coordinate-region svg:x="2.432cm" svg:y="2.366cm" svg:width="19.508cm" svg:height="10.441cm"/>
          <chart:axis chart:dimension="x" chart:name="primary-x" chart:style-name="ch4" chartooo:axis-type="auto">
            <chartooo:date-scale/>
            <chart:categories table:cell-range-address="11sp3.A2:11sp3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1sp3.B2:11sp3.B37" chart:class="chart:bar">
            <chart:data-point chart:repeated="36"/>
          </chart:series>
          <chart:series chart:style-name="ch8" chart:values-cell-range-address="11sp3.C2:11sp3.C37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bile Devices</text:p>
                <draw:g>
                  <svg:desc>11sp3.A2:11sp3.A37</svg:desc>
                </draw:g>
              </table:table-cell>
              <table:table-cell office:value-type="float" office:value="100">
                <text:p>100</text:p>
                <draw:g>
                  <svg:desc>11sp3.B2:11sp3.B37</svg:desc>
                </draw:g>
              </table:table-cell>
              <table:table-cell office:value-type="float" office:value="146">
                <text:p>146</text:p>
                <draw:g>
                  <svg:desc>11sp3.C2:11sp3.C37</svg:desc>
                </draw:g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X Server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YaST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DE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X ATI/fglrx Driver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ootloader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sesystem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X nVidia Driver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anshe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vell Client for Linux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anslation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pdate Problem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twork and Brand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pArm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 Graphical Applicatio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tualization: Guest Install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tualization: Keyboard, Mouse, Vide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N: Kernel / Hypervis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N: Save / Restore / Migrat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piz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